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emf" manifest:media-type="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png" manifest:media-type="image/png"/>
  <manifest:file-entry manifest:full-path="media/image10.png" manifest:media-type="image/png"/>
  <manifest:file-entry manifest:full-path="media/image11.svg" manifest:media-type=""/>
  <manifest:file-entry manifest:full-path="media/image12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3">
      <style:drawing-page-properties draw:fill="solid" draw:fill-color="#32145a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98028in" style:font-size-asian="0.98028in" style:font-size-complex="0.98028in" fo:letter-spacing="-0.01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98028in" style:font-size-asian="0.98028in" style:font-size-complex="0.98028in" fo:letter-spacing="-0.01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58">
      <style:graphic-properties draw:fill="none" draw:stroke="solid" svg:stroke-width="0.01389in" svg:stroke-color="#000000" svg:stroke-opacity="100%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73528in" style:font-size-asian="0.73528in" style:font-size-complex="0.73528in" fo:letter-spacing="-0.01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4458in" style:font-size-asian="0.54458in" style:font-size-complex="0.54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4458in" style:font-size-asian="0.54458in" style:font-size-complex="0.54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0.99996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7">
      <style:graphic-properties fo:wrap-option="wrap" fo:padding-top="0.12in" fo:padding-bottom="0.12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8">
      <style:graphic-properties draw:fill="none" draw:stroke="solid" svg:stroke-width="0.01389in" svg:stroke-color="#000000" svg:stroke-opacity="100%"/>
    </style:style>
    <style:style style:family="paragraph" style:name="a1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4">
      <style:drawing-page-properties draw:fill="solid" draw:fill-color="#32145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83333in" style:font-size-asian="0.83333in" style:font-size-complex="0.83333in" fo:letter-spacing="-0.01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68">
      <style:graphic-properties draw:fill="none" draw:stroke="solid" svg:stroke-width="0.01389in" svg:stroke-color="#000000" svg:stroke-opacity="100%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4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5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46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7">
      <style:graphic-properties draw:fill="none" draw:stroke="solid" svg:stroke-width="0.01389in" svg:stroke-color="#000000" svg:stroke-opacity="100%"/>
    </style:style>
    <style:style style:family="presentation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2">
      <style:drawing-page-properties draw:fill="solid" draw:fill-color="#32145a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3">
      <style:graphic-properties draw:fill="none" draw:stroke="solid" svg:stroke-width="0.01389in" svg:stroke-color="#000000" svg:stroke-opacity="100%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9">
      <style:drawing-page-properties draw:fill="solid" draw:fill-color="#32145a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4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8">
      <style:graphic-properties draw:fill="none" draw:stroke="solid" svg:stroke-width="0.01389in" svg:stroke-color="#000000" svg:stroke-opacity="100%"/>
    </style:style>
    <style:style style:family="presentation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869in"/>
      </text:list-level-style-number>
      <text:list-level-style-number text:level="3" style:num-format="">
        <style:list-level-properties text:space-before="0.49015in"/>
      </text:list-level-style-number>
      <text:list-level-style-number text:level="4" style:num-format="">
        <style:list-level-properties text:space-before="0.73523in"/>
      </text:list-level-style-number>
      <text:list-level-style-number text:level="5" style:num-format="">
        <style:list-level-properties text:space-before="0.9803in"/>
      </text:list-level-style-number>
      <text:list-level-style-number text:level="6" style:num-format="">
        <style:list-level-properties text:space-before="2.38239in"/>
      </text:list-level-style-number>
      <text:list-level-style-number text:level="7" style:num-format="">
        <style:list-level-properties text:space-before="2.88239in"/>
      </text:list-level-style-number>
      <text:list-level-style-number text:level="8" style:num-format="">
        <style:list-level-properties text:space-before="3.38239in"/>
      </text:list-level-style-number>
      <text:list-level-style-number text:level="9" style:num-format="">
        <style:list-level-properties text:space-before="3.88239in"/>
      </text:list-level-style-number>
    </text:list-style>
  </office:automatic-styles>
  <office:body>
    <office:presentation>
      <draw:page draw:name="Slide1" draw:style-name="a1622" draw:master-page-name="Master1-Layout1-cust-Walkin" presentation:presentation-page-layout-name="Master1-PPL1" draw:id="Slide-256">
        <presentation:notes draw:style-name="a1628">
          <draw:page-thumbnail draw:page-number="1" svg:x="0.75in" svg:y="1.25in" svg:width="6in" svg:height="3.375in" presentation:class="page" draw:id="id346" presentation:style-name="a1623" draw:name="Slide Image Placeholder 1">
            <svg:title/>
            <svg:desc/>
          </draw:page-thumbnail>
          <draw:frame draw:id="id347" presentation:style-name="a162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48" draw:style-name="a1627" draw:name="Slide Number Placeholder 3" svg:x="4.24826in" svg:y="9.49826in" svg:width="3.25in" svg:height="0.50174in">
            <draw:text-box>
              <text:p text:style-name="a1626" text:class-names="" text:cond-style-name=""><text:span text:style-name="a16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629" draw:master-page-name="Master1-Layout2-cust-Title-Slide-1" presentation:presentation-page-layout-name="Master1-PPL2" draw:id="Slide-257">
        <draw:frame draw:id="id349" presentation:style-name="a1632" draw:name="Title 1" svg:x="0.59399in" svg:y="2.10607in" svg:width="12.09831in" svg:height="1.96095in" presentation:class="title" presentation:placeholder="false">
          <draw:text-box>
            <text:p text:style-name="a1631" text:class-names="" text:cond-style-name=""><text:span text:style-name="a1630" text:class-names="">Title</text:span></text:p>
          </draw:text-box>
          <svg:title/>
          <svg:desc/>
        </draw:frame>
        <draw:frame draw:id="id350" presentation:style-name="a1637" draw:name="Text Placeholder 2" svg:x="0.59399in" svg:y="4.17885in" svg:width="10.7837in" svg:height="1.27501in" presentation:class="outline" presentation:placeholder="false">
          <draw:text-box>
            <text:list text:style-name="a1636">
              <text:list-item>
                <text:p text:style-name="a1635" text:class-names="" text:cond-style-name=""><text:span text:style-name="a1633" text:class-names="">Speaker</text:span><text:span text:style-name="a1634" text:class-names=""/></text:p>
              </text:list-item>
            </text:list>
          </draw:text-box>
          <svg:title/>
          <svg:desc/>
        </draw:frame>
        <presentation:notes draw:style-name="a1643">
          <draw:page-thumbnail draw:page-number="2" svg:x="0.75in" svg:y="1.25in" svg:width="6in" svg:height="3.375in" presentation:class="page" draw:id="id351" presentation:style-name="a1638" draw:name="Slide Image Placeholder 1">
            <svg:title/>
            <svg:desc/>
          </draw:page-thumbnail>
          <draw:frame draw:id="id352" presentation:style-name="a163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53" draw:style-name="a1642" draw:name="Slide Number Placeholder 3" svg:x="4.24826in" svg:y="9.49826in" svg:width="3.25in" svg:height="0.50174in">
            <draw:text-box>
              <text:p text:style-name="a1641" text:class-names="" text:cond-style-name=""><text:span text:style-name="a16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644" draw:master-page-name="Master1-Layout3-cust-Title-and-Content" presentation:presentation-page-layout-name="Master1-PPL3" draw:id="Slide-263">
        <draw:frame draw:id="id354" presentation:style-name="a1645" draw:name="Text Placeholder 1" svg:x="0.29444in" svg:y="1.3005in" svg:width="12.74445in" svg:height="2.24413in" presentation:class="outline" presentation:placeholder="true">
          <draw:text-box/>
          <svg:title/>
          <svg:desc/>
        </draw:frame>
        <draw:frame draw:id="id355" presentation:style-name="a1646" draw:name="Title 2" svg:x="0.29444in" svg:y="0.31661in" svg:width="12.74698in" svg:height="0.98389in" presentation:class="title" presentation:placeholder="true">
          <draw:text-box/>
          <svg:title/>
          <svg:desc/>
        </draw:frame>
        <presentation:notes draw:style-name="a1652">
          <draw:page-thumbnail draw:page-number="3" svg:x="0.75in" svg:y="1.25in" svg:width="6in" svg:height="3.375in" presentation:class="page" draw:id="id356" presentation:style-name="a1647" draw:name="Slide Image Placeholder 1">
            <svg:title/>
            <svg:desc/>
          </draw:page-thumbnail>
          <draw:frame draw:id="id357" presentation:style-name="a164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58" draw:style-name="a1651" draw:name="Slide Number Placeholder 3" svg:x="4.24826in" svg:y="9.49826in" svg:width="3.25in" svg:height="0.50174in">
            <draw:text-box>
              <text:p text:style-name="a1650" text:class-names="" text:cond-style-name=""><text:span text:style-name="a16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653" draw:master-page-name="Master1-Layout8-cust-Section-Title-Plain" presentation:presentation-page-layout-name="Master1-PPL8" draw:id="Slide-260">
        <draw:frame draw:id="id359" presentation:style-name="a1657" draw:name="Title 1" svg:x="0.62122in" svg:y="2.27928in" svg:width="12.41767in" svg:height="1.26727in" presentation:class="title" presentation:placeholder="false">
          <draw:text-box>
            <text:p text:style-name="a1656" text:class-names="" text:cond-style-name=""><text:span text:style-name="a1654" text:class-names="">Section</text:span><text:span text:style-name="a1655" text:class-names=""/></text:p>
          </draw:text-box>
          <svg:title/>
          <svg:desc/>
        </draw:frame>
        <presentation:notes draw:style-name="a1663">
          <draw:page-thumbnail draw:page-number="4" svg:x="0.75in" svg:y="1.25in" svg:width="6in" svg:height="3.375in" presentation:class="page" draw:id="id360" presentation:style-name="a1658" draw:name="Slide Image Placeholder 1">
            <svg:title/>
            <svg:desc/>
          </draw:page-thumbnail>
          <draw:frame draw:id="id361" presentation:style-name="a165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62" draw:style-name="a1662" draw:name="Slide Number Placeholder 3" svg:x="4.24826in" svg:y="9.49826in" svg:width="3.25in" svg:height="0.50174in">
            <draw:text-box>
              <text:p text:style-name="a1661" text:class-names="" text:cond-style-name=""><text:span text:style-name="a16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664" draw:master-page-name="Master1-Layout7-cust-Demo-slide" presentation:presentation-page-layout-name="Master1-PPL7" draw:id="Slide-261">
        <draw:frame draw:id="id363" presentation:style-name="a1667" draw:name="Title 1" svg:x="1.40584in" svg:y="3.15107in" svg:width="10.94782in" svg:height="1.11074in" presentation:class="title" presentation:placeholder="false">
          <draw:text-box>
            <text:p text:style-name="a1666" text:class-names="" text:cond-style-name=""><text:span text:style-name="a1665" text:class-names="">Demo intro slide</text:span></text:p>
          </draw:text-box>
          <svg:title/>
          <svg:desc/>
        </draw:frame>
        <presentation:notes draw:style-name="a1673">
          <draw:page-thumbnail draw:page-number="5" svg:x="0.75in" svg:y="1.25in" svg:width="6in" svg:height="3.375in" presentation:class="page" draw:id="id364" presentation:style-name="a1668" draw:name="Slide Image Placeholder 1">
            <svg:title/>
            <svg:desc/>
          </draw:page-thumbnail>
          <draw:frame draw:id="id365" presentation:style-name="a166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66" draw:style-name="a1672" draw:name="Slide Number Placeholder 3" svg:x="4.24826in" svg:y="9.49826in" svg:width="3.25in" svg:height="0.50174in">
            <draw:text-box>
              <text:p text:style-name="a1671" text:class-names="" text:cond-style-name=""><text:span text:style-name="a16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674" draw:master-page-name="Master1-Layout12-cust-Code-Sample-Layout" presentation:presentation-page-layout-name="Master1-PPL12" draw:id="Slide-262">
        <draw:frame draw:id="id367" presentation:style-name="a1677" draw:name="Title 1" svg:x="0.29444in" svg:y="0.31661in" svg:width="12.74698in" svg:height="0.98389in" presentation:class="title" presentation:placeholder="false">
          <draw:text-box>
            <text:p text:style-name="a1676" text:class-names="" text:cond-style-name=""><text:span text:style-name="a1675" text:class-names="">Code Sample Title</text:span></text:p>
          </draw:text-box>
          <svg:title/>
          <svg:desc/>
        </draw:frame>
        <presentation:notes draw:style-name="a1683">
          <draw:page-thumbnail draw:page-number="6" svg:x="0.75in" svg:y="1.25in" svg:width="6in" svg:height="3.375in" presentation:class="page" draw:id="id368" presentation:style-name="a1678" draw:name="Slide Image Placeholder 1">
            <svg:title/>
            <svg:desc/>
          </draw:page-thumbnail>
          <draw:frame draw:id="id369" presentation:style-name="a167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70" draw:style-name="a1682" draw:name="Slide Number Placeholder 3" svg:x="4.24826in" svg:y="9.49826in" svg:width="3.25in" svg:height="0.50174in">
            <draw:text-box>
              <text:p text:style-name="a1681" text:class-names="" text:cond-style-name=""><text:span text:style-name="a1680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Walkin"/>
    <style:presentation-page-layout style:name="Master1-PPL2" style:display-name="Title Slide 1">
      <presentation:placeholder presentation:object="title" svg:x="0.59399in" svg:y="2.10607in" svg:width="12.09831in" svg:height="1.96095in"/>
      <presentation:placeholder presentation:object="outline" svg:x="0.59399in" svg:y="4.17885in" svg:width="10.7837in" svg:height="1.27501in"/>
    </style:presentation-page-layout>
    <style:presentation-page-layout style:name="Master1-PPL3" style:display-name="Title and Content">
      <presentation:placeholder presentation:object="outline" svg:x="0.29444in" svg:y="1.3005in" svg:width="12.74445in" svg:height="2.24413in"/>
      <presentation:placeholder presentation:object="title" svg:x="0.29444in" svg:y="0.31661in" svg:width="12.74698in" svg:height="0.98389in"/>
    </style:presentation-page-layout>
    <style:presentation-page-layout style:name="Master1-PPL4" style:display-name="Two Column Non bulleted text">
      <presentation:placeholder presentation:object="title" svg:x="0.29444in" svg:y="0.31661in" svg:width="12.74698in" svg:height="0.98389in"/>
      <presentation:placeholder presentation:object="outline" svg:x="0.29445in" svg:y="1.3005in" svg:width="5.88205in" svg:height="2.05272in"/>
      <presentation:placeholder presentation:object="outline" svg:x="7.15684in" svg:y="1.3005in" svg:width="5.88205in" svg:height="2.05272in"/>
    </style:presentation-page-layout>
    <style:presentation-page-layout style:name="Master1-PPL5" style:display-name="Title Only">
      <presentation:placeholder presentation:object="title" svg:x="0.29444in" svg:y="0.31661in" svg:width="12.74698in" svg:height="0.98389in"/>
    </style:presentation-page-layout>
    <style:presentation-page-layout style:name="Master1-PPL6" style:display-name="Video slide"/>
    <style:presentation-page-layout style:name="Master1-PPL7" style:display-name="Demo slide">
      <presentation:placeholder presentation:object="title" svg:x="1.40584in" svg:y="3.15107in" svg:width="10.94782in" svg:height="1.11074in"/>
    </style:presentation-page-layout>
    <style:presentation-page-layout style:name="Master1-PPL8" style:display-name="Section Title Plain">
      <presentation:placeholder presentation:object="title" svg:x="0.62122in" svg:y="2.27928in" svg:width="12.41767in" svg:height="1.26727in"/>
    </style:presentation-page-layout>
    <style:presentation-page-layout style:name="Master1-PPL9" style:display-name="1_Title Only">
      <presentation:placeholder presentation:object="title" svg:x="0.29444in" svg:y="0.31661in" svg:width="12.74698in" svg:height="0.98389in"/>
    </style:presentation-page-layout>
    <style:presentation-page-layout style:name="Master1-PPL10" style:display-name="Title &amp; 2 color Non bulleted text">
      <presentation:placeholder presentation:object="title" svg:x="0.29444in" svg:y="0.31661in" svg:width="12.74698in" svg:height="0.98389in"/>
      <presentation:placeholder presentation:object="outline" svg:x="0.29444in" svg:y="1.3005in" svg:width="12.74445in" svg:height="2.17152in"/>
    </style:presentation-page-layout>
    <style:presentation-page-layout style:name="Master1-PPL11" style:display-name="Three Column Content Tile Layout">
      <presentation:placeholder presentation:object="title" svg:x="0.29444in" svg:y="0.31661in" svg:width="12.74698in" svg:height="0.98389in"/>
      <presentation:placeholder presentation:object="outline" svg:x="0.19481in" svg:y="2.27757in" svg:width="4.2955in" svg:height="3.92192in"/>
      <presentation:placeholder presentation:object="outline" svg:x="4.54753in" svg:y="2.27757in" svg:width="4.2955in" svg:height="3.92192in"/>
      <presentation:placeholder presentation:object="outline" svg:x="8.90024in" svg:y="2.27757in" svg:width="4.23828in" svg:height="3.92192in"/>
    </style:presentation-page-layout>
    <style:presentation-page-layout style:name="Master1-PPL12" style:display-name="Code Sample Layout">
      <presentation:placeholder presentation:object="title" svg:x="0.29444in" svg:y="0.31661in" svg:width="12.74698in" svg:height="0.98389in"/>
    </style:presentation-page-layout>
    <style:presentation-page-layout style:name="Master1-PPL13" style:display-name="Announcement"/>
    <style:presentation-page-layout style:name="Master1-PPL14" style:display-name="Blank Purple"/>
    <style:presentation-page-layout style:name="Master1-PPL15" style:display-name="Blank Light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1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draw:fill="none" draw:stroke="solid" svg:stroke-width="0.01389in" svg:stroke-color="#000000" svg:stroke-opacity="100%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6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4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1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99">
      <style:graphic-properties draw:fill="none" draw:stroke="solid" svg:stroke-width="0.01389in" svg:stroke-color="#000000" svg:stroke-opacity="100%"/>
    </style:style>
    <style:style style:family="paragraph" style:name="a24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paragraph" style:name="a1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6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4458in" style:font-size-asian="0.54458in" style:font-size-complex="0.54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99996in" fo:margin-left="0.36761in" fo:margin-right="0in" fo:text-indent="-0.36761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2681in" style:font-size-asian="0.32681in" style:font-size-complex="0.3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99996in" fo:margin-left="0.6263in" fo:margin-right="0in" fo:text-indent="-0.2586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4444in" style:font-size-asian="0.54444in" style:font-size-complex="0.5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90%" fo:text-align="left" style:tab-stop-distance="0.9999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90%" fo:text-align="left" style:tab-stop-distance="0.99996in" fo:margin-left="0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0.99996in" fo:margin-left="0.2483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2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left" style:tab-stop-distance="0.99996in" fo:margin-left="0.49333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6" style:parent-style-name="Graphics">
      <style:graphic-properties draw:fill="none" draw:stroke="none"/>
    </style:style>
    <style:style style:family="paragraph" style:name="a1133">
      <style:paragraph-properties fo:line-height="90%" fo:text-align="left" style:tab-stop-distance="0.99996in" fo:margin-left="0.73489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 style:parent-style-name="Graphics">
      <style:graphic-properties draw:fill="none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5">
      <style:graphic-properties fo:wrap-option="wrap" fo:padding-top="0.16in" fo:padding-bottom="0.16in" fo:padding-left="0.16in" fo:padding-right="0.16in" draw:textarea-vertical-align="top" draw:textarea-horizontal-align="left" draw:fill="solid" draw:fill-color="#0078d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4444in" style:font-size-asian="0.54444in" style:font-size-complex="0.5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0.9999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0.99996in" fo:margin-left="0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0.99996in" fo:margin-left="0.2483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90%" fo:text-align="left" style:tab-stop-distance="0.99996in" fo:margin-left="0.49333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0.99996in" fo:margin-left="0.73489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1">
      <style:graphic-properties fo:wrap-option="wrap" fo:padding-top="0.16in" fo:padding-bottom="0.16in" fo:padding-left="0.16in" fo:padding-right="0.16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4444in" style:font-size-asian="0.54444in" style:font-size-complex="0.5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0.9999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90%" fo:text-align="left" style:tab-stop-distance="0.99996in" fo:margin-left="0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0.99996in" fo:margin-left="0.2483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32145a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90%" fo:text-align="left" style:tab-stop-distance="0.99996in" fo:margin-left="0.49333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90%" fo:text-align="left" style:tab-stop-distance="0.99996in" fo:margin-left="0.73489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67">
      <style:graphic-properties fo:wrap-option="wrap" fo:padding-top="0.16in" fo:padding-bottom="0.16in" fo:padding-left="0.16in" fo:padding-right="0.16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68" style:parent-style-name="Graphics">
      <style:graphic-properties draw:fill="none" draw:stroke="none"/>
    </style:style>
    <style:style style:family="graphic" style:name="a1169" style:parent-style-name="Graphics">
      <style:graphic-properties draw:fill="none" draw:stroke="none"/>
    </style:style>
    <style:style style:family="graphic" style:name="a820" style:parent-style-name="Graphics">
      <style:graphic-properties draw:fill="none" draw:stroke="non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98028in" style:font-size-asian="0.98028in" style:font-size-complex="0.98028in" fo:letter-spacing="-0.01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4" style:parent-style-name="Graphics">
      <style:graphic-properties draw:fill="none" draw:stroke="none"/>
    </style:style>
    <style:style style:family="presentation" style:name="a1421">
      <style:graphic-properties draw:fill="none" draw:stroke="solid" svg:stroke-width="0.01389in" svg:stroke-color="#000000" svg:stroke-opacity="100%"/>
    </style:style>
    <style:style style:family="text" style:name="a8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16in" fo:padding-bottom="0.16in" fo:padding-left="0.2in" fo:padding-right="0.2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 style:parent-style-name="Graphics">
      <style:graphic-properties draw:fill="none" draw:stroke="none"/>
    </style:style>
    <style:style style:family="paragraph" style:name="a14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 style:parent-style-name="Graphics">
      <style:graphic-properties draw:fill="none" draw:stroke="non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5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4">
      <style:drawing-page-properties draw:fill="solid" draw:fill-color="#511c74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5" style:parent-style-name="Graphics">
      <style:graphic-properties draw:fill="none" draw:stroke="none"/>
    </style:style>
    <style:style style:family="paragraph" style:name="a84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 style:parent-style-name="Graphics">
      <style:graphic-properties draw:fill="none" draw:stroke="non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90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5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5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">
      <style:drawing-page-properties draw:fill="solid" draw:fill-color="#32145a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7" style:parent-style-name="Graphics">
      <style:graphic-properties draw:fill="none" draw:stroke="none"/>
    </style:style>
    <style:style style:family="graphic" style:name="a108" style:parent-style-name="Graphics">
      <style:graphic-properties draw:fill="none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62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.16in" fo:padding-bottom="0.16in" fo:padding-left="0.2in" fo:padding-right="0.2in" draw:textarea-vertical-align="top" draw:textarea-horizontal-align="center" draw:fill="solid" draw:fill-color="#e2068c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0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72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7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82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87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draw:fill="none" draw:stroke="solid" svg:stroke-width="0.01389in" svg:stroke-color="#000000" svg:stroke-opacity="100%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7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8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43569in" style:font-size-asian="0.43569in" style:font-size-complex="0.43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0.9999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4458in" style:font-size-asian="0.54458in" style:font-size-complex="0.54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0.99996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90%" fo:text-align="left" style:tab-stop-distance="0.99996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0.99996in" fo:margin-left="0.2484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0.99996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0.99996in" fo:margin-left="0.2450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0.99996in" fo:margin-left="0.4935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0.99996in" fo:margin-left="0.73523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90%" fo:text-align="left" style:tab-stop-distance="0.99996in" fo:margin-left="0.4901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43569in" style:font-size-asian="0.43569in" style:font-size-complex="0.43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0.99996in" fo:margin-left="0.73523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0.9999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8" style:parent-style-name="Graphics">
      <style:graphic-properties draw:fill="none" draw:stroke="none"/>
    </style:style>
    <style:style style:family="graphic" style:name="a1029" style:parent-style-name="Graphics">
      <style:graphic-properties draw:fill="none" draw:stroke="non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draw:fill="none" draw:stroke="solid" svg:stroke-width="0.01389in" svg:stroke-color="#000000" svg:stroke-opacity="100%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0.99996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0.99996in" fo:margin-left="0.2484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4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90%" fo:text-align="left" style:tab-stop-distance="0.99996in" fo:margin-left="0.4935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0.99996in" fo:margin-left="0.73523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40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44" style:parent-style-name="Graphics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5" style:parent-style-name="Graphics">
      <style:graphic-properties draw:fill="none" draw:stroke="none"/>
    </style:style>
    <style:style style:family="paragraph" style:name="a104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">
      <style:drawing-page-properties draw:fill="solid" draw:fill-color="#32145a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0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 style:parent-style-name="Graphics">
      <style:graphic-properties draw:fill="none" draw:stroke="none"/>
    </style:style>
    <style:style style:family="graphic" style:name="a1305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50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315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32145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 style:parent-style-name="Graphics">
      <style:graphic-properties draw:fill="none" draw:stroke="non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83333in" style:font-size-asian="0.83333in" style:font-size-complex="0.83333in" fo:letter-spacing="-0.01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20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center" style:tab-stop-distance="1.019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16in" fo:padding-bottom="0.16in" fo:padding-left="0.2in" fo:padding-right="0.2in" draw:textarea-vertical-align="top" draw:textarea-horizontal-align="center" draw:fill="none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7" style:parent-style-name="Graphics">
      <style:graphic-properties draw:fill="none" draw:stroke="non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 style:parent-style-name="Graphics">
      <style:graphic-properties draw:fill="none" draw:stroke="none"/>
    </style:style>
    <style:style style:family="graphic" style:name="a729" style:parent-style-name="Graphics">
      <style:graphic-properties draw:fill="none" draw:stroke="none"/>
    </style:style>
    <style:style style:family="paragraph" style:name="a1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8">
      <style:graphic-properties draw:fill="none" draw:stroke="solid" svg:stroke-width="0.01389in" svg:stroke-color="#000000" svg:stroke-opacity="100%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16in" fo:padding-bottom="0.16in" fo:padding-left="0.2in" fo:padding-right="0.2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6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draw:fill="none" draw:stroke="solid" svg:stroke-width="0.01389in" svg:stroke-color="#000000" svg:stroke-opacity="100%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51">
      <style:drawing-page-properties draw:fill="solid" draw:fill-color="#32145a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center" style:tab-stop-distance="1.019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16in" fo:padding-bottom="0.16in" fo:padding-left="0.2in" fo:padding-right="0.2in" draw:textarea-vertical-align="top" draw:textarea-horizontal-align="center" draw:fill="solid" draw:fill-color="#511c74" draw:opacity="95%" draw:stroke="none" draw:auto-grow-width="false" draw:auto-grow-height="false"/>
      <style:paragraph-properties style:font-independent-line-spacing="true" style:writing-mode="lr-tb"/>
    </style:style>
    <style:style style:family="graphic" style:name="a758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55" style:parent-style-name="Graphics">
      <style:graphic-properties draw:fill="none" draw:stroke="non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6" style:parent-style-name="Graphics">
      <style:graphic-properties draw:fill="none" draw:stroke="none"/>
    </style:style>
    <style:style style:family="graphic" style:name="a1357" style:parent-style-name="Graphics">
      <style:graphic-properties draw:fill="none" draw:stroke="non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65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8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3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8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draw:fill="none" draw:stroke="solid" svg:stroke-width="0.01389in" svg:stroke-color="#000000" svg:stroke-opacity="100%"/>
    </style:style>
    <style:style style:family="graphic" style:name="a1393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00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4458in" style:font-size-asian="0.54458in" style:font-size-complex="0.54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0.99996in" fo:margin-left="0.36761in" fo:margin-right="0in" fo:text-indent="-0.36761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2681in" style:font-size-asian="0.32681in" style:font-size-complex="0.3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0.99996in" fo:margin-left="0.6263in" fo:margin-right="0in" fo:text-indent="-0.2586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0.99996in" fo:margin-left="0.85776in" fo:margin-right="0in" fo:text-indent="-0.2450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0.99996in" fo:margin-left="1.10284in" fo:margin-right="0in" fo:text-indent="-0.245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99996in" fo:margin-left="1.34791in" fo:margin-right="0in" fo:text-indent="-0.245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0" style:parent-style-name="Graphics">
      <style:graphic-properties draw:fill="none" draw:stroke="none"/>
    </style:style>
    <style:style style:family="graphic" style:name="a321" style:parent-style-name="Graphics">
      <style:graphic-properties draw:fill="none" draw:stroke="non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draw:fill="none" draw:stroke="solid" svg:stroke-width="0.01389in" svg:stroke-color="#000000" svg:stroke-opacity="100%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20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32145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5" style:parent-style-name="Graphics">
      <style:graphic-properties draw:fill="none" draw:stroke="none"/>
    </style:style>
    <style:style style:family="paragraph" style:name="a122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 style:parent-style-name="Graphics">
      <style:graphic-properties draw:fill="none" fo:clip="rect(0in, 0in, 0in, 1.33208in)" draw:stroke="non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 style:parent-style-name="Graphics">
      <style:graphic-properties draw:fill="none" draw:stroke="none"/>
    </style:style>
    <style:style style:family="paragraph" style:name="a122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 style:parent-style-name="Graphics">
      <style:graphic-properties draw:fill="none" draw:stroke="none"/>
    </style:style>
    <style:style style:family="graphic" style:name="a1225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9" style:parent-style-name="Graphics">
      <style:graphic-properties draw:fill="none" draw:stroke="non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16in" fo:padding-bottom="0.16in" fo:padding-left="0.2in" fo:padding-right="0.2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draw:fill="none" draw:stroke="solid" svg:stroke-width="0.01389in" svg:stroke-color="#000000" svg:stroke-opacity="100%"/>
    </style:style>
    <style:style style:family="graphic" style:name="a637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draw:fill="none" draw:stroke="solid" svg:stroke-width="0.01389in" svg:stroke-color="#000000" svg:stroke-opacity="100%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0.99996in" fo:margin-left="0.85776in" fo:margin-right="0in" fo:text-indent="-0.2450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99996in" fo:margin-left="1.10284in" fo:margin-right="0in" fo:text-indent="-0.245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0.99996in" fo:margin-left="1.34791in" fo:margin-right="0in" fo:text-indent="-0.245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8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56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draw:fill="none" draw:stroke="solid" svg:stroke-width="0.01389in" svg:stroke-color="#000000" svg:stroke-opacity="100%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6">
      <style:drawing-page-properties draw:fill="solid" draw:fill-color="#f8f8f8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16in" fo:padding-bottom="0.16in" fo:padding-left="0.2in" fo:padding-right="0.2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3" style:parent-style-name="Graphics">
      <style:graphic-properties draw:fill="none" draw:stroke="none"/>
    </style:style>
    <style:style style:family="paragraph" style:name="a66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 style:parent-style-name="Graphics">
      <style:graphic-properties draw:fill="none" draw:stroke="none"/>
    </style:style>
    <style:style style:family="graphic" style:name="a668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20" style:parent-style-name="Graphics">
      <style:graphic-properties draw:fill="none" draw:stroke="none"/>
    </style:style>
    <style:style style:family="graphic" style:name="a921" style:parent-style-name="Graphics">
      <style:graphic-properties draw:fill="none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1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75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3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7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34" style:parent-style-name="Graphics">
      <style:graphic-properties draw:fill="none" draw:stroke="non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5" style:parent-style-name="Graphics">
      <style:graphic-properties draw:fill="none" draw:stroke="none"/>
    </style:style>
    <style:style style:family="graphic" style:name="a50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80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85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40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7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5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6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draw:fill="none" draw:stroke="solid" svg:stroke-width="0.01389in" svg:stroke-color="#000000" svg:stroke-opacity="100%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 style:parent-style-name="Graphics">
      <style:graphic-properties draw:fill="none" draw:stroke="non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56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center" style:tab-stop-distance="1.019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3">
      <style:graphic-properties fo:wrap-option="wrap" fo:padding-top="0.16in" fo:padding-bottom="0.16in" fo:padding-left="0.2in" fo:padding-right="0.2in" draw:textarea-vertical-align="top" draw:textarea-horizontal-align="center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draw:stroke="non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 style:parent-style-name="Graphics">
      <style:graphic-properties draw:fill="none" draw:stroke="none"/>
    </style:style>
    <style:style style:family="paragraph" style:name="a7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73528in" style:font-size-asian="0.73528in" style:font-size-complex="0.73528in" fo:letter-spacing="-0.01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43569in" style:font-size-asian="0.43569in" style:font-size-complex="0.43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12in" fo:padding-bottom="0.12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3" style:parent-style-name="Graphics">
      <style:graphic-properties draw:fill="none" draw:stroke="non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">
      <style:graphic-properties draw:fill="none" draw:stroke="solid" svg:stroke-width="0.01389in" svg:stroke-color="#000000" svg:stroke-opacity="100%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.10892in" text:min-label-width="0.25869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36761in" text:min-label-width="0.25869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59907in" text:min-label-width="0.25869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84415in" text:min-label-width="0.25869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1.08922in" text:min-label-width="0.25869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49131in" text:min-label-width="0.25869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2.99131in" text:min-label-width="0.25869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49131in" text:min-label-width="0.25869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3.99131in" text:min-label-width="0.25869in"/>
        <style:text-properties fo:font-family="Arial" style:font-family-generic="swiss" style:font-pitch="variable" fo:font-size="90%"/>
      </text:list-level-style-bullet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9">
      <text:list-level-style-bullet text:level="1" text:bullet-char="•">
        <style:list-level-properties text:space-before="0.12253in" text:min-label-width="0.24508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38122in" text:min-label-width="0.24508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61268in" text:min-label-width="0.24508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85776in" text:min-label-width="0.24508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1.10283in" text:min-label-width="0.24508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50492in" text:min-label-width="0.24508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00492in" text:min-label-width="0.24508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50492in" text:min-label-width="0.24508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00492in" text:min-label-width="0.24508in"/>
        <style:text-properties fo:font-family="Arial" style:font-family-generic="swiss" style:font-pitch="variable" fo:font-size="9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.12253in" text:min-label-width="0.24508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38122in" text:min-label-width="0.24508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61268in" text:min-label-width="0.24508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85776in" text:min-label-width="0.24508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1.10283in" text:min-label-width="0.24508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50492in" text:min-label-width="0.24508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00492in" text:min-label-width="0.24508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50492in" text:min-label-width="0.24508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00492in" text:min-label-width="0.24508in"/>
        <style:text-properties fo:font-family="Arial" style:font-family-generic="swiss" style:font-pitch="variable" fo:font-size="90%"/>
      </text:list-level-style-bullet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.12253in" text:min-label-width="0.24508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38122in" text:min-label-width="0.24508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61268in" text:min-label-width="0.24508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85776in" text:min-label-width="0.24508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1.10283in" text:min-label-width="0.24508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50492in" text:min-label-width="0.24508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00492in" text:min-label-width="0.24508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50492in" text:min-label-width="0.24508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00492in" text:min-label-width="0.24508in"/>
        <style:text-properties fo:font-family="Arial" style:font-family-generic="swiss" style:font-pitch="variable" fo:font-size="90%"/>
      </text:list-level-style-bullet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3676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25869in" text:min-label-width="0.3676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49015in" text:min-label-width="0.3676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73523in" text:min-label-width="0.3676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0.9803in" text:min-label-width="0.3676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38239in" text:min-label-width="0.3676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2.88239in" text:min-label-width="0.3676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38239in" text:min-label-width="0.3676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3.88239in" text:min-label-width="0.36761in"/>
        <style:text-properties fo:font-family="Arial" style:font-family-generic="swiss" style:font-pitch="variable" fo:font-size="9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.10892in" text:min-label-width="0.25869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36761in" text:min-label-width="0.25869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59907in" text:min-label-width="0.25869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84415in" text:min-label-width="0.25869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1.08922in" text:min-label-width="0.25869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49131in" text:min-label-width="0.25869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2.99131in" text:min-label-width="0.25869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49131in" text:min-label-width="0.25869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3.99131in" text:min-label-width="0.25869in"/>
        <style:text-properties fo:font-family="Arial" style:font-family-generic="swiss" style:font-pitch="variable" fo:font-size="90%"/>
      </text:list-level-style-bullet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.12253in" text:min-label-width="0.24508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38122in" text:min-label-width="0.24508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61268in" text:min-label-width="0.24508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85776in" text:min-label-width="0.24508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1.10283in" text:min-label-width="0.24508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50492in" text:min-label-width="0.24508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00492in" text:min-label-width="0.24508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50492in" text:min-label-width="0.24508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00492in" text:min-label-width="0.24508in"/>
        <style:text-properties fo:font-family="Arial" style:font-family-generic="swiss" style:font-pitch="variable" fo:font-size="90%"/>
      </text:list-level-style-bullet>
    </text:list-style>
    <text:list-style style:name="a15">
      <text:list-level-style-bullet text:level="1" text:bullet-char="•">
        <style:list-level-properties text:space-before="0.12253in" text:min-label-width="0.24508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38122in" text:min-label-width="0.24508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61268in" text:min-label-width="0.24508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85776in" text:min-label-width="0.24508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1.10283in" text:min-label-width="0.24508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50492in" text:min-label-width="0.24508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00492in" text:min-label-width="0.24508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50492in" text:min-label-width="0.24508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00492in" text:min-label-width="0.24508in"/>
        <style:text-properties fo:font-family="Arial" style:font-family-generic="swiss" style:font-pitch="variable" fo:font-size="9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.12253in" text:min-label-width="0.24508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38122in" text:min-label-width="0.24508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61268in" text:min-label-width="0.24508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85776in" text:min-label-width="0.24508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1.10283in" text:min-label-width="0.24508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50492in" text:min-label-width="0.24508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00492in" text:min-label-width="0.24508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50492in" text:min-label-width="0.24508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00492in" text:min-label-width="0.24508in"/>
        <style:text-properties fo:font-family="Arial" style:font-family-generic="swiss" style:font-pitch="variable" fo:font-size="9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508in"/>
      </text:list-level-style-number>
      <text:list-level-style-number text:level="4" style:num-format="">
        <style:list-level-properties text:space-before="0.4901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508in"/>
      </text:list-level-style-number>
      <text:list-level-style-number text:level="4" style:num-format="">
        <style:list-level-properties text:space-before="0.4901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508in"/>
      </text:list-level-style-number>
      <text:list-level-style-number text:level="4" style:num-format="">
        <style:list-level-properties text:space-before="0.4901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508in"/>
      </text:list-level-style-number>
      <text:list-level-style-number text:level="4" style:num-format="">
        <style:list-level-properties text:space-before="0.4901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508in"/>
      </text:list-level-style-number>
      <text:list-level-style-number text:level="4" style:num-format="">
        <style:list-level-properties text:space-before="0.4901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263in"/>
      </text:list-level-style-number>
      <text:list-level-style-number text:level="3" style:num-format="">
        <style:list-level-properties text:space-before="0.85776in"/>
      </text:list-level-style-number>
      <text:list-level-style-number text:level="4" style:num-format="">
        <style:list-level-properties text:space-before="1.10284in"/>
      </text:list-level-style-number>
      <text:list-level-style-number text:level="5" style:num-format="">
        <style:list-level-properties text:space-before="1.3479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bullet text:level="1" text:bullet-char="•">
        <style:list-level-properties text:space-before="0in" text:min-label-width="0.3676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25869in" text:min-label-width="0.3676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49015in" text:min-label-width="0.3676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73523in" text:min-label-width="0.3676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0.9803in" text:min-label-width="0.3676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38239in" text:min-label-width="0.3676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2.88239in" text:min-label-width="0.3676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38239in" text:min-label-width="0.3676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3.88239in" text:min-label-width="0.36761in"/>
        <style:text-properties fo:font-family="Arial" style:font-family-generic="swiss" style:font-pitch="variable" fo:font-size="90%"/>
      </text:list-level-style-bullet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otnet_Template" style:page-layout-name="pageLayout1" draw:style-name="a0">
      <draw:frame draw:id="id0" presentation:style-name="a3" draw:name="Title Placeholder 1" svg:x="0.29444in" svg:y="0.31661in" svg:width="12.74698in" svg:height="0.98389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3" svg:x="0.29445in" svg:y="1.3005in" svg:width="12.74445in" svg:height="2.2441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 2" draw:id="id2">
        <svg:title/>
        <svg:desc/>
        <draw:g draw:name="Group 17" draw:id="id3">
          <svg:title/>
          <svg:desc/>
          <draw:g draw:name="Group 25" draw:id="id5">
            <svg:title/>
            <svg:desc/>
            <draw:custom-shape svg:width="0.9328in" svg:height="0.31066in" draw:id="id12" draw:style-name="a50" draw:transform="translate(-0.4664in -0.15533in) rotate(-1.5708) translate(14.04827in 0.47539in)" draw:name="Rectangle 44">
              <svg:title/>
              <svg:desc/>
              <text:p text:style-name="a47" text:class-names="" text:cond-style-name=""><text:span text:style-name="a46" text:class-names="">Blue</text:span></text:p>
              <text:p text:style-name="a49" text:class-names="" text:cond-style-name=""><text:span text:style-name="a48" text:class-names="">R:0 G:120 B:2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3" draw:style-name="a55" draw:transform="translate(-0.4664in -0.15533in) rotate(-1.5708) translate(14.04827in 2.44099in)" draw:name="Rectangle 36">
              <svg:title/>
              <svg:desc/>
              <text:p text:style-name="a52" text:class-names="" text:cond-style-name=""><text:span text:style-name="a51" text:class-names="">Cyan</text:span></text:p>
              <text:p text:style-name="a54" text:class-names="" text:cond-style-name=""><text:span text:style-name="a53" text:class-names="">R:0 G:188 B:24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4" draw:style-name="a60" draw:transform="translate(-0.4664in -0.15533in) rotate(-1.5708) translate(13.68432in 0.47539in)" draw:name="Rectangle 40">
              <svg:title/>
              <svg:desc/>
              <text:p text:style-name="a57" text:class-names="" text:cond-style-name=""><text:span text:style-name="a56" text:class-names="">Light Gray</text:span></text:p>
              <text:p text:style-name="a59" text:class-names="" text:cond-style-name=""><text:span text:style-name="a58" text:class-names="">R:210 G:210 B:2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5" draw:style-name="a65" draw:transform="translate(-0.4664in -0.15533in) rotate(-1.5708) translate(14.04827in 1.46051in)" draw:name="Rectangle 41">
              <svg:title/>
              <svg:desc/>
              <text:p text:style-name="a62" text:class-names="" text:cond-style-name=""><text:span text:style-name="a61" text:class-names="">Purple</text:span></text:p>
              <text:p text:style-name="a64" text:class-names="" text:cond-style-name=""><text:span text:style-name="a63" text:class-names="">R:92 G:45 B:14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6" draw:style-name="a70" draw:transform="translate(-0.4664in -0.15533in) rotate(-1.5708) translate(13.68432in 2.43379in)" draw:name="Rectangle 42">
              <svg:title/>
              <svg:desc/>
              <text:p text:style-name="a67" text:class-names="" text:cond-style-name=""><text:span text:style-name="a66" text:class-names="">Dark Gray</text:span></text:p>
              <text:p text:style-name="a69" text:class-names="" text:cond-style-name=""><text:span text:style-name="a68" text:class-names="">R:80 G:80 B:8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7" draw:style-name="a75" draw:transform="translate(-0.4664in -0.15533in) rotate(-1.5708) translate(13.68432in 1.46051in)" draw:name="Rectangle 43">
              <svg:title/>
              <svg:desc/>
              <text:p text:style-name="a72" text:class-names="" text:cond-style-name=""><text:span text:style-name="a71" text:class-names="">Gray</text:span></text:p>
              <text:p text:style-name="a74" text:class-names="" text:cond-style-name=""><text:span text:style-name="a73" text:class-names="">R:115 G:115 B:1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6">
            <svg:title/>
            <svg:desc/>
            <draw:custom-shape svg:width="0.9328in" svg:height="0.31066in" draw:id="id9" draw:style-name="a35" draw:transform="translate(-0.4664in -0.15533in) rotate(-1.5708) translate(13.68432in 4.73685in)" draw:name="Rectangle 32">
              <svg:title/>
              <svg:desc/>
              <text:p text:style-name="a32" text:class-names="" text:cond-style-name=""><text:span text:style-name="a31" text:class-names="">Yellow</text:span></text:p>
              <text:p text:style-name="a34" text:class-names="" text:cond-style-name=""><text:span text:style-name="a33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0" draw:style-name="a40" draw:transform="translate(-0.4664in -0.15533in) rotate(-1.5708) translate(13.68432in 5.71733in)" draw:name="Rectangle 33">
              <svg:title/>
              <svg:desc/>
              <text:p text:style-name="a37" text:class-names="" text:cond-style-name=""><text:span text:style-name="a36" text:class-names="">Orange</text:span></text:p>
              <text:p text:style-name="a39" text:class-names="" text:cond-style-name=""><text:span text:style-name="a38" text:class-names="">R: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1" draw:style-name="a45" draw:transform="translate(-0.4664in -0.15533in) rotate(-1.5708) translate(14.04827in 2.44099in)" draw:name="Rectangle 34">
              <svg:title/>
              <svg:desc/>
              <text:p text:style-name="a42" text:class-names="" text:cond-style-name=""><text:span text:style-name="a41" text:class-names="">Teal</text:span></text:p>
              <text:p text:style-name="a44" text:class-names="" text:cond-style-name=""><text:span text:style-name="a43" text:class-names="">R:0 G:130 B:1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7" draw:style-name="a27" draw:transform="translate(-0.45246in -0.1752in) rotate(-1.5708) translate(14.37684in 0.45222in)" draw:name="TextBox 27" svg:width="0.90493in" svg:height="0.3504in">
            <draw:text-box>
              <text:p text:style-name="a26" text:class-names="" text:cond-style-name=""><text:span text:style-name="a25" text:class-names="">Main colors</text:span></text:p>
            </draw:text-box>
            <svg:title/>
            <svg:desc/>
          </draw:frame>
          <draw:frame draw:id="id8" draw:style-name="a30" draw:transform="translate(-1.41928in -0.1752in) rotate(-1.5708) translate(14.01289in 4.70957in)" draw:name="TextBox 31" svg:width="2.83856in" svg:height="0.3504in">
            <draw:text-box>
              <text:p text:style-name="a29" text:class-names="" text:cond-style-name=""><text:span text:style-name="a28" text:class-names="">Secondary colors (use only when necessary)</text:span></text:p>
            </draw:text-box>
            <svg:title/>
            <svg:desc/>
          </draw:frame>
        </draw:g>
        <draw:custom-shape svg:width="0.9328in" svg:height="0.31066in" draw:id="id4" draw:style-name="a24" draw:transform="translate(-0.4664in -0.15533in) rotate(-1.5708) translate(13.68432in 3.75413in)" draw:name="Rectangle 18">
          <svg:title/>
          <svg:desc/>
          <text:p text:style-name="a21" text:class-names="" text:cond-style-name=""><text:span text:style-name="a20" text:class-names="">Cyan</text:span></text:p>
          <text:p text:style-name="a23" text:class-names="" text:cond-style-name=""><text:span text:style-name="a22" text:class-names="">R:0 G:188 B:242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presentation:notes style:page-layout-name="pageLayout2" draw:style-name="a105">
        <draw:frame draw:id="id18" presentation:style-name="a78" draw:name="Header Placeholder 1" svg:x="0in" svg:y="0in" svg:width="3.25in" svg:height="0.50174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9" presentation:style-name="a82" draw:name="Date Placeholder 2" svg:x="4.24826in" svg:y="0in" svg:width="3.25in" svg:height="0.50174in" presentation:class="date-time" presentation:placeholder="false">
          <draw:text-box>
            <text:p text:style-name="a81" text:class-names="" text:cond-style-name=""><text:span text:style-name="a79" text:class-names=""><text:date text:fixed="false" style:data-style-name="a80">9/6/2018</text:date></text:span></text:p>
          </draw:text-box>
          <svg:title/>
          <svg:desc/>
        </draw:frame>
        <draw:page-thumbnail svg:x="0.75in" svg:y="1.25in" svg:width="6in" svg:height="3.375in" presentation:class="page" draw:id="id20" presentation:style-name="a83" draw:name="Slide Image Placeholder 3">
          <svg:title/>
          <svg:desc/>
        </draw:page-thumbnail>
        <draw:frame draw:id="id21" presentation:style-name="a98" draw:name="Notes Placeholder 4" svg:x="0.75in" svg:y="4.8125in" svg:width="6in" svg:height="3.9375in" presentation:class="notes" presentation:placeholder="false">
          <draw:text-box>
            <text:p text:style-name="a85" text:class-names="" text:cond-style-name=""><text:span text:style-name="a84" text:class-names="">Edit Master text styles</text:span></text:p>
            <text:list text:style-name="a88">
              <text:list-item>
                <text:list text:style-name="a88">
                  <text:list-item>
                    <text:p text:style-name="a87" text:class-names="" text:cond-style-name=""><text:span text:style-name="a86" text:class-names="">Second level</text:span></text:p>
                  </text:list-item>
                </text:list>
              </text:list-item>
            </text:list>
            <text:list text:style-name="a91">
              <text:list-item>
                <text:list text:style-name="a91">
                  <text:list-item>
                    <text:list text:style-name="a91">
                      <text:list-item>
                        <text:p text:style-name="a90" text:class-names="" text:cond-style-name=""><text:span text:style-name="a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list text:style-name="a94">
                          <text:list-item>
                            <text:p text:style-name="a93" text:class-names="" text:cond-style-name=""><text:span text:style-name="a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list text:style-name="a97">
                              <text:list-item>
                                <text:p text:style-name="a96" text:class-names="" text:cond-style-name=""><text:span text:style-name="a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01" draw:name="Footer Placeholder 5" svg:x="0in" svg:y="9.49826in" svg:width="3.25in" svg:height="0.50174in" presentation:class="foot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23" presentation:style-name="a104" draw:name="Slide Number Placeholder 6" svg:x="4.24826in" svg:y="9.49826in" svg:width="3.25in" svg:height="0.50174in" presentation:class="page-number" presentation:placeholder="false">
          <draw:text-box>
            <text:p text:style-name="a103" text:class-names="" text:cond-style-name=""><text:span text:style-name="a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Walkin" style:page-layout-name="pageLayout1" draw:style-name="a106">
      <draw:g draw:name="Group 2" draw:id="id24">
        <svg:title/>
        <svg:desc/>
        <draw:g draw:name="Group 17" draw:id="id28">
          <svg:title/>
          <svg:desc/>
          <draw:g draw:name="Group 25" draw:id="id30">
            <svg:title/>
            <svg:desc/>
            <draw:custom-shape svg:width="0.9328in" svg:height="0.31066in" draw:id="id37" draw:layer="Master1-bg" draw:style-name="a142" draw:transform="translate(-0.4664in -0.15533in) rotate(-1.5708) translate(14.04827in 0.47539in)" draw:name="Rectangle 44">
              <svg:title/>
              <svg:desc/>
              <text:p text:style-name="a139" text:class-names="" text:cond-style-name=""><text:span text:style-name="a138" text:class-names="">Blue</text:span></text:p>
              <text:p text:style-name="a141" text:class-names="" text:cond-style-name=""><text:span text:style-name="a140" text:class-names="">R:0 G:120 B:2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8" draw:layer="Master1-bg" draw:style-name="a147" draw:transform="translate(-0.4664in -0.15533in) rotate(-1.5708) translate(14.04827in 2.44099in)" draw:name="Rectangle 36">
              <svg:title/>
              <svg:desc/>
              <text:p text:style-name="a144" text:class-names="" text:cond-style-name=""><text:span text:style-name="a143" text:class-names="">Cyan</text:span></text:p>
              <text:p text:style-name="a146" text:class-names="" text:cond-style-name=""><text:span text:style-name="a145" text:class-names="">R:0 G:188 B:24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9" draw:layer="Master1-bg" draw:style-name="a152" draw:transform="translate(-0.4664in -0.15533in) rotate(-1.5708) translate(13.68432in 0.47539in)" draw:name="Rectangle 40">
              <svg:title/>
              <svg:desc/>
              <text:p text:style-name="a149" text:class-names="" text:cond-style-name=""><text:span text:style-name="a148" text:class-names="">Light Gray</text:span></text:p>
              <text:p text:style-name="a151" text:class-names="" text:cond-style-name=""><text:span text:style-name="a150" text:class-names="">R:210 G:210 B:2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40" draw:layer="Master1-bg" draw:style-name="a157" draw:transform="translate(-0.4664in -0.15533in) rotate(-1.5708) translate(14.04827in 1.46051in)" draw:name="Rectangle 41">
              <svg:title/>
              <svg:desc/>
              <text:p text:style-name="a154" text:class-names="" text:cond-style-name=""><text:span text:style-name="a153" text:class-names="">Purple</text:span></text:p>
              <text:p text:style-name="a156" text:class-names="" text:cond-style-name=""><text:span text:style-name="a155" text:class-names="">R:92 G:45 B:14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41" draw:layer="Master1-bg" draw:style-name="a162" draw:transform="translate(-0.4664in -0.15533in) rotate(-1.5708) translate(13.68432in 2.43379in)" draw:name="Rectangle 42">
              <svg:title/>
              <svg:desc/>
              <text:p text:style-name="a159" text:class-names="" text:cond-style-name=""><text:span text:style-name="a158" text:class-names="">Dark Gray</text:span></text:p>
              <text:p text:style-name="a161" text:class-names="" text:cond-style-name=""><text:span text:style-name="a160" text:class-names="">R:80 G:80 B:8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42" draw:layer="Master1-bg" draw:style-name="a167" draw:transform="translate(-0.4664in -0.15533in) rotate(-1.5708) translate(13.68432in 1.46051in)" draw:name="Rectangle 43">
              <svg:title/>
              <svg:desc/>
              <text:p text:style-name="a164" text:class-names="" text:cond-style-name=""><text:span text:style-name="a163" text:class-names="">Gray</text:span></text:p>
              <text:p text:style-name="a166" text:class-names="" text:cond-style-name=""><text:span text:style-name="a165" text:class-names="">R:115 G:115 B:1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31">
            <svg:title/>
            <svg:desc/>
            <draw:custom-shape svg:width="0.9328in" svg:height="0.31066in" draw:id="id34" draw:layer="Master1-bg" draw:style-name="a127" draw:transform="translate(-0.4664in -0.15533in) rotate(-1.5708) translate(13.68432in 4.73685in)" draw:name="Rectangle 32">
              <svg:title/>
              <svg:desc/>
              <text:p text:style-name="a124" text:class-names="" text:cond-style-name=""><text:span text:style-name="a123" text:class-names="">Yellow</text:span></text:p>
              <text:p text:style-name="a126" text:class-names="" text:cond-style-name=""><text:span text:style-name="a125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5" draw:layer="Master1-bg" draw:style-name="a132" draw:transform="translate(-0.4664in -0.15533in) rotate(-1.5708) translate(13.68432in 5.71733in)" draw:name="Rectangle 33">
              <svg:title/>
              <svg:desc/>
              <text:p text:style-name="a129" text:class-names="" text:cond-style-name=""><text:span text:style-name="a128" text:class-names="">Orange</text:span></text:p>
              <text:p text:style-name="a131" text:class-names="" text:cond-style-name=""><text:span text:style-name="a130" text:class-names="">R: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6" draw:layer="Master1-bg" draw:style-name="a137" draw:transform="translate(-0.4664in -0.15533in) rotate(-1.5708) translate(14.04827in 2.44099in)" draw:name="Rectangle 34">
              <svg:title/>
              <svg:desc/>
              <text:p text:style-name="a134" text:class-names="" text:cond-style-name=""><text:span text:style-name="a133" text:class-names="">Teal</text:span></text:p>
              <text:p text:style-name="a136" text:class-names="" text:cond-style-name=""><text:span text:style-name="a135" text:class-names="">R:0 G:130 B:1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32" draw:layer="Master1-bg" draw:style-name="a119" draw:transform="translate(-0.45246in -0.1752in) rotate(-1.5708) translate(14.37684in 0.45222in)" draw:name="TextBox 27" svg:width="0.90493in" svg:height="0.3504in">
            <draw:text-box>
              <text:p text:style-name="a118" text:class-names="" text:cond-style-name=""><text:span text:style-name="a117" text:class-names="">Main colors</text:span></text:p>
            </draw:text-box>
            <svg:title/>
            <svg:desc/>
          </draw:frame>
          <draw:frame draw:id="id33" draw:layer="Master1-bg" draw:style-name="a122" draw:transform="translate(-1.41928in -0.1752in) rotate(-1.5708) translate(14.01289in 4.70957in)" draw:name="TextBox 31" svg:width="2.83856in" svg:height="0.3504in">
            <draw:text-box>
              <text:p text:style-name="a121" text:class-names="" text:cond-style-name=""><text:span text:style-name="a120" text:class-names="">Secondary colors (use only when necessary)</text:span></text:p>
            </draw:text-box>
            <svg:title/>
            <svg:desc/>
          </draw:frame>
        </draw:g>
        <draw:custom-shape svg:width="0.9328in" svg:height="0.31066in" draw:id="id29" draw:layer="Master1-bg" draw:style-name="a116" draw:transform="translate(-0.4664in -0.15533in) rotate(-1.5708) translate(13.68432in 3.75413in)" draw:name="Rectangle 6">
          <svg:title/>
          <svg:desc/>
          <text:p text:style-name="a113" text:class-names="" text:cond-style-name=""><text:span text:style-name="a112" text:class-names="">Cyan</text:span></text:p>
          <text:p text:style-name="a115" text:class-names="" text:cond-style-name=""><text:span text:style-name="a114" text:class-names="">R:0 G:188 B:242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5" draw:layer="Invisible" draw:style-name="a107" draw:name="Picture 18" svg:x="0.49235in" svg:y="6.69198in" svg:width="1.37071in" svg:height="0.29395in" style:rel-width="scale" style:rel-height="scale">
        <draw:image xlink:href="media/image1.emf" xlink:type="simple" xlink:show="embed" xlink:actuate="onLoad"/>
        <svg:title/>
        <svg:desc/>
      </draw:frame>
      <draw:frame draw:id="id26" draw:style-name="a108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/>
      </draw:frame>
      <draw:frame draw:id="id27" draw:style-name="a111" draw:name="TextBox 1" svg:x="9in" svg:y="6.40385in" svg:width="3.51923in" svg:height="0.68664in">
        <draw:text-box>
          <text:p text:style-name="a110" text:class-names="" text:cond-style-name=""><text:span text:style-name="a109" text:class-names="">www.dotnetconf.net<text:s text:c="1"/></text:span></text:p>
        </draw:text-box>
        <svg:title/>
        <svg:desc/>
      </draw:frame>
      <presentation:notes style:page-layout-name="pageLayout2" draw:style-name="a197">
        <draw:frame draw:id="id18" presentation:style-name="a170" draw:name="Header Placeholder 1" svg:x="0in" svg:y="0in" svg:width="3.25in" svg:height="0.50174in" presentation:class="head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9" presentation:style-name="a174" draw:name="Date Placeholder 2" svg:x="4.24826in" svg:y="0in" svg:width="3.25in" svg:height="0.50174in" presentation:class="date-time" presentation:placeholder="false">
          <draw:text-box>
            <text:p text:style-name="a173" text:class-names="" text:cond-style-name=""><text:span text:style-name="a171" text:class-names=""><text:date text:fixed="false" style:data-style-name="a172">9/6/2018</text:date></text:span></text:p>
          </draw:text-box>
          <svg:title/>
          <svg:desc/>
        </draw:frame>
        <draw:page-thumbnail svg:x="0.75in" svg:y="1.25in" svg:width="6in" svg:height="3.375in" presentation:class="page" draw:id="id20" presentation:style-name="a175" draw:name="Slide Image Placeholder 3">
          <svg:title/>
          <svg:desc/>
        </draw:page-thumbnail>
        <draw:frame draw:id="id21" presentation:style-name="a190" draw:name="Notes Placeholder 4" svg:x="0.75in" svg:y="4.8125in" svg:width="6in" svg:height="3.9375in" presentation:class="notes" presentation:placeholder="false">
          <draw:text-box>
            <text:p text:style-name="a177" text:class-names="" text:cond-style-name=""><text:span text:style-name="a176" text:class-names="">Edit Master text styles</text:span></text:p>
            <text:list text:style-name="a180">
              <text:list-item>
                <text:list text:style-name="a180">
                  <text:list-item>
                    <text:p text:style-name="a179" text:class-names="" text:cond-style-name=""><text:span text:style-name="a178" text:class-names="">Second level</text:span></text:p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p text:style-name="a182" text:class-names="" text:cond-style-name=""><text:span text:style-name="a1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p text:style-name="a185" text:class-names="" text:cond-style-name=""><text:span text:style-name="a1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list text:style-name="a189">
                              <text:list-item>
                                <text:p text:style-name="a188" text:class-names="" text:cond-style-name=""><text:span text:style-name="a1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93" draw:name="Footer Placeholder 5" svg:x="0in" svg:y="9.49826in" svg:width="3.25in" svg:height="0.50174in" presentation:class="foot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23" presentation:style-name="a196" draw:name="Slide Number Placeholder 6" svg:x="4.24826in" svg:y="9.49826in" svg:width="3.25in" svg:height="0.50174in" presentation:class="page-number" presentation:placeholder="false">
          <draw:text-box>
            <text:p text:style-name="a195" text:class-names="" text:cond-style-name=""><text:span text:style-name="a1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le-Slide-1" style:page-layout-name="pageLayout1" draw:style-name="a198">
      <draw:g draw:name="Group 2" draw:id="id43">
        <svg:title/>
        <svg:desc/>
        <draw:g draw:name="Group 17" draw:id="id52">
          <svg:title/>
          <svg:desc/>
          <draw:g draw:name="Group 25" draw:id="id54">
            <svg:title/>
            <svg:desc/>
            <draw:custom-shape svg:width="0.9328in" svg:height="0.31066in" draw:id="id61" draw:layer="Master1-bg" draw:style-name="a244" draw:transform="translate(-0.4664in -0.15533in) rotate(-1.5708) translate(14.04827in 0.47539in)" draw:name="Rectangle 44">
              <svg:title/>
              <svg:desc/>
              <text:p text:style-name="a241" text:class-names="" text:cond-style-name=""><text:span text:style-name="a240" text:class-names="">Blue</text:span></text:p>
              <text:p text:style-name="a243" text:class-names="" text:cond-style-name=""><text:span text:style-name="a242" text:class-names="">R:0 G:120 B:2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62" draw:layer="Master1-bg" draw:style-name="a249" draw:transform="translate(-0.4664in -0.15533in) rotate(-1.5708) translate(14.04827in 2.44099in)" draw:name="Rectangle 36">
              <svg:title/>
              <svg:desc/>
              <text:p text:style-name="a246" text:class-names="" text:cond-style-name=""><text:span text:style-name="a245" text:class-names="">Cyan</text:span></text:p>
              <text:p text:style-name="a248" text:class-names="" text:cond-style-name=""><text:span text:style-name="a247" text:class-names="">R:0 G:188 B:24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63" draw:layer="Master1-bg" draw:style-name="a254" draw:transform="translate(-0.4664in -0.15533in) rotate(-1.5708) translate(13.68432in 0.47539in)" draw:name="Rectangle 40">
              <svg:title/>
              <svg:desc/>
              <text:p text:style-name="a251" text:class-names="" text:cond-style-name=""><text:span text:style-name="a250" text:class-names="">Light Gray</text:span></text:p>
              <text:p text:style-name="a253" text:class-names="" text:cond-style-name=""><text:span text:style-name="a252" text:class-names="">R:210 G:210 B:2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64" draw:layer="Master1-bg" draw:style-name="a259" draw:transform="translate(-0.4664in -0.15533in) rotate(-1.5708) translate(14.04827in 1.46051in)" draw:name="Rectangle 41">
              <svg:title/>
              <svg:desc/>
              <text:p text:style-name="a256" text:class-names="" text:cond-style-name=""><text:span text:style-name="a255" text:class-names="">Purple</text:span></text:p>
              <text:p text:style-name="a258" text:class-names="" text:cond-style-name=""><text:span text:style-name="a257" text:class-names="">R:92 G:45 B:14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65" draw:layer="Master1-bg" draw:style-name="a264" draw:transform="translate(-0.4664in -0.15533in) rotate(-1.5708) translate(13.68432in 2.43379in)" draw:name="Rectangle 42">
              <svg:title/>
              <svg:desc/>
              <text:p text:style-name="a261" text:class-names="" text:cond-style-name=""><text:span text:style-name="a260" text:class-names="">Dark Gray</text:span></text:p>
              <text:p text:style-name="a263" text:class-names="" text:cond-style-name=""><text:span text:style-name="a262" text:class-names="">R:80 G:80 B:8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66" draw:layer="Master1-bg" draw:style-name="a269" draw:transform="translate(-0.4664in -0.15533in) rotate(-1.5708) translate(13.68432in 1.46051in)" draw:name="Rectangle 43">
              <svg:title/>
              <svg:desc/>
              <text:p text:style-name="a266" text:class-names="" text:cond-style-name=""><text:span text:style-name="a265" text:class-names="">Gray</text:span></text:p>
              <text:p text:style-name="a268" text:class-names="" text:cond-style-name=""><text:span text:style-name="a267" text:class-names="">R:115 G:115 B:1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55">
            <svg:title/>
            <svg:desc/>
            <draw:custom-shape svg:width="0.9328in" svg:height="0.31066in" draw:id="id58" draw:layer="Master1-bg" draw:style-name="a229" draw:transform="translate(-0.4664in -0.15533in) rotate(-1.5708) translate(13.68432in 4.73685in)" draw:name="Rectangle 32">
              <svg:title/>
              <svg:desc/>
              <text:p text:style-name="a226" text:class-names="" text:cond-style-name=""><text:span text:style-name="a225" text:class-names="">Yellow</text:span></text:p>
              <text:p text:style-name="a228" text:class-names="" text:cond-style-name=""><text:span text:style-name="a227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59" draw:layer="Master1-bg" draw:style-name="a234" draw:transform="translate(-0.4664in -0.15533in) rotate(-1.5708) translate(13.68432in 5.71733in)" draw:name="Rectangle 33">
              <svg:title/>
              <svg:desc/>
              <text:p text:style-name="a231" text:class-names="" text:cond-style-name=""><text:span text:style-name="a230" text:class-names="">Orange</text:span></text:p>
              <text:p text:style-name="a233" text:class-names="" text:cond-style-name=""><text:span text:style-name="a232" text:class-names="">R: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60" draw:layer="Master1-bg" draw:style-name="a239" draw:transform="translate(-0.4664in -0.15533in) rotate(-1.5708) translate(14.04827in 2.44099in)" draw:name="Rectangle 34">
              <svg:title/>
              <svg:desc/>
              <text:p text:style-name="a236" text:class-names="" text:cond-style-name=""><text:span text:style-name="a235" text:class-names="">Teal</text:span></text:p>
              <text:p text:style-name="a238" text:class-names="" text:cond-style-name=""><text:span text:style-name="a237" text:class-names="">R:0 G:130 B:1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56" draw:layer="Master1-bg" draw:style-name="a221" draw:transform="translate(-0.45246in -0.1752in) rotate(-1.5708) translate(14.37684in 0.45222in)" draw:name="TextBox 27" svg:width="0.90493in" svg:height="0.3504in">
            <draw:text-box>
              <text:p text:style-name="a220" text:class-names="" text:cond-style-name=""><text:span text:style-name="a219" text:class-names="">Main colors</text:span></text:p>
            </draw:text-box>
            <svg:title/>
            <svg:desc/>
          </draw:frame>
          <draw:frame draw:id="id57" draw:layer="Master1-bg" draw:style-name="a224" draw:transform="translate(-1.41928in -0.1752in) rotate(-1.5708) translate(14.01289in 4.70957in)" draw:name="TextBox 31" svg:width="2.83856in" svg:height="0.3504in">
            <draw:text-box>
              <text:p text:style-name="a223" text:class-names="" text:cond-style-name=""><text:span text:style-name="a222" text:class-names="">Secondary colors (use only when necessary)</text:span></text:p>
            </draw:text-box>
            <svg:title/>
            <svg:desc/>
          </draw:frame>
        </draw:g>
        <draw:custom-shape svg:width="0.9328in" svg:height="0.31066in" draw:id="id53" draw:layer="Master1-bg" draw:style-name="a218" draw:transform="translate(-0.4664in -0.15533in) rotate(-1.5708) translate(13.68432in 3.75413in)" draw:name="Rectangle 11">
          <svg:title/>
          <svg:desc/>
          <text:p text:style-name="a215" text:class-names="" text:cond-style-name=""><text:span text:style-name="a214" text:class-names="">Cyan</text:span></text:p>
          <text:p text:style-name="a217" text:class-names="" text:cond-style-name=""><text:span text:style-name="a216" text:class-names="">R:0 G:188 B:242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44" draw:style-name="a199" draw:name="Graphic 10" svg:x="0in" svg:y="0in" svg:width="13.33333in" svg:height="7.5in" style:rel-width="scale" style:rel-height="scale">
        <draw:image xlink:href="media/image3.svg" xlink:type="simple" xlink:show="embed" xlink:actuate="onLoad"/>
        <svg:title/>
        <svg:desc/>
      </draw:frame>
      <draw:frame draw:id="id45" draw:style-name="a200" draw:name="Graphic 9" svg:x="0.0125in" svg:y="0in" svg:width="13.30833in" svg:height="7.5in" style:rel-width="scale" style:rel-height="scale">
        <draw:image xlink:href="media/image4.svg" xlink:type="simple" xlink:show="embed" xlink:actuate="onLoad"/>
        <svg:title/>
        <svg:desc/>
      </draw:frame>
      <draw:custom-shape svg:x="0.0125in" svg:y="1.92308in" svg:width="13.33333in" svg:height="3.76923in" draw:id="id46" draw:style-name="a203" draw:name="Rectangle 17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draw:layer="Invisible" draw:style-name="a204" draw:name="Picture 15" svg:x="0.49235in" svg:y="6.69198in" svg:width="1.37071in" svg:height="0.29395in" style:rel-width="scale" style:rel-height="scale">
        <draw:image xlink:href="media/image1.emf" xlink:type="simple" xlink:show="embed" xlink:actuate="onLoad"/>
        <svg:title/>
        <svg:desc/>
      </draw:frame>
      <draw:frame draw:id="id48" draw:style-name="a205" draw:name="Graphic 6" svg:x="10.88056in" svg:y="4.06178in" svg:width="2.37179in" svg:height="2.53437in" style:rel-width="scale" style:rel-height="scale">
        <draw:image xlink:href="media/image5.svg" xlink:type="simple" xlink:show="embed" xlink:actuate="onLoad"/>
        <svg:title/>
        <svg:desc/>
      </draw:frame>
      <draw:frame draw:id="id49" presentation:style-name="a208" draw:name="Title 1" svg:x="0.59399in" svg:y="2.10607in" svg:width="12.09831in" svg:height="1.96095in" presentation:class="title" presentation:placeholder="false">
        <draw:text-box>
          <text:p text:style-name="a207" text:class-names="" text:cond-style-name=""><text:span text:style-name="a206" text:class-names="">Presentation title</text:span></text:p>
        </draw:text-box>
        <svg:title/>
        <svg:desc/>
      </draw:frame>
      <draw:frame draw:id="id50" presentation:style-name="a212" draw:name="Text Placeholder 4" svg:x="0.59399in" svg:y="4.17885in" svg:width="10.7837in" svg:height="1.27501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Speaker Name</text:span></text:p>
            </text:list-item>
          </text:list>
        </draw:text-box>
        <svg:title/>
        <svg:desc/>
      </draw:frame>
      <draw:frame draw:id="id51" draw:style-name="a213" draw:name="Graphic 14" svg:x="7.5in" svg:y="6.01216in" svg:width="3.51399in" svg:height="0.42615in" style:rel-width="scale" style:rel-height="scale">
        <draw:image xlink:href="media/image6.svg" xlink:type="simple" xlink:show="embed" xlink:actuate="onLoad"/>
        <svg:title/>
        <svg:desc/>
      </draw:frame>
      <presentation:notes style:page-layout-name="pageLayout2" draw:style-name="a299">
        <draw:frame draw:id="id18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19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9/6/2018</text:date></text:span></text:p>
          </draw:text-box>
          <svg:title/>
          <svg:desc/>
        </draw:frame>
        <draw:page-thumbnail svg:x="0.75in" svg:y="1.25in" svg:width="6in" svg:height="3.375in" presentation:class="page" draw:id="id20" presentation:style-name="a277" draw:name="Slide Image Placeholder 3">
          <svg:title/>
          <svg:desc/>
        </draw:page-thumbnail>
        <draw:frame draw:id="id21" presentation:style-name="a292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295" draw:name="Footer Placeholder 5" svg:x="0in" svg:y="9.49826in" svg:width="3.25in" svg:height="0.50174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23" presentation:style-name="a298" draw:name="Slide Number Placeholder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and-Content" style:page-layout-name="pageLayout1" draw:style-name="a300">
      <draw:g draw:name="Group 2" draw:id="id67">
        <svg:title/>
        <svg:desc/>
        <draw:g draw:name="Group 17" draw:id="id73">
          <svg:title/>
          <svg:desc/>
          <draw:g draw:name="Group 25" draw:id="id75">
            <svg:title/>
            <svg:desc/>
            <draw:custom-shape svg:width="0.9328in" svg:height="0.31066in" draw:id="id82" draw:layer="Master1-bg" draw:style-name="a352" draw:transform="translate(-0.4664in -0.15533in) rotate(-1.5708) translate(14.04827in 0.47539in)" draw:name="Rectangle 44">
              <svg:title/>
              <svg:desc/>
              <text:p text:style-name="a349" text:class-names="" text:cond-style-name=""><text:span text:style-name="a348" text:class-names="">Blue</text:span></text:p>
              <text:p text:style-name="a351" text:class-names="" text:cond-style-name=""><text:span text:style-name="a350" text:class-names="">R:0 G:120 B:2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83" draw:layer="Master1-bg" draw:style-name="a357" draw:transform="translate(-0.4664in -0.15533in) rotate(-1.5708) translate(14.04827in 2.44099in)" draw:name="Rectangle 36">
              <svg:title/>
              <svg:desc/>
              <text:p text:style-name="a354" text:class-names="" text:cond-style-name=""><text:span text:style-name="a353" text:class-names="">Cyan</text:span></text:p>
              <text:p text:style-name="a356" text:class-names="" text:cond-style-name=""><text:span text:style-name="a355" text:class-names="">R:0 G:188 B:24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84" draw:layer="Master1-bg" draw:style-name="a362" draw:transform="translate(-0.4664in -0.15533in) rotate(-1.5708) translate(13.68432in 0.47539in)" draw:name="Rectangle 40">
              <svg:title/>
              <svg:desc/>
              <text:p text:style-name="a359" text:class-names="" text:cond-style-name=""><text:span text:style-name="a358" text:class-names="">Light Gray</text:span></text:p>
              <text:p text:style-name="a361" text:class-names="" text:cond-style-name=""><text:span text:style-name="a360" text:class-names="">R:210 G:210 B:2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85" draw:layer="Master1-bg" draw:style-name="a367" draw:transform="translate(-0.4664in -0.15533in) rotate(-1.5708) translate(14.04827in 1.46051in)" draw:name="Rectangle 41">
              <svg:title/>
              <svg:desc/>
              <text:p text:style-name="a364" text:class-names="" text:cond-style-name=""><text:span text:style-name="a363" text:class-names="">Purple</text:span></text:p>
              <text:p text:style-name="a366" text:class-names="" text:cond-style-name=""><text:span text:style-name="a365" text:class-names="">R:92 G:45 B:14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86" draw:layer="Master1-bg" draw:style-name="a372" draw:transform="translate(-0.4664in -0.15533in) rotate(-1.5708) translate(13.68432in 2.43379in)" draw:name="Rectangle 42">
              <svg:title/>
              <svg:desc/>
              <text:p text:style-name="a369" text:class-names="" text:cond-style-name=""><text:span text:style-name="a368" text:class-names="">Dark Gray</text:span></text:p>
              <text:p text:style-name="a371" text:class-names="" text:cond-style-name=""><text:span text:style-name="a370" text:class-names="">R:80 G:80 B:8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87" draw:layer="Master1-bg" draw:style-name="a377" draw:transform="translate(-0.4664in -0.15533in) rotate(-1.5708) translate(13.68432in 1.46051in)" draw:name="Rectangle 43">
              <svg:title/>
              <svg:desc/>
              <text:p text:style-name="a374" text:class-names="" text:cond-style-name=""><text:span text:style-name="a373" text:class-names="">Gray</text:span></text:p>
              <text:p text:style-name="a376" text:class-names="" text:cond-style-name=""><text:span text:style-name="a375" text:class-names="">R:115 G:115 B:1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76">
            <svg:title/>
            <svg:desc/>
            <draw:custom-shape svg:width="0.9328in" svg:height="0.31066in" draw:id="id79" draw:layer="Master1-bg" draw:style-name="a337" draw:transform="translate(-0.4664in -0.15533in) rotate(-1.5708) translate(13.68432in 4.73685in)" draw:name="Rectangle 32">
              <svg:title/>
              <svg:desc/>
              <text:p text:style-name="a334" text:class-names="" text:cond-style-name=""><text:span text:style-name="a333" text:class-names="">Yellow</text:span></text:p>
              <text:p text:style-name="a336" text:class-names="" text:cond-style-name=""><text:span text:style-name="a335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80" draw:layer="Master1-bg" draw:style-name="a342" draw:transform="translate(-0.4664in -0.15533in) rotate(-1.5708) translate(13.68432in 5.71733in)" draw:name="Rectangle 33">
              <svg:title/>
              <svg:desc/>
              <text:p text:style-name="a339" text:class-names="" text:cond-style-name=""><text:span text:style-name="a338" text:class-names="">Orange</text:span></text:p>
              <text:p text:style-name="a341" text:class-names="" text:cond-style-name=""><text:span text:style-name="a340" text:class-names="">R: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81" draw:layer="Master1-bg" draw:style-name="a347" draw:transform="translate(-0.4664in -0.15533in) rotate(-1.5708) translate(14.04827in 2.44099in)" draw:name="Rectangle 34">
              <svg:title/>
              <svg:desc/>
              <text:p text:style-name="a344" text:class-names="" text:cond-style-name=""><text:span text:style-name="a343" text:class-names="">Teal</text:span></text:p>
              <text:p text:style-name="a346" text:class-names="" text:cond-style-name=""><text:span text:style-name="a345" text:class-names="">R:0 G:130 B:1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77" draw:layer="Master1-bg" draw:style-name="a329" draw:transform="translate(-0.45246in -0.1752in) rotate(-1.5708) translate(14.37684in 0.45222in)" draw:name="TextBox 27" svg:width="0.90493in" svg:height="0.3504in">
            <draw:text-box>
              <text:p text:style-name="a328" text:class-names="" text:cond-style-name=""><text:span text:style-name="a327" text:class-names="">Main colors</text:span></text:p>
            </draw:text-box>
            <svg:title/>
            <svg:desc/>
          </draw:frame>
          <draw:frame draw:id="id78" draw:layer="Master1-bg" draw:style-name="a332" draw:transform="translate(-1.41928in -0.1752in) rotate(-1.5708) translate(14.01289in 4.70957in)" draw:name="TextBox 31" svg:width="2.83856in" svg:height="0.3504in">
            <draw:text-box>
              <text:p text:style-name="a331" text:class-names="" text:cond-style-name=""><text:span text:style-name="a330" text:class-names="">Secondary colors (use only when necessary)</text:span></text:p>
            </draw:text-box>
            <svg:title/>
            <svg:desc/>
          </draw:frame>
        </draw:g>
        <draw:custom-shape svg:width="0.9328in" svg:height="0.31066in" draw:id="id74" draw:layer="Master1-bg" draw:style-name="a326" draw:transform="translate(-0.4664in -0.15533in) rotate(-1.5708) translate(13.68432in 3.75413in)" draw:name="Rectangle 8">
          <svg:title/>
          <svg:desc/>
          <text:p text:style-name="a323" text:class-names="" text:cond-style-name=""><text:span text:style-name="a322" text:class-names="">Cyan</text:span></text:p>
          <text:p text:style-name="a325" text:class-names="" text:cond-style-name=""><text:span text:style-name="a324" text:class-names="">R:0 G:188 B:242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8" presentation:style-name="a316" draw:name="Text Placeholder 3" svg:x="0.29444in" svg:y="1.3005in" svg:width="12.74445in" svg:height="2.24413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Edit Master text styles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Second level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hird level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319" draw:name="Title 5" svg:x="0.29444in" svg:y="0.31661in" svg:width="12.74698in" svg:height="0.98389in" presentation:class="title" presentation:placeholder="false">
        <draw:text-box>
          <text:p text:style-name="a318" text:class-names="" text:cond-style-name=""><text:span text:style-name="a317" text:class-names="">Click to edit Master title style</text:span></text:p>
        </draw:text-box>
        <svg:title/>
        <svg:desc/>
      </draw:frame>
      <draw:g draw:name="Group 1" draw:id="id70">
        <svg:title/>
        <svg:desc/>
        <draw:frame draw:id="id71" draw:style-name="a320" draw:name="Graphic 4" svg:x="12.34119in" svg:y="6.47674in" svg:width="0.92077in" svg:height="0.98389in" style:rel-width="scale" style:rel-height="scale">
          <draw:image xlink:href="media/image5.svg" xlink:type="simple" xlink:show="embed" xlink:actuate="onLoad"/>
          <svg:title/>
          <svg:desc/>
        </draw:frame>
        <draw:frame draw:id="id72" draw:style-name="a321" draw:name="Graphic 6" svg:x="9.56731in" svg:y="7.08435in" svg:width="2.7063in" svg:height="0.3282in" style:rel-width="scale" style:rel-height="scale">
          <draw:image xlink:href="media/image7.svg" xlink:type="simple" xlink:show="embed" xlink:actuate="onLoad"/>
          <svg:title/>
          <svg:desc/>
        </draw:frame>
      </draw:g>
      <presentation:notes style:page-layout-name="pageLayout2" draw:style-name="a407">
        <draw:frame draw:id="id18" presentation:style-name="a380" draw:name="Header Placeholder 1" svg:x="0in" svg:y="0in" svg:width="3.25in" svg:height="0.50174in" presentation:class="head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9" presentation:style-name="a384" draw:name="Date Placeholder 2" svg:x="4.24826in" svg:y="0in" svg:width="3.25in" svg:height="0.50174in" presentation:class="date-time" presentation:placeholder="false">
          <draw:text-box>
            <text:p text:style-name="a383" text:class-names="" text:cond-style-name=""><text:span text:style-name="a381" text:class-names=""><text:date text:fixed="false" style:data-style-name="a382">9/6/2018</text:date></text:span></text:p>
          </draw:text-box>
          <svg:title/>
          <svg:desc/>
        </draw:frame>
        <draw:page-thumbnail svg:x="0.75in" svg:y="1.25in" svg:width="6in" svg:height="3.375in" presentation:class="page" draw:id="id20" presentation:style-name="a385" draw:name="Slide Image Placeholder 3">
          <svg:title/>
          <svg:desc/>
        </draw:page-thumbnail>
        <draw:frame draw:id="id21" presentation:style-name="a400" draw:name="Notes Placeholder 4" svg:x="0.75in" svg:y="4.8125in" svg:width="6in" svg:height="3.9375in" presentation:class="notes" presentation:placeholder="false">
          <draw:text-box>
            <text:p text:style-name="a387" text:class-names="" text:cond-style-name=""><text:span text:style-name="a386" text:class-names="">Edit Master text styles</text:span></text:p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8" text:class-names="">Second level</text:span></text:p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p text:style-name="a392" text:class-names="" text:cond-style-name=""><text:span text:style-name="a3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p text:style-name="a395" text:class-names="" text:cond-style-name=""><text:span text:style-name="a3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list text:style-name="a399">
                              <text:list-item>
                                <text:p text:style-name="a398" text:class-names="" text:cond-style-name=""><text:span text:style-name="a3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403" draw:name="Footer Placeholder 5" svg:x="0in" svg:y="9.49826in" svg:width="3.25in" svg:height="0.50174in" presentation:class="foot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23" presentation:style-name="a406" draw:name="Slide Number Placeholder 6" svg:x="4.24826in" svg:y="9.49826in" svg:width="3.25in" svg:height="0.50174in" presentation:class="page-number" presentation:placeholder="false">
          <draw:text-box>
            <text:p text:style-name="a405" text:class-names="" text:cond-style-name=""><text:span text:style-name="a4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wo-Column-Non-bulleted-text" style:page-layout-name="pageLayout1" draw:style-name="a408">
      <draw:g draw:name="Group 2" draw:id="id88">
        <svg:title/>
        <svg:desc/>
        <draw:g draw:name="Group 17" draw:id="id95">
          <svg:title/>
          <svg:desc/>
          <draw:g draw:name="Group 25" draw:id="id97">
            <svg:title/>
            <svg:desc/>
            <draw:custom-shape svg:width="0.9328in" svg:height="0.31066in" draw:id="id104" draw:layer="Master1-bg" draw:style-name="a476" draw:transform="translate(-0.4664in -0.15533in) rotate(-1.5708) translate(14.04827in 0.47539in)" draw:name="Rectangle 44">
              <svg:title/>
              <svg:desc/>
              <text:p text:style-name="a473" text:class-names="" text:cond-style-name=""><text:span text:style-name="a472" text:class-names="">Blue</text:span></text:p>
              <text:p text:style-name="a475" text:class-names="" text:cond-style-name=""><text:span text:style-name="a474" text:class-names="">R:0 G:120 B:2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05" draw:layer="Master1-bg" draw:style-name="a481" draw:transform="translate(-0.4664in -0.15533in) rotate(-1.5708) translate(14.04827in 2.44099in)" draw:name="Rectangle 36">
              <svg:title/>
              <svg:desc/>
              <text:p text:style-name="a478" text:class-names="" text:cond-style-name=""><text:span text:style-name="a477" text:class-names="">Cyan</text:span></text:p>
              <text:p text:style-name="a480" text:class-names="" text:cond-style-name=""><text:span text:style-name="a479" text:class-names="">R:0 G:188 B:24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06" draw:layer="Master1-bg" draw:style-name="a486" draw:transform="translate(-0.4664in -0.15533in) rotate(-1.5708) translate(13.68432in 0.47539in)" draw:name="Rectangle 40">
              <svg:title/>
              <svg:desc/>
              <text:p text:style-name="a483" text:class-names="" text:cond-style-name=""><text:span text:style-name="a482" text:class-names="">Light Gray</text:span></text:p>
              <text:p text:style-name="a485" text:class-names="" text:cond-style-name=""><text:span text:style-name="a484" text:class-names="">R:210 G:210 B:2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07" draw:layer="Master1-bg" draw:style-name="a491" draw:transform="translate(-0.4664in -0.15533in) rotate(-1.5708) translate(14.04827in 1.46051in)" draw:name="Rectangle 41">
              <svg:title/>
              <svg:desc/>
              <text:p text:style-name="a488" text:class-names="" text:cond-style-name=""><text:span text:style-name="a487" text:class-names="">Purple</text:span></text:p>
              <text:p text:style-name="a490" text:class-names="" text:cond-style-name=""><text:span text:style-name="a489" text:class-names="">R:92 G:45 B:14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08" draw:layer="Master1-bg" draw:style-name="a496" draw:transform="translate(-0.4664in -0.15533in) rotate(-1.5708) translate(13.68432in 2.43379in)" draw:name="Rectangle 42">
              <svg:title/>
              <svg:desc/>
              <text:p text:style-name="a493" text:class-names="" text:cond-style-name=""><text:span text:style-name="a492" text:class-names="">Dark Gray</text:span></text:p>
              <text:p text:style-name="a495" text:class-names="" text:cond-style-name=""><text:span text:style-name="a494" text:class-names="">R:80 G:80 B:8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09" draw:layer="Master1-bg" draw:style-name="a501" draw:transform="translate(-0.4664in -0.15533in) rotate(-1.5708) translate(13.68432in 1.46051in)" draw:name="Rectangle 43">
              <svg:title/>
              <svg:desc/>
              <text:p text:style-name="a498" text:class-names="" text:cond-style-name=""><text:span text:style-name="a497" text:class-names="">Gray</text:span></text:p>
              <text:p text:style-name="a500" text:class-names="" text:cond-style-name=""><text:span text:style-name="a499" text:class-names="">R:115 G:115 B:1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98">
            <svg:title/>
            <svg:desc/>
            <draw:custom-shape svg:width="0.9328in" svg:height="0.31066in" draw:id="id101" draw:layer="Master1-bg" draw:style-name="a461" draw:transform="translate(-0.4664in -0.15533in) rotate(-1.5708) translate(13.68432in 4.73685in)" draw:name="Rectangle 32">
              <svg:title/>
              <svg:desc/>
              <text:p text:style-name="a458" text:class-names="" text:cond-style-name=""><text:span text:style-name="a457" text:class-names="">Yellow</text:span></text:p>
              <text:p text:style-name="a460" text:class-names="" text:cond-style-name=""><text:span text:style-name="a459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02" draw:layer="Master1-bg" draw:style-name="a466" draw:transform="translate(-0.4664in -0.15533in) rotate(-1.5708) translate(13.68432in 5.71733in)" draw:name="Rectangle 33">
              <svg:title/>
              <svg:desc/>
              <text:p text:style-name="a463" text:class-names="" text:cond-style-name=""><text:span text:style-name="a462" text:class-names="">Orange</text:span></text:p>
              <text:p text:style-name="a465" text:class-names="" text:cond-style-name=""><text:span text:style-name="a464" text:class-names="">R: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03" draw:layer="Master1-bg" draw:style-name="a471" draw:transform="translate(-0.4664in -0.15533in) rotate(-1.5708) translate(14.04827in 2.44099in)" draw:name="Rectangle 34">
              <svg:title/>
              <svg:desc/>
              <text:p text:style-name="a468" text:class-names="" text:cond-style-name=""><text:span text:style-name="a467" text:class-names="">Teal</text:span></text:p>
              <text:p text:style-name="a470" text:class-names="" text:cond-style-name=""><text:span text:style-name="a469" text:class-names="">R:0 G:130 B:1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99" draw:layer="Master1-bg" draw:style-name="a453" draw:transform="translate(-0.45246in -0.1752in) rotate(-1.5708) translate(14.37684in 0.45222in)" draw:name="TextBox 27" svg:width="0.90493in" svg:height="0.3504in">
            <draw:text-box>
              <text:p text:style-name="a452" text:class-names="" text:cond-style-name=""><text:span text:style-name="a451" text:class-names="">Main colors</text:span></text:p>
            </draw:text-box>
            <svg:title/>
            <svg:desc/>
          </draw:frame>
          <draw:frame draw:id="id100" draw:layer="Master1-bg" draw:style-name="a456" draw:transform="translate(-1.41928in -0.1752in) rotate(-1.5708) translate(14.01289in 4.70957in)" draw:name="TextBox 31" svg:width="2.83856in" svg:height="0.3504in">
            <draw:text-box>
              <text:p text:style-name="a455" text:class-names="" text:cond-style-name=""><text:span text:style-name="a454" text:class-names="">Secondary colors (use only when necessary)</text:span></text:p>
            </draw:text-box>
            <svg:title/>
            <svg:desc/>
          </draw:frame>
        </draw:g>
        <draw:custom-shape svg:width="0.9328in" svg:height="0.31066in" draw:id="id96" draw:layer="Master1-bg" draw:style-name="a450" draw:transform="translate(-0.4664in -0.15533in) rotate(-1.5708) translate(13.68432in 3.75413in)" draw:name="Rectangle 9">
          <svg:title/>
          <svg:desc/>
          <text:p text:style-name="a447" text:class-names="" text:cond-style-name=""><text:span text:style-name="a446" text:class-names="">Cyan</text:span></text:p>
          <text:p text:style-name="a449" text:class-names="" text:cond-style-name=""><text:span text:style-name="a448" text:class-names="">R:0 G:188 B:242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9" presentation:style-name="a411" draw:name="Title 1" svg:x="0.29444in" svg:y="0.31661in" svg:width="12.74698in" svg:height="0.98389in" presentation:class="title" presentation:placeholder="false">
        <draw:text-box>
          <text:p text:style-name="a410" text:class-names="" text:cond-style-name=""><text:span text:style-name="a409" text:class-names="">Click to edit Master title style</text:span></text:p>
        </draw:text-box>
        <svg:title/>
        <svg:desc/>
      </draw:frame>
      <draw:frame draw:id="id90" presentation:style-name="a427" draw:name="Text Placeholder 3" svg:x="0.29445in" svg:y="1.3005in" svg:width="5.88205in" svg:height="2.05272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Edit Master text styles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Second level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Third level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43" draw:name="Text Placeholder 3" svg:x="7.15684in" svg:y="1.3005in" svg:width="5.88205in" svg:height="2.05272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Edit Master text styles</text:span></text:p>
            </text:list-item>
          </text:list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31" text:class-names="">Second level</text:span></text:p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p text:style-name="a435" text:class-names="" text:cond-style-name=""><text:span text:style-name="a434" text:class-names="">Third level</text:span></text:p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p text:style-name="a438" text:class-names="" text:cond-style-name=""><text:span text:style-name="a4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list text:style-name="a442">
                            <text:list-item>
                              <text:p text:style-name="a441" text:class-names="" text:cond-style-name=""><text:span text:style-name="a4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 5" draw:id="id92">
        <svg:title/>
        <svg:desc/>
        <draw:frame draw:id="id93" draw:style-name="a444" draw:name="Graphic 6" svg:x="12.34119in" svg:y="6.47674in" svg:width="0.92077in" svg:height="0.98389in" style:rel-width="scale" style:rel-height="scale">
          <draw:image xlink:href="media/image5.svg" xlink:type="simple" xlink:show="embed" xlink:actuate="onLoad"/>
          <svg:title/>
          <svg:desc/>
        </draw:frame>
        <draw:frame draw:id="id94" draw:style-name="a445" draw:name="Graphic 7" svg:x="9.56731in" svg:y="7.08435in" svg:width="2.7063in" svg:height="0.3282in" style:rel-width="scale" style:rel-height="scale">
          <draw:image xlink:href="media/image7.svg" xlink:type="simple" xlink:show="embed" xlink:actuate="onLoad"/>
          <svg:title/>
          <svg:desc/>
        </draw:frame>
      </draw:g>
      <presentation:notes style:page-layout-name="pageLayout2" draw:style-name="a531">
        <draw:frame draw:id="id18" presentation:style-name="a504" draw:name="Header Placeholder 1" svg:x="0in" svg:y="0in" svg:width="3.25in" svg:height="0.50174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9" presentation:style-name="a508" draw:name="Date Placeholder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5" text:class-names=""><text:date text:fixed="false" style:data-style-name="a506">9/6/2018</text:date></text:span></text:p>
          </draw:text-box>
          <svg:title/>
          <svg:desc/>
        </draw:frame>
        <draw:page-thumbnail svg:x="0.75in" svg:y="1.25in" svg:width="6in" svg:height="3.375in" presentation:class="page" draw:id="id20" presentation:style-name="a509" draw:name="Slide Image Placeholder 3">
          <svg:title/>
          <svg:desc/>
        </draw:page-thumbnail>
        <draw:frame draw:id="id21" presentation:style-name="a524" draw:name="Notes Placeholder 4" svg:x="0.75in" svg:y="4.8125in" svg:width="6in" svg:height="3.9375in" presentation:class="notes" presentation:placeholder="false">
          <draw:text-box>
            <text:p text:style-name="a511" text:class-names="" text:cond-style-name=""><text:span text:style-name="a510" text:class-names="">Edit Master text styles</text:span></text:p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Second level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p text:style-name="a516" text:class-names="" text:cond-style-name=""><text:span text:style-name="a5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p text:style-name="a519" text:class-names="" text:cond-style-name=""><text:span text:style-name="a5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list text:style-name="a523">
                              <text:list-item>
                                <text:p text:style-name="a522" text:class-names="" text:cond-style-name=""><text:span text:style-name="a5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527" draw:name="Footer Placeholder 5" svg:x="0in" svg:y="9.49826in" svg:width="3.25in" svg:height="0.50174in" presentation:class="foot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23" presentation:style-name="a530" draw:name="Slide Number Placeholder 6" svg:x="4.24826in" svg:y="9.49826in" svg:width="3.25in" svg:height="0.50174in" presentation:class="page-number" presentation:placeholder="false">
          <draw:text-box>
            <text:p text:style-name="a529" text:class-names="" text:cond-style-name=""><text:span text:style-name="a5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Only" style:page-layout-name="pageLayout1" draw:style-name="a532">
      <draw:g draw:name="Group 2" draw:id="id110">
        <svg:title/>
        <svg:desc/>
        <draw:g draw:name="Group 17" draw:id="id115">
          <svg:title/>
          <svg:desc/>
          <draw:g draw:name="Group 25" draw:id="id117">
            <svg:title/>
            <svg:desc/>
            <draw:custom-shape svg:width="0.9328in" svg:height="0.31066in" draw:id="id124" draw:layer="Master1-bg" draw:style-name="a568" draw:transform="translate(-0.4664in -0.15533in) rotate(-1.5708) translate(14.04827in 0.47539in)" draw:name="Rectangle 44">
              <svg:title/>
              <svg:desc/>
              <text:p text:style-name="a565" text:class-names="" text:cond-style-name=""><text:span text:style-name="a564" text:class-names="">Blue</text:span></text:p>
              <text:p text:style-name="a567" text:class-names="" text:cond-style-name=""><text:span text:style-name="a566" text:class-names="">R:0 G:120 B:2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25" draw:layer="Master1-bg" draw:style-name="a573" draw:transform="translate(-0.4664in -0.15533in) rotate(-1.5708) translate(14.04827in 2.44099in)" draw:name="Rectangle 36">
              <svg:title/>
              <svg:desc/>
              <text:p text:style-name="a570" text:class-names="" text:cond-style-name=""><text:span text:style-name="a569" text:class-names="">Cyan</text:span></text:p>
              <text:p text:style-name="a572" text:class-names="" text:cond-style-name=""><text:span text:style-name="a571" text:class-names="">R:0 G:188 B:24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26" draw:layer="Master1-bg" draw:style-name="a578" draw:transform="translate(-0.4664in -0.15533in) rotate(-1.5708) translate(13.68432in 0.47539in)" draw:name="Rectangle 40">
              <svg:title/>
              <svg:desc/>
              <text:p text:style-name="a575" text:class-names="" text:cond-style-name=""><text:span text:style-name="a574" text:class-names="">Light Gray</text:span></text:p>
              <text:p text:style-name="a577" text:class-names="" text:cond-style-name=""><text:span text:style-name="a576" text:class-names="">R:210 G:210 B:2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27" draw:layer="Master1-bg" draw:style-name="a583" draw:transform="translate(-0.4664in -0.15533in) rotate(-1.5708) translate(14.04827in 1.46051in)" draw:name="Rectangle 41">
              <svg:title/>
              <svg:desc/>
              <text:p text:style-name="a580" text:class-names="" text:cond-style-name=""><text:span text:style-name="a579" text:class-names="">Purple</text:span></text:p>
              <text:p text:style-name="a582" text:class-names="" text:cond-style-name=""><text:span text:style-name="a581" text:class-names="">R:92 G:45 B:14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28" draw:layer="Master1-bg" draw:style-name="a588" draw:transform="translate(-0.4664in -0.15533in) rotate(-1.5708) translate(13.68432in 2.43379in)" draw:name="Rectangle 42">
              <svg:title/>
              <svg:desc/>
              <text:p text:style-name="a585" text:class-names="" text:cond-style-name=""><text:span text:style-name="a584" text:class-names="">Dark Gray</text:span></text:p>
              <text:p text:style-name="a587" text:class-names="" text:cond-style-name=""><text:span text:style-name="a586" text:class-names="">R:80 G:80 B:8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29" draw:layer="Master1-bg" draw:style-name="a593" draw:transform="translate(-0.4664in -0.15533in) rotate(-1.5708) translate(13.68432in 1.46051in)" draw:name="Rectangle 43">
              <svg:title/>
              <svg:desc/>
              <text:p text:style-name="a590" text:class-names="" text:cond-style-name=""><text:span text:style-name="a589" text:class-names="">Gray</text:span></text:p>
              <text:p text:style-name="a592" text:class-names="" text:cond-style-name=""><text:span text:style-name="a591" text:class-names="">R:115 G:115 B:1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118">
            <svg:title/>
            <svg:desc/>
            <draw:custom-shape svg:width="0.9328in" svg:height="0.31066in" draw:id="id121" draw:layer="Master1-bg" draw:style-name="a553" draw:transform="translate(-0.4664in -0.15533in) rotate(-1.5708) translate(13.68432in 4.73685in)" draw:name="Rectangle 32">
              <svg:title/>
              <svg:desc/>
              <text:p text:style-name="a550" text:class-names="" text:cond-style-name=""><text:span text:style-name="a549" text:class-names="">Yellow</text:span></text:p>
              <text:p text:style-name="a552" text:class-names="" text:cond-style-name=""><text:span text:style-name="a551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22" draw:layer="Master1-bg" draw:style-name="a558" draw:transform="translate(-0.4664in -0.15533in) rotate(-1.5708) translate(13.68432in 5.71733in)" draw:name="Rectangle 33">
              <svg:title/>
              <svg:desc/>
              <text:p text:style-name="a555" text:class-names="" text:cond-style-name=""><text:span text:style-name="a554" text:class-names="">Orange</text:span></text:p>
              <text:p text:style-name="a557" text:class-names="" text:cond-style-name=""><text:span text:style-name="a556" text:class-names="">R: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23" draw:layer="Master1-bg" draw:style-name="a563" draw:transform="translate(-0.4664in -0.15533in) rotate(-1.5708) translate(14.04827in 2.44099in)" draw:name="Rectangle 34">
              <svg:title/>
              <svg:desc/>
              <text:p text:style-name="a560" text:class-names="" text:cond-style-name=""><text:span text:style-name="a559" text:class-names="">Teal</text:span></text:p>
              <text:p text:style-name="a562" text:class-names="" text:cond-style-name=""><text:span text:style-name="a561" text:class-names="">R:0 G:130 B:1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119" draw:layer="Master1-bg" draw:style-name="a545" draw:transform="translate(-0.45246in -0.1752in) rotate(-1.5708) translate(14.37684in 0.45222in)" draw:name="TextBox 27" svg:width="0.90493in" svg:height="0.3504in">
            <draw:text-box>
              <text:p text:style-name="a544" text:class-names="" text:cond-style-name=""><text:span text:style-name="a543" text:class-names="">Main colors</text:span></text:p>
            </draw:text-box>
            <svg:title/>
            <svg:desc/>
          </draw:frame>
          <draw:frame draw:id="id120" draw:layer="Master1-bg" draw:style-name="a548" draw:transform="translate(-1.41928in -0.1752in) rotate(-1.5708) translate(14.01289in 4.70957in)" draw:name="TextBox 31" svg:width="2.83856in" svg:height="0.3504in">
            <draw:text-box>
              <text:p text:style-name="a547" text:class-names="" text:cond-style-name=""><text:span text:style-name="a546" text:class-names="">Secondary colors (use only when necessary)</text:span></text:p>
            </draw:text-box>
            <svg:title/>
            <svg:desc/>
          </draw:frame>
        </draw:g>
        <draw:custom-shape svg:width="0.9328in" svg:height="0.31066in" draw:id="id116" draw:layer="Master1-bg" draw:style-name="a542" draw:transform="translate(-0.4664in -0.15533in) rotate(-1.5708) translate(13.68432in 3.75413in)" draw:name="Rectangle 7">
          <svg:title/>
          <svg:desc/>
          <text:p text:style-name="a539" text:class-names="" text:cond-style-name=""><text:span text:style-name="a538" text:class-names="">Cyan</text:span></text:p>
          <text:p text:style-name="a541" text:class-names="" text:cond-style-name=""><text:span text:style-name="a540" text:class-names="">R:0 G:188 B:242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11" presentation:style-name="a535" draw:name="Title 1" svg:x="0.29444in" svg:y="0.31661in" svg:width="12.74698in" svg:height="0.98389in" presentation:class="title" presentation:placeholder="false">
        <draw:text-box>
          <text:p text:style-name="a534" text:class-names="" text:cond-style-name=""><text:span text:style-name="a533" text:class-names="">Click to edit Master title style</text:span></text:p>
        </draw:text-box>
        <svg:title/>
        <svg:desc/>
      </draw:frame>
      <draw:g draw:name="Group 2" draw:id="id112">
        <svg:title/>
        <svg:desc/>
        <draw:frame draw:id="id113" draw:style-name="a536" draw:name="Graphic 3" svg:x="12.34119in" svg:y="6.47674in" svg:width="0.92077in" svg:height="0.98389in" style:rel-width="scale" style:rel-height="scale">
          <draw:image xlink:href="media/image5.svg" xlink:type="simple" xlink:show="embed" xlink:actuate="onLoad"/>
          <svg:title/>
          <svg:desc/>
        </draw:frame>
        <draw:frame draw:id="id114" draw:style-name="a537" draw:name="Graphic 4" svg:x="9.56731in" svg:y="7.08435in" svg:width="2.7063in" svg:height="0.3282in" style:rel-width="scale" style:rel-height="scale">
          <draw:image xlink:href="media/image7.svg" xlink:type="simple" xlink:show="embed" xlink:actuate="onLoad"/>
          <svg:title/>
          <svg:desc/>
        </draw:frame>
      </draw:g>
      <presentation:notes style:page-layout-name="pageLayout2" draw:style-name="a623">
        <draw:frame draw:id="id18" presentation:style-name="a596" draw:name="Header Placeholder 1" svg:x="0in" svg:y="0in" svg:width="3.25in" svg:height="0.50174in" presentation:class="head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9" presentation:style-name="a600" draw:name="Date Placeholder 2" svg:x="4.24826in" svg:y="0in" svg:width="3.25in" svg:height="0.50174in" presentation:class="date-time" presentation:placeholder="false">
          <draw:text-box>
            <text:p text:style-name="a599" text:class-names="" text:cond-style-name=""><text:span text:style-name="a597" text:class-names=""><text:date text:fixed="false" style:data-style-name="a598">9/6/2018</text:date></text:span></text:p>
          </draw:text-box>
          <svg:title/>
          <svg:desc/>
        </draw:frame>
        <draw:page-thumbnail svg:x="0.75in" svg:y="1.25in" svg:width="6in" svg:height="3.375in" presentation:class="page" draw:id="id20" presentation:style-name="a601" draw:name="Slide Image Placeholder 3">
          <svg:title/>
          <svg:desc/>
        </draw:page-thumbnail>
        <draw:frame draw:id="id21" presentation:style-name="a616" draw:name="Notes Placeholder 4" svg:x="0.75in" svg:y="4.8125in" svg:width="6in" svg:height="3.9375in" presentation:class="notes" presentation:placeholder="false">
          <draw:text-box>
            <text:p text:style-name="a603" text:class-names="" text:cond-style-name=""><text:span text:style-name="a602" text:class-names="">Edit Master text styles</text:span></text:p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Second level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p text:style-name="a608" text:class-names="" text:cond-style-name=""><text:span text:style-name="a6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p text:style-name="a611" text:class-names="" text:cond-style-name=""><text:span text:style-name="a6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list text:style-name="a615">
                              <text:list-item>
                                <text:p text:style-name="a614" text:class-names="" text:cond-style-name=""><text:span text:style-name="a6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619" draw:name="Footer Placeholder 5" svg:x="0in" svg:y="9.49826in" svg:width="3.25in" svg:height="0.50174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23" presentation:style-name="a622" draw:name="Slide Number Placeholder 6" svg:x="4.24826in" svg:y="9.49826in" svg:width="3.25in" svg:height="0.50174in" presentation:class="page-number" presentation:placeholder="false">
          <draw:text-box>
            <text:p text:style-name="a621" text:class-names="" text:cond-style-name=""><text:span text:style-name="a6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Video-slide" style:page-layout-name="pageLayout1" draw:style-name="a624">
      <draw:g draw:name="Group 2" draw:id="id130">
        <svg:title/>
        <svg:desc/>
        <draw:g draw:name="Group 17" draw:id="id139">
          <svg:title/>
          <svg:desc/>
          <draw:g draw:name="Group 25" draw:id="id141">
            <svg:title/>
            <svg:desc/>
            <draw:custom-shape svg:width="0.9328in" svg:height="0.31066in" draw:id="id148" draw:layer="Master1-bg" draw:style-name="a663" draw:transform="translate(-0.4664in -0.15533in) rotate(-1.5708) translate(14.04827in 0.47539in)" draw:name="Rectangle 44">
              <svg:title/>
              <svg:desc/>
              <text:p text:style-name="a660" text:class-names="" text:cond-style-name=""><text:span text:style-name="a659" text:class-names="">Blue</text:span></text:p>
              <text:p text:style-name="a662" text:class-names="" text:cond-style-name=""><text:span text:style-name="a661" text:class-names="">R:0 G:120 B:2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49" draw:layer="Master1-bg" draw:style-name="a668" draw:transform="translate(-0.4664in -0.15533in) rotate(-1.5708) translate(14.04827in 2.44099in)" draw:name="Rectangle 36">
              <svg:title/>
              <svg:desc/>
              <text:p text:style-name="a665" text:class-names="" text:cond-style-name=""><text:span text:style-name="a664" text:class-names="">Cyan</text:span></text:p>
              <text:p text:style-name="a667" text:class-names="" text:cond-style-name=""><text:span text:style-name="a666" text:class-names="">R:0 G:188 B:24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50" draw:layer="Master1-bg" draw:style-name="a673" draw:transform="translate(-0.4664in -0.15533in) rotate(-1.5708) translate(13.68432in 0.47539in)" draw:name="Rectangle 40">
              <svg:title/>
              <svg:desc/>
              <text:p text:style-name="a670" text:class-names="" text:cond-style-name=""><text:span text:style-name="a669" text:class-names="">Light Gray</text:span></text:p>
              <text:p text:style-name="a672" text:class-names="" text:cond-style-name=""><text:span text:style-name="a671" text:class-names="">R:210 G:210 B:2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51" draw:layer="Master1-bg" draw:style-name="a678" draw:transform="translate(-0.4664in -0.15533in) rotate(-1.5708) translate(14.04827in 1.46051in)" draw:name="Rectangle 41">
              <svg:title/>
              <svg:desc/>
              <text:p text:style-name="a675" text:class-names="" text:cond-style-name=""><text:span text:style-name="a674" text:class-names="">Purple</text:span></text:p>
              <text:p text:style-name="a677" text:class-names="" text:cond-style-name=""><text:span text:style-name="a676" text:class-names="">R:92 G:45 B:14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52" draw:layer="Master1-bg" draw:style-name="a683" draw:transform="translate(-0.4664in -0.15533in) rotate(-1.5708) translate(13.68432in 2.43379in)" draw:name="Rectangle 42">
              <svg:title/>
              <svg:desc/>
              <text:p text:style-name="a680" text:class-names="" text:cond-style-name=""><text:span text:style-name="a679" text:class-names="">Dark Gray</text:span></text:p>
              <text:p text:style-name="a682" text:class-names="" text:cond-style-name=""><text:span text:style-name="a681" text:class-names="">R:80 G:80 B:8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53" draw:layer="Master1-bg" draw:style-name="a688" draw:transform="translate(-0.4664in -0.15533in) rotate(-1.5708) translate(13.68432in 1.46051in)" draw:name="Rectangle 43">
              <svg:title/>
              <svg:desc/>
              <text:p text:style-name="a685" text:class-names="" text:cond-style-name=""><text:span text:style-name="a684" text:class-names="">Gray</text:span></text:p>
              <text:p text:style-name="a687" text:class-names="" text:cond-style-name=""><text:span text:style-name="a686" text:class-names="">R:115 G:115 B:1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142">
            <svg:title/>
            <svg:desc/>
            <draw:custom-shape svg:width="0.9328in" svg:height="0.31066in" draw:id="id145" draw:layer="Master1-bg" draw:style-name="a648" draw:transform="translate(-0.4664in -0.15533in) rotate(-1.5708) translate(13.68432in 4.73685in)" draw:name="Rectangle 32">
              <svg:title/>
              <svg:desc/>
              <text:p text:style-name="a645" text:class-names="" text:cond-style-name=""><text:span text:style-name="a644" text:class-names="">Yellow</text:span></text:p>
              <text:p text:style-name="a647" text:class-names="" text:cond-style-name=""><text:span text:style-name="a646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46" draw:layer="Master1-bg" draw:style-name="a653" draw:transform="translate(-0.4664in -0.15533in) rotate(-1.5708) translate(13.68432in 5.71733in)" draw:name="Rectangle 33">
              <svg:title/>
              <svg:desc/>
              <text:p text:style-name="a650" text:class-names="" text:cond-style-name=""><text:span text:style-name="a649" text:class-names="">Orange</text:span></text:p>
              <text:p text:style-name="a652" text:class-names="" text:cond-style-name=""><text:span text:style-name="a651" text:class-names="">R: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47" draw:layer="Master1-bg" draw:style-name="a658" draw:transform="translate(-0.4664in -0.15533in) rotate(-1.5708) translate(14.04827in 2.44099in)" draw:name="Rectangle 34">
              <svg:title/>
              <svg:desc/>
              <text:p text:style-name="a655" text:class-names="" text:cond-style-name=""><text:span text:style-name="a654" text:class-names="">Teal</text:span></text:p>
              <text:p text:style-name="a657" text:class-names="" text:cond-style-name=""><text:span text:style-name="a656" text:class-names="">R:0 G:130 B:1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143" draw:layer="Master1-bg" draw:style-name="a640" draw:transform="translate(-0.45246in -0.1752in) rotate(-1.5708) translate(14.37684in 0.45222in)" draw:name="TextBox 27" svg:width="0.90493in" svg:height="0.3504in">
            <draw:text-box>
              <text:p text:style-name="a639" text:class-names="" text:cond-style-name=""><text:span text:style-name="a638" text:class-names="">Main colors</text:span></text:p>
            </draw:text-box>
            <svg:title/>
            <svg:desc/>
          </draw:frame>
          <draw:frame draw:id="id144" draw:layer="Master1-bg" draw:style-name="a643" draw:transform="translate(-1.41928in -0.1752in) rotate(-1.5708) translate(14.01289in 4.70957in)" draw:name="TextBox 31" svg:width="2.83856in" svg:height="0.3504in">
            <draw:text-box>
              <text:p text:style-name="a642" text:class-names="" text:cond-style-name=""><text:span text:style-name="a641" text:class-names="">Secondary colors (use only when necessary)</text:span></text:p>
            </draw:text-box>
            <svg:title/>
            <svg:desc/>
          </draw:frame>
        </draw:g>
        <draw:custom-shape svg:width="0.9328in" svg:height="0.31066in" draw:id="id140" draw:layer="Master1-bg" draw:style-name="a637" draw:transform="translate(-0.4664in -0.15533in) rotate(-1.5708) translate(13.68432in 3.75413in)" draw:name="Rectangle 11">
          <svg:title/>
          <svg:desc/>
          <text:p text:style-name="a634" text:class-names="" text:cond-style-name=""><text:span text:style-name="a633" text:class-names="">Cyan</text:span></text:p>
          <text:p text:style-name="a636" text:class-names="" text:cond-style-name=""><text:span text:style-name="a635" text:class-names="">R:0 G:188 B:242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31" draw:style-name="a625" draw:name="Graphic 1" svg:x="0.0125in" svg:y="0in" svg:width="13.30833in" svg:height="7.5in" style:rel-width="scale" style:rel-height="scale">
        <draw:image xlink:href="media/image8.svg" xlink:type="simple" xlink:show="embed" xlink:actuate="onLoad"/>
        <svg:title/>
        <svg:desc/>
      </draw:frame>
      <draw:frame draw:id="id132" draw:style-name="a626" draw:name="Picture 5" svg:x="0in" svg:y="0.87297in" svg:width="6.42265in" svg:height="5.57407in" style:rel-width="scale" style:rel-height="scale">
        <draw:image xlink:href="media/image9.png" xlink:type="simple" xlink:show="embed" xlink:actuate="onLoad"/>
        <svg:title/>
        <svg:desc/>
      </draw:frame>
      <draw:g draw:name="Group 4" draw:id="id133">
        <svg:title/>
        <svg:desc/>
        <draw:frame draw:id="id137" draw:style-name="a629" draw:name="Picture 6" svg:x="3.30176in" svg:y="0.49057in" svg:width="10.03158in" svg:height="7.24114in" style:rel-width="scale" style:rel-height="scale">
          <draw:image xlink:href="media/image10.png" xlink:type="simple" xlink:show="embed" xlink:actuate="onLoad"/>
          <svg:title/>
          <svg:desc/>
        </draw:frame>
        <draw:frame draw:id="id138" draw:style-name="a632" draw:name="TextBox 7" svg:x="11.80288in" svg:y="3.83505in" svg:width="2.04808in" svg:height="0.8684in">
          <draw:text-box>
            <text:p text:style-name="a631" text:class-names="" text:cond-style-name=""><text:span text:style-name="a630" text:class-names="">.NET</text:span></text:p>
          </draw:text-box>
          <svg:title/>
          <svg:desc/>
        </draw:frame>
      </draw:g>
      <draw:g draw:name="Group 10" draw:id="id134">
        <svg:title/>
        <svg:desc/>
        <draw:frame draw:id="id135" draw:style-name="a627" draw:name="Graphic 11" svg:x="12.34119in" svg:y="6.47674in" svg:width="0.92077in" svg:height="0.98389in" style:rel-width="scale" style:rel-height="scale">
          <draw:image xlink:href="media/image5.svg" xlink:type="simple" xlink:show="embed" xlink:actuate="onLoad"/>
          <svg:title/>
          <svg:desc/>
        </draw:frame>
        <draw:frame draw:id="id136" draw:style-name="a628" draw:name="Graphic 12" svg:x="9.56731in" svg:y="7.08435in" svg:width="2.7063in" svg:height="0.3282in" style:rel-width="scale" style:rel-height="scale">
          <draw:image xlink:href="media/image11.svg" xlink:type="simple" xlink:show="embed" xlink:actuate="onLoad"/>
          <svg:title/>
          <svg:desc/>
        </draw:frame>
      </draw:g>
      <presentation:notes style:page-layout-name="pageLayout2" draw:style-name="a718">
        <draw:frame draw:id="id18" presentation:style-name="a691" draw:name="Header Placeholder 1" svg:x="0in" svg:y="0in" svg:width="3.25in" svg:height="0.50174in" presentation:class="head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9" presentation:style-name="a695" draw:name="Date Placeholder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2" text:class-names=""><text:date text:fixed="false" style:data-style-name="a693">9/6/2018</text:date></text:span></text:p>
          </draw:text-box>
          <svg:title/>
          <svg:desc/>
        </draw:frame>
        <draw:page-thumbnail svg:x="0.75in" svg:y="1.25in" svg:width="6in" svg:height="3.375in" presentation:class="page" draw:id="id20" presentation:style-name="a696" draw:name="Slide Image Placeholder 3">
          <svg:title/>
          <svg:desc/>
        </draw:page-thumbnail>
        <draw:frame draw:id="id21" presentation:style-name="a711" draw:name="Notes Placeholder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Edit Master text styles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Second level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714" draw:name="Footer Placeholder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23" presentation:style-name="a717" draw:name="Slide Number Placeholder 6" svg:x="4.24826in" svg:y="9.49826in" svg:width="3.25in" svg:height="0.50174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Demo-slide" style:page-layout-name="pageLayout1" draw:style-name="a719">
      <draw:g draw:name="Group 2" draw:id="id154">
        <svg:title/>
        <svg:desc/>
        <draw:g draw:name="Group 17" draw:id="id164">
          <svg:title/>
          <svg:desc/>
          <draw:g draw:name="Group 25" draw:id="id166">
            <svg:title/>
            <svg:desc/>
            <draw:custom-shape svg:width="0.9328in" svg:height="0.31066in" draw:id="id173" draw:layer="Master1-bg" draw:style-name="a763" draw:transform="translate(-0.4664in -0.15533in) rotate(-1.5708) translate(14.04827in 0.47539in)" draw:name="Rectangle 44">
              <svg:title/>
              <svg:desc/>
              <text:p text:style-name="a760" text:class-names="" text:cond-style-name=""><text:span text:style-name="a759" text:class-names="">Blue</text:span></text:p>
              <text:p text:style-name="a762" text:class-names="" text:cond-style-name=""><text:span text:style-name="a761" text:class-names="">R:0 G:120 B:2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74" draw:layer="Master1-bg" draw:style-name="a768" draw:transform="translate(-0.4664in -0.15533in) rotate(-1.5708) translate(14.04827in 2.44099in)" draw:name="Rectangle 36">
              <svg:title/>
              <svg:desc/>
              <text:p text:style-name="a765" text:class-names="" text:cond-style-name=""><text:span text:style-name="a764" text:class-names="">Cyan</text:span></text:p>
              <text:p text:style-name="a767" text:class-names="" text:cond-style-name=""><text:span text:style-name="a766" text:class-names="">R:0 G:188 B:24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75" draw:layer="Master1-bg" draw:style-name="a773" draw:transform="translate(-0.4664in -0.15533in) rotate(-1.5708) translate(13.68432in 0.47539in)" draw:name="Rectangle 40">
              <svg:title/>
              <svg:desc/>
              <text:p text:style-name="a770" text:class-names="" text:cond-style-name=""><text:span text:style-name="a769" text:class-names="">Light Gray</text:span></text:p>
              <text:p text:style-name="a772" text:class-names="" text:cond-style-name=""><text:span text:style-name="a771" text:class-names="">R:210 G:210 B:2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76" draw:layer="Master1-bg" draw:style-name="a778" draw:transform="translate(-0.4664in -0.15533in) rotate(-1.5708) translate(14.04827in 1.46051in)" draw:name="Rectangle 41">
              <svg:title/>
              <svg:desc/>
              <text:p text:style-name="a775" text:class-names="" text:cond-style-name=""><text:span text:style-name="a774" text:class-names="">Purple</text:span></text:p>
              <text:p text:style-name="a777" text:class-names="" text:cond-style-name=""><text:span text:style-name="a776" text:class-names="">R:92 G:45 B:14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77" draw:layer="Master1-bg" draw:style-name="a783" draw:transform="translate(-0.4664in -0.15533in) rotate(-1.5708) translate(13.68432in 2.43379in)" draw:name="Rectangle 42">
              <svg:title/>
              <svg:desc/>
              <text:p text:style-name="a780" text:class-names="" text:cond-style-name=""><text:span text:style-name="a779" text:class-names="">Dark Gray</text:span></text:p>
              <text:p text:style-name="a782" text:class-names="" text:cond-style-name=""><text:span text:style-name="a781" text:class-names="">R:80 G:80 B:8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78" draw:layer="Master1-bg" draw:style-name="a788" draw:transform="translate(-0.4664in -0.15533in) rotate(-1.5708) translate(13.68432in 1.46051in)" draw:name="Rectangle 43">
              <svg:title/>
              <svg:desc/>
              <text:p text:style-name="a785" text:class-names="" text:cond-style-name=""><text:span text:style-name="a784" text:class-names="">Gray</text:span></text:p>
              <text:p text:style-name="a787" text:class-names="" text:cond-style-name=""><text:span text:style-name="a786" text:class-names="">R:115 G:115 B:1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167">
            <svg:title/>
            <svg:desc/>
            <draw:custom-shape svg:width="0.9328in" svg:height="0.31066in" draw:id="id170" draw:layer="Master1-bg" draw:style-name="a748" draw:transform="translate(-0.4664in -0.15533in) rotate(-1.5708) translate(13.68432in 4.73685in)" draw:name="Rectangle 32">
              <svg:title/>
              <svg:desc/>
              <text:p text:style-name="a745" text:class-names="" text:cond-style-name=""><text:span text:style-name="a744" text:class-names="">Yellow</text:span></text:p>
              <text:p text:style-name="a747" text:class-names="" text:cond-style-name=""><text:span text:style-name="a746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71" draw:layer="Master1-bg" draw:style-name="a753" draw:transform="translate(-0.4664in -0.15533in) rotate(-1.5708) translate(13.68432in 5.71733in)" draw:name="Rectangle 33">
              <svg:title/>
              <svg:desc/>
              <text:p text:style-name="a750" text:class-names="" text:cond-style-name=""><text:span text:style-name="a749" text:class-names="">Orange</text:span></text:p>
              <text:p text:style-name="a752" text:class-names="" text:cond-style-name=""><text:span text:style-name="a751" text:class-names="">R: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72" draw:layer="Master1-bg" draw:style-name="a758" draw:transform="translate(-0.4664in -0.15533in) rotate(-1.5708) translate(14.04827in 2.44099in)" draw:name="Rectangle 34">
              <svg:title/>
              <svg:desc/>
              <text:p text:style-name="a755" text:class-names="" text:cond-style-name=""><text:span text:style-name="a754" text:class-names="">Teal</text:span></text:p>
              <text:p text:style-name="a757" text:class-names="" text:cond-style-name=""><text:span text:style-name="a756" text:class-names="">R:0 G:130 B:1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168" draw:layer="Master1-bg" draw:style-name="a740" draw:transform="translate(-0.45246in -0.1752in) rotate(-1.5708) translate(14.37684in 0.45222in)" draw:name="TextBox 27" svg:width="0.90493in" svg:height="0.3504in">
            <draw:text-box>
              <text:p text:style-name="a739" text:class-names="" text:cond-style-name=""><text:span text:style-name="a738" text:class-names="">Main colors</text:span></text:p>
            </draw:text-box>
            <svg:title/>
            <svg:desc/>
          </draw:frame>
          <draw:frame draw:id="id169" draw:layer="Master1-bg" draw:style-name="a743" draw:transform="translate(-1.41928in -0.1752in) rotate(-1.5708) translate(14.01289in 4.70957in)" draw:name="TextBox 31" svg:width="2.83856in" svg:height="0.3504in">
            <draw:text-box>
              <text:p text:style-name="a742" text:class-names="" text:cond-style-name=""><text:span text:style-name="a741" text:class-names="">Secondary colors (use only when necessary)</text:span></text:p>
            </draw:text-box>
            <svg:title/>
            <svg:desc/>
          </draw:frame>
        </draw:g>
        <draw:custom-shape svg:width="0.9328in" svg:height="0.31066in" draw:id="id165" draw:layer="Master1-bg" draw:style-name="a737" draw:transform="translate(-0.4664in -0.15533in) rotate(-1.5708) translate(13.68432in 3.75413in)" draw:name="Rectangle 12">
          <svg:title/>
          <svg:desc/>
          <text:p text:style-name="a734" text:class-names="" text:cond-style-name=""><text:span text:style-name="a733" text:class-names="">Cyan</text:span></text:p>
          <text:p text:style-name="a736" text:class-names="" text:cond-style-name=""><text:span text:style-name="a735" text:class-names="">R:0 G:188 B:242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6" draw:id="id155">
        <svg:title/>
        <svg:desc/>
        <draw:frame draw:id="id162" draw:style-name="a729" draw:name="Picture 7" svg:x="2.31071in" svg:y="0.12943in" svg:width="10.03158in" svg:height="7.24114in" style:rel-width="scale" style:rel-height="scale">
          <draw:image xlink:href="media/image10.png" xlink:type="simple" xlink:show="embed" xlink:actuate="onLoad"/>
          <svg:title/>
          <svg:desc/>
        </draw:frame>
        <draw:frame draw:id="id163" draw:style-name="a732" draw:name="TextBox 8" svg:x="10.81183in" svg:y="3.47391in" svg:width="2.04808in" svg:height="0.8684in">
          <draw:text-box>
            <text:p text:style-name="a731" text:class-names="" text:cond-style-name=""><text:span text:style-name="a730" text:class-names="">.NET</text:span></text:p>
          </draw:text-box>
          <svg:title/>
          <svg:desc/>
        </draw:frame>
      </draw:g>
      <draw:frame draw:id="id156" draw:style-name="a720" draw:name="Graphic 2" svg:x="0.0125in" svg:y="0in" svg:width="13.30833in" svg:height="7.5in" style:rel-width="scale" style:rel-height="scale">
        <draw:image xlink:href="media/image8.svg" xlink:type="simple" xlink:show="embed" xlink:actuate="onLoad"/>
        <svg:title/>
        <svg:desc/>
      </draw:frame>
      <draw:frame draw:id="id157" presentation:style-name="a723" draw:name="Title 1" svg:x="1.40584in" svg:y="3.15107in" svg:width="10.94782in" svg:height="1.11074in" presentation:class="title" presentation:placeholder="false">
        <draw:text-box>
          <text:p text:style-name="a722" text:class-names="" text:cond-style-name=""><text:span text:style-name="a721" text:class-names="">Demo</text:span></text:p>
        </draw:text-box>
        <svg:title/>
        <svg:desc/>
      </draw:frame>
      <draw:custom-shape svg:x="0.96342in" svg:y="1.17073in" svg:width="11.39024in" svg:height="5.07317in" draw:id="id158" draw:style-name="a726" draw:name="Rectangle 5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9" draw:id="id159">
        <svg:title/>
        <svg:desc/>
        <draw:frame draw:id="id160" draw:style-name="a727" draw:name="Graphic 10" svg:x="12.34119in" svg:y="6.47674in" svg:width="0.92077in" svg:height="0.98389in" style:rel-width="scale" style:rel-height="scale">
          <draw:image xlink:href="media/image5.svg" xlink:type="simple" xlink:show="embed" xlink:actuate="onLoad"/>
          <svg:title/>
          <svg:desc/>
        </draw:frame>
        <draw:frame draw:id="id161" draw:style-name="a728" draw:name="Graphic 11" svg:x="9.56731in" svg:y="7.08435in" svg:width="2.7063in" svg:height="0.3282in" style:rel-width="scale" style:rel-height="scale">
          <draw:image xlink:href="media/image11.svg" xlink:type="simple" xlink:show="embed" xlink:actuate="onLoad"/>
          <svg:title/>
          <svg:desc/>
        </draw:frame>
      </draw:g>
      <presentation:notes style:page-layout-name="pageLayout2" draw:style-name="a818">
        <draw:frame draw:id="id18" presentation:style-name="a791" draw:name="Header Placeholder 1" svg:x="0in" svg:y="0in" svg:width="3.25in" svg:height="0.50174in" presentation:class="head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9" presentation:style-name="a795" draw:name="Date Placeholder 2" svg:x="4.24826in" svg:y="0in" svg:width="3.25in" svg:height="0.50174in" presentation:class="date-time" presentation:placeholder="false">
          <draw:text-box>
            <text:p text:style-name="a794" text:class-names="" text:cond-style-name=""><text:span text:style-name="a792" text:class-names=""><text:date text:fixed="false" style:data-style-name="a793">9/6/2018</text:date></text:span></text:p>
          </draw:text-box>
          <svg:title/>
          <svg:desc/>
        </draw:frame>
        <draw:page-thumbnail svg:x="0.75in" svg:y="1.25in" svg:width="6in" svg:height="3.375in" presentation:class="page" draw:id="id20" presentation:style-name="a796" draw:name="Slide Image Placeholder 3">
          <svg:title/>
          <svg:desc/>
        </draw:page-thumbnail>
        <draw:frame draw:id="id21" presentation:style-name="a811" draw:name="Notes Placeholder 4" svg:x="0.75in" svg:y="4.8125in" svg:width="6in" svg:height="3.9375in" presentation:class="notes" presentation:placeholder="false">
          <draw:text-box>
            <text:p text:style-name="a798" text:class-names="" text:cond-style-name=""><text:span text:style-name="a797" text:class-names="">Edit Master text styles</text:span></text:p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Second level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p text:style-name="a803" text:class-names="" text:cond-style-name=""><text:span text:style-name="a8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p text:style-name="a806" text:class-names="" text:cond-style-name=""><text:span text:style-name="a8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list text:style-name="a810">
                              <text:list-item>
                                <text:p text:style-name="a809" text:class-names="" text:cond-style-name=""><text:span text:style-name="a8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814" draw:name="Footer Placeholder 5" svg:x="0in" svg:y="9.49826in" svg:width="3.25in" svg:height="0.50174in" presentation:class="foot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23" presentation:style-name="a817" draw:name="Slide Number Placeholder 6" svg:x="4.24826in" svg:y="9.49826in" svg:width="3.25in" svg:height="0.50174in" presentation:class="page-number" presentation:placeholder="false">
          <draw:text-box>
            <text:p text:style-name="a816" text:class-names="" text:cond-style-name=""><text:span text:style-name="a8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Section-Title-Plain" style:page-layout-name="pageLayout1" draw:style-name="a819">
      <draw:g draw:name="Group 2" draw:id="id179">
        <svg:title/>
        <svg:desc/>
        <draw:g draw:name="Group 17" draw:id="id187">
          <svg:title/>
          <svg:desc/>
          <draw:g draw:name="Group 25" draw:id="id189">
            <svg:title/>
            <svg:desc/>
            <draw:custom-shape svg:width="0.9328in" svg:height="0.31066in" draw:id="id196" draw:layer="Master1-bg" draw:style-name="a860" draw:transform="translate(-0.4664in -0.15533in) rotate(-1.5708) translate(14.04827in 0.47539in)" draw:name="Rectangle 44">
              <svg:title/>
              <svg:desc/>
              <text:p text:style-name="a857" text:class-names="" text:cond-style-name=""><text:span text:style-name="a856" text:class-names="">Blue</text:span></text:p>
              <text:p text:style-name="a859" text:class-names="" text:cond-style-name=""><text:span text:style-name="a858" text:class-names="">R:0 G:120 B:2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97" draw:layer="Master1-bg" draw:style-name="a865" draw:transform="translate(-0.4664in -0.15533in) rotate(-1.5708) translate(14.04827in 2.44099in)" draw:name="Rectangle 36">
              <svg:title/>
              <svg:desc/>
              <text:p text:style-name="a862" text:class-names="" text:cond-style-name=""><text:span text:style-name="a861" text:class-names="">Cyan</text:span></text:p>
              <text:p text:style-name="a864" text:class-names="" text:cond-style-name=""><text:span text:style-name="a863" text:class-names="">R:0 G:188 B:24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98" draw:layer="Master1-bg" draw:style-name="a870" draw:transform="translate(-0.4664in -0.15533in) rotate(-1.5708) translate(13.68432in 0.47539in)" draw:name="Rectangle 40">
              <svg:title/>
              <svg:desc/>
              <text:p text:style-name="a867" text:class-names="" text:cond-style-name=""><text:span text:style-name="a866" text:class-names="">Light Gray</text:span></text:p>
              <text:p text:style-name="a869" text:class-names="" text:cond-style-name=""><text:span text:style-name="a868" text:class-names="">R:210 G:210 B:2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99" draw:layer="Master1-bg" draw:style-name="a875" draw:transform="translate(-0.4664in -0.15533in) rotate(-1.5708) translate(14.04827in 1.46051in)" draw:name="Rectangle 41">
              <svg:title/>
              <svg:desc/>
              <text:p text:style-name="a872" text:class-names="" text:cond-style-name=""><text:span text:style-name="a871" text:class-names="">Purple</text:span></text:p>
              <text:p text:style-name="a874" text:class-names="" text:cond-style-name=""><text:span text:style-name="a873" text:class-names="">R:92 G:45 B:14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00" draw:layer="Master1-bg" draw:style-name="a880" draw:transform="translate(-0.4664in -0.15533in) rotate(-1.5708) translate(13.68432in 2.43379in)" draw:name="Rectangle 42">
              <svg:title/>
              <svg:desc/>
              <text:p text:style-name="a877" text:class-names="" text:cond-style-name=""><text:span text:style-name="a876" text:class-names="">Dark Gray</text:span></text:p>
              <text:p text:style-name="a879" text:class-names="" text:cond-style-name=""><text:span text:style-name="a878" text:class-names="">R:80 G:80 B:8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01" draw:layer="Master1-bg" draw:style-name="a885" draw:transform="translate(-0.4664in -0.15533in) rotate(-1.5708) translate(13.68432in 1.46051in)" draw:name="Rectangle 43">
              <svg:title/>
              <svg:desc/>
              <text:p text:style-name="a882" text:class-names="" text:cond-style-name=""><text:span text:style-name="a881" text:class-names="">Gray</text:span></text:p>
              <text:p text:style-name="a884" text:class-names="" text:cond-style-name=""><text:span text:style-name="a883" text:class-names="">R:115 G:115 B:1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190">
            <svg:title/>
            <svg:desc/>
            <draw:custom-shape svg:width="0.9328in" svg:height="0.31066in" draw:id="id193" draw:layer="Master1-bg" draw:style-name="a845" draw:transform="translate(-0.4664in -0.15533in) rotate(-1.5708) translate(13.68432in 4.73685in)" draw:name="Rectangle 32">
              <svg:title/>
              <svg:desc/>
              <text:p text:style-name="a842" text:class-names="" text:cond-style-name=""><text:span text:style-name="a841" text:class-names="">Yellow</text:span></text:p>
              <text:p text:style-name="a844" text:class-names="" text:cond-style-name=""><text:span text:style-name="a843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94" draw:layer="Master1-bg" draw:style-name="a850" draw:transform="translate(-0.4664in -0.15533in) rotate(-1.5708) translate(13.68432in 5.71733in)" draw:name="Rectangle 33">
              <svg:title/>
              <svg:desc/>
              <text:p text:style-name="a847" text:class-names="" text:cond-style-name=""><text:span text:style-name="a846" text:class-names="">Orange</text:span></text:p>
              <text:p text:style-name="a849" text:class-names="" text:cond-style-name=""><text:span text:style-name="a848" text:class-names="">R: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95" draw:layer="Master1-bg" draw:style-name="a855" draw:transform="translate(-0.4664in -0.15533in) rotate(-1.5708) translate(14.04827in 2.44099in)" draw:name="Rectangle 34">
              <svg:title/>
              <svg:desc/>
              <text:p text:style-name="a852" text:class-names="" text:cond-style-name=""><text:span text:style-name="a851" text:class-names="">Teal</text:span></text:p>
              <text:p text:style-name="a854" text:class-names="" text:cond-style-name=""><text:span text:style-name="a853" text:class-names="">R:0 G:130 B:1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191" draw:layer="Master1-bg" draw:style-name="a837" draw:transform="translate(-0.45246in -0.1752in) rotate(-1.5708) translate(14.37684in 0.45222in)" draw:name="TextBox 27" svg:width="0.90493in" svg:height="0.3504in">
            <draw:text-box>
              <text:p text:style-name="a836" text:class-names="" text:cond-style-name=""><text:span text:style-name="a835" text:class-names="">Main colors</text:span></text:p>
            </draw:text-box>
            <svg:title/>
            <svg:desc/>
          </draw:frame>
          <draw:frame draw:id="id192" draw:layer="Master1-bg" draw:style-name="a840" draw:transform="translate(-1.41928in -0.1752in) rotate(-1.5708) translate(14.01289in 4.70957in)" draw:name="TextBox 31" svg:width="2.83856in" svg:height="0.3504in">
            <draw:text-box>
              <text:p text:style-name="a839" text:class-names="" text:cond-style-name=""><text:span text:style-name="a838" text:class-names="">Secondary colors (use only when necessary)</text:span></text:p>
            </draw:text-box>
            <svg:title/>
            <svg:desc/>
          </draw:frame>
        </draw:g>
        <draw:custom-shape svg:width="0.9328in" svg:height="0.31066in" draw:id="id188" draw:layer="Master1-bg" draw:style-name="a834" draw:transform="translate(-0.4664in -0.15533in) rotate(-1.5708) translate(13.68432in 3.75413in)" draw:name="Rectangle 10">
          <svg:title/>
          <svg:desc/>
          <text:p text:style-name="a831" text:class-names="" text:cond-style-name=""><text:span text:style-name="a830" text:class-names="">Cyan</text:span></text:p>
          <text:p text:style-name="a833" text:class-names="" text:cond-style-name=""><text:span text:style-name="a832" text:class-names="">R:0 G:188 B:242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80" draw:style-name="a820" draw:name="Graphic 1" svg:x="0.0125in" svg:y="0in" svg:width="13.30833in" svg:height="7.5in" style:rel-width="scale" style:rel-height="scale">
        <draw:image xlink:href="media/image8.svg" xlink:type="simple" xlink:show="embed" xlink:actuate="onLoad"/>
        <svg:title/>
        <svg:desc/>
      </draw:frame>
      <draw:frame draw:id="id181" presentation:style-name="a823" draw:name="Title 1" svg:x="0.62122in" svg:y="2.27928in" svg:width="12.41767in" svg:height="1.26727in" presentation:class="title" presentation:placeholder="false">
        <draw:text-box>
          <text:p text:style-name="a822" text:class-names="" text:cond-style-name=""><text:span text:style-name="a821" text:class-names="">Section title</text:span></text:p>
        </draw:text-box>
        <svg:title/>
        <svg:desc/>
      </draw:frame>
      <draw:frame draw:id="id182" draw:style-name="a824" draw:name="Picture 16" svg:x="3.29112in" svg:y="0.49057in" svg:width="10.03158in" svg:height="7.24114in" style:rel-width="scale" style:rel-height="scale">
        <draw:image xlink:href="media/image10.png" xlink:type="simple" xlink:show="embed" xlink:actuate="onLoad"/>
        <svg:title/>
        <svg:desc/>
      </draw:frame>
      <draw:frame draw:id="id183" draw:style-name="a827" draw:name="TextBox 17" svg:x="11.80288in" svg:y="3.83505in" svg:width="2.04808in" svg:height="0.8684in">
        <draw:text-box>
          <text:p text:style-name="a826" text:class-names="" text:cond-style-name=""><text:span text:style-name="a825" text:class-names="">.NET</text:span></text:p>
        </draw:text-box>
        <svg:title/>
        <svg:desc/>
      </draw:frame>
      <draw:g draw:name="Group 5" draw:id="id184">
        <svg:title/>
        <svg:desc/>
        <draw:frame draw:id="id185" draw:style-name="a828" draw:name="Graphic 6" svg:x="12.34119in" svg:y="6.47674in" svg:width="0.92077in" svg:height="0.98389in" style:rel-width="scale" style:rel-height="scale">
          <draw:image xlink:href="media/image5.svg" xlink:type="simple" xlink:show="embed" xlink:actuate="onLoad"/>
          <svg:title/>
          <svg:desc/>
        </draw:frame>
        <draw:frame draw:id="id186" draw:style-name="a829" draw:name="Graphic 7" svg:x="9.56731in" svg:y="7.08435in" svg:width="2.7063in" svg:height="0.3282in" style:rel-width="scale" style:rel-height="scale">
          <draw:image xlink:href="media/image11.svg" xlink:type="simple" xlink:show="embed" xlink:actuate="onLoad"/>
          <svg:title/>
          <svg:desc/>
        </draw:frame>
      </draw:g>
      <presentation:notes style:page-layout-name="pageLayout2" draw:style-name="a915">
        <draw:frame draw:id="id18" presentation:style-name="a888" draw:name="Header Placeholder 1" svg:x="0in" svg:y="0in" svg:width="3.25in" svg:height="0.50174in" presentation:class="head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19" presentation:style-name="a892" draw:name="Date Placeholder 2" svg:x="4.24826in" svg:y="0in" svg:width="3.25in" svg:height="0.50174in" presentation:class="date-time" presentation:placeholder="false">
          <draw:text-box>
            <text:p text:style-name="a891" text:class-names="" text:cond-style-name=""><text:span text:style-name="a889" text:class-names=""><text:date text:fixed="false" style:data-style-name="a890">9/6/2018</text:date></text:span></text:p>
          </draw:text-box>
          <svg:title/>
          <svg:desc/>
        </draw:frame>
        <draw:page-thumbnail svg:x="0.75in" svg:y="1.25in" svg:width="6in" svg:height="3.375in" presentation:class="page" draw:id="id20" presentation:style-name="a893" draw:name="Slide Image Placeholder 3">
          <svg:title/>
          <svg:desc/>
        </draw:page-thumbnail>
        <draw:frame draw:id="id21" presentation:style-name="a908" draw:name="Notes Placeholder 4" svg:x="0.75in" svg:y="4.8125in" svg:width="6in" svg:height="3.9375in" presentation:class="notes" presentation:placeholder="false">
          <draw:text-box>
            <text:p text:style-name="a895" text:class-names="" text:cond-style-name=""><text:span text:style-name="a894" text:class-names="">Edit Master text styles</text:span></text:p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Second level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p text:style-name="a900" text:class-names="" text:cond-style-name=""><text:span text:style-name="a8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list text:style-name="a904">
                      <text:list-item>
                        <text:list text:style-name="a904">
                          <text:list-item>
                            <text:p text:style-name="a903" text:class-names="" text:cond-style-name=""><text:span text:style-name="a9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list text:style-name="a907">
                          <text:list-item>
                            <text:list text:style-name="a907">
                              <text:list-item>
                                <text:p text:style-name="a906" text:class-names="" text:cond-style-name=""><text:span text:style-name="a9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911" draw:name="Footer Placeholder 5" svg:x="0in" svg:y="9.49826in" svg:width="3.25in" svg:height="0.50174in" presentation:class="foot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23" presentation:style-name="a914" draw:name="Slide Number Placeholder 6" svg:x="4.24826in" svg:y="9.49826in" svg:width="3.25in" svg:height="0.50174in" presentation:class="page-number" presentation:placeholder="false">
          <draw:text-box>
            <text:p text:style-name="a913" text:class-names="" text:cond-style-name=""><text:span text:style-name="a9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1_Title-Only" style:page-layout-name="pageLayout1" draw:style-name="a916">
      <draw:g draw:name="Group 2" draw:id="id202">
        <svg:title/>
        <svg:desc/>
        <draw:g draw:name="Group 17" draw:id="id207">
          <svg:title/>
          <svg:desc/>
          <draw:g draw:name="Group 25" draw:id="id209">
            <svg:title/>
            <svg:desc/>
            <draw:custom-shape svg:width="0.9328in" svg:height="0.31066in" draw:id="id216" draw:layer="Master1-bg" draw:style-name="a952" draw:transform="translate(-0.4664in -0.15533in) rotate(-1.5708) translate(14.04827in 0.47539in)" draw:name="Rectangle 44">
              <svg:title/>
              <svg:desc/>
              <text:p text:style-name="a949" text:class-names="" text:cond-style-name=""><text:span text:style-name="a948" text:class-names="">Blue</text:span></text:p>
              <text:p text:style-name="a951" text:class-names="" text:cond-style-name=""><text:span text:style-name="a950" text:class-names="">R:0 G:120 B:2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17" draw:layer="Master1-bg" draw:style-name="a957" draw:transform="translate(-0.4664in -0.15533in) rotate(-1.5708) translate(14.04827in 2.44099in)" draw:name="Rectangle 36">
              <svg:title/>
              <svg:desc/>
              <text:p text:style-name="a954" text:class-names="" text:cond-style-name=""><text:span text:style-name="a953" text:class-names="">Cyan</text:span></text:p>
              <text:p text:style-name="a956" text:class-names="" text:cond-style-name=""><text:span text:style-name="a955" text:class-names="">R:0 G:188 B:24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18" draw:layer="Master1-bg" draw:style-name="a962" draw:transform="translate(-0.4664in -0.15533in) rotate(-1.5708) translate(13.68432in 0.47539in)" draw:name="Rectangle 40">
              <svg:title/>
              <svg:desc/>
              <text:p text:style-name="a959" text:class-names="" text:cond-style-name=""><text:span text:style-name="a958" text:class-names="">Light Gray</text:span></text:p>
              <text:p text:style-name="a961" text:class-names="" text:cond-style-name=""><text:span text:style-name="a960" text:class-names="">R:210 G:210 B:2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19" draw:layer="Master1-bg" draw:style-name="a967" draw:transform="translate(-0.4664in -0.15533in) rotate(-1.5708) translate(14.04827in 1.46051in)" draw:name="Rectangle 41">
              <svg:title/>
              <svg:desc/>
              <text:p text:style-name="a964" text:class-names="" text:cond-style-name=""><text:span text:style-name="a963" text:class-names="">Purple</text:span></text:p>
              <text:p text:style-name="a966" text:class-names="" text:cond-style-name=""><text:span text:style-name="a965" text:class-names="">R:92 G:45 B:14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20" draw:layer="Master1-bg" draw:style-name="a972" draw:transform="translate(-0.4664in -0.15533in) rotate(-1.5708) translate(13.68432in 2.43379in)" draw:name="Rectangle 42">
              <svg:title/>
              <svg:desc/>
              <text:p text:style-name="a969" text:class-names="" text:cond-style-name=""><text:span text:style-name="a968" text:class-names="">Dark Gray</text:span></text:p>
              <text:p text:style-name="a971" text:class-names="" text:cond-style-name=""><text:span text:style-name="a970" text:class-names="">R:80 G:80 B:8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21" draw:layer="Master1-bg" draw:style-name="a977" draw:transform="translate(-0.4664in -0.15533in) rotate(-1.5708) translate(13.68432in 1.46051in)" draw:name="Rectangle 43">
              <svg:title/>
              <svg:desc/>
              <text:p text:style-name="a974" text:class-names="" text:cond-style-name=""><text:span text:style-name="a973" text:class-names="">Gray</text:span></text:p>
              <text:p text:style-name="a976" text:class-names="" text:cond-style-name=""><text:span text:style-name="a975" text:class-names="">R:115 G:115 B:1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210">
            <svg:title/>
            <svg:desc/>
            <draw:custom-shape svg:width="0.9328in" svg:height="0.31066in" draw:id="id213" draw:layer="Master1-bg" draw:style-name="a937" draw:transform="translate(-0.4664in -0.15533in) rotate(-1.5708) translate(13.68432in 4.73685in)" draw:name="Rectangle 32">
              <svg:title/>
              <svg:desc/>
              <text:p text:style-name="a934" text:class-names="" text:cond-style-name=""><text:span text:style-name="a933" text:class-names="">Yellow</text:span></text:p>
              <text:p text:style-name="a936" text:class-names="" text:cond-style-name=""><text:span text:style-name="a935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14" draw:layer="Master1-bg" draw:style-name="a942" draw:transform="translate(-0.4664in -0.15533in) rotate(-1.5708) translate(13.68432in 5.71733in)" draw:name="Rectangle 33">
              <svg:title/>
              <svg:desc/>
              <text:p text:style-name="a939" text:class-names="" text:cond-style-name=""><text:span text:style-name="a938" text:class-names="">Orange</text:span></text:p>
              <text:p text:style-name="a941" text:class-names="" text:cond-style-name=""><text:span text:style-name="a940" text:class-names="">R: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15" draw:layer="Master1-bg" draw:style-name="a947" draw:transform="translate(-0.4664in -0.15533in) rotate(-1.5708) translate(14.04827in 2.44099in)" draw:name="Rectangle 34">
              <svg:title/>
              <svg:desc/>
              <text:p text:style-name="a944" text:class-names="" text:cond-style-name=""><text:span text:style-name="a943" text:class-names="">Teal</text:span></text:p>
              <text:p text:style-name="a946" text:class-names="" text:cond-style-name=""><text:span text:style-name="a945" text:class-names="">R:0 G:130 B:1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211" draw:layer="Master1-bg" draw:style-name="a929" draw:transform="translate(-0.45246in -0.1752in) rotate(-1.5708) translate(14.37684in 0.45222in)" draw:name="TextBox 27" svg:width="0.90493in" svg:height="0.3504in">
            <draw:text-box>
              <text:p text:style-name="a928" text:class-names="" text:cond-style-name=""><text:span text:style-name="a927" text:class-names="">Main colors</text:span></text:p>
            </draw:text-box>
            <svg:title/>
            <svg:desc/>
          </draw:frame>
          <draw:frame draw:id="id212" draw:layer="Master1-bg" draw:style-name="a932" draw:transform="translate(-1.41928in -0.1752in) rotate(-1.5708) translate(14.01289in 4.70957in)" draw:name="TextBox 31" svg:width="2.83856in" svg:height="0.3504in">
            <draw:text-box>
              <text:p text:style-name="a931" text:class-names="" text:cond-style-name=""><text:span text:style-name="a930" text:class-names="">Secondary colors (use only when necessary)</text:span></text:p>
            </draw:text-box>
            <svg:title/>
            <svg:desc/>
          </draw:frame>
        </draw:g>
        <draw:custom-shape svg:width="0.9328in" svg:height="0.31066in" draw:id="id208" draw:layer="Master1-bg" draw:style-name="a926" draw:transform="translate(-0.4664in -0.15533in) rotate(-1.5708) translate(13.68432in 3.75413in)" draw:name="Rectangle 7">
          <svg:title/>
          <svg:desc/>
          <text:p text:style-name="a923" text:class-names="" text:cond-style-name=""><text:span text:style-name="a922" text:class-names="">Cyan</text:span></text:p>
          <text:p text:style-name="a925" text:class-names="" text:cond-style-name=""><text:span text:style-name="a924" text:class-names="">R:0 G:188 B:242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03" presentation:style-name="a919" draw:name="Title 1" svg:x="0.29444in" svg:y="0.31661in" svg:width="12.74698in" svg:height="0.98389in" presentation:class="title" presentation:placeholder="false">
        <draw:text-box>
          <text:p text:style-name="a918" text:class-names="" text:cond-style-name=""><text:span text:style-name="a917" text:class-names="">Click to edit Master title style</text:span></text:p>
        </draw:text-box>
        <svg:title/>
        <svg:desc/>
      </draw:frame>
      <draw:g draw:name="Group 2" draw:id="id204">
        <svg:title/>
        <svg:desc/>
        <draw:frame draw:id="id205" draw:style-name="a920" draw:name="Graphic 3" svg:x="12.34119in" svg:y="6.47674in" svg:width="0.92077in" svg:height="0.98389in" style:rel-width="scale" style:rel-height="scale">
          <draw:image xlink:href="media/image5.svg" xlink:type="simple" xlink:show="embed" xlink:actuate="onLoad"/>
          <svg:title/>
          <svg:desc/>
        </draw:frame>
        <draw:frame draw:id="id206" draw:style-name="a921" draw:name="Graphic 4" svg:x="9.56731in" svg:y="7.08435in" svg:width="2.7063in" svg:height="0.3282in" style:rel-width="scale" style:rel-height="scale">
          <draw:image xlink:href="media/image7.svg" xlink:type="simple" xlink:show="embed" xlink:actuate="onLoad"/>
          <svg:title/>
          <svg:desc/>
        </draw:frame>
      </draw:g>
      <presentation:notes style:page-layout-name="pageLayout2" draw:style-name="a1007">
        <draw:frame draw:id="id18" presentation:style-name="a980" draw:name="Header Placeholder 1" svg:x="0in" svg:y="0in" svg:width="3.25in" svg:height="0.50174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9" presentation:style-name="a984" draw:name="Date Placeholder 2" svg:x="4.24826in" svg:y="0in" svg:width="3.25in" svg:height="0.50174in" presentation:class="date-time" presentation:placeholder="false">
          <draw:text-box>
            <text:p text:style-name="a983" text:class-names="" text:cond-style-name=""><text:span text:style-name="a981" text:class-names=""><text:date text:fixed="false" style:data-style-name="a982">9/6/2018</text:date></text:span></text:p>
          </draw:text-box>
          <svg:title/>
          <svg:desc/>
        </draw:frame>
        <draw:page-thumbnail svg:x="0.75in" svg:y="1.25in" svg:width="6in" svg:height="3.375in" presentation:class="page" draw:id="id20" presentation:style-name="a985" draw:name="Slide Image Placeholder 3">
          <svg:title/>
          <svg:desc/>
        </draw:page-thumbnail>
        <draw:frame draw:id="id21" presentation:style-name="a1000" draw:name="Notes Placeholder 4" svg:x="0.75in" svg:y="4.8125in" svg:width="6in" svg:height="3.9375in" presentation:class="notes" presentation:placeholder="false">
          <draw:text-box>
            <text:p text:style-name="a987" text:class-names="" text:cond-style-name=""><text:span text:style-name="a986" text:class-names="">Edit Master text styles</text:span></text:p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>Second level</text:span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list text:style-name="a993">
                      <text:list-item>
                        <text:p text:style-name="a992" text:class-names="" text:cond-style-name=""><text:span text:style-name="a9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list text:style-name="a996">
                          <text:list-item>
                            <text:p text:style-name="a995" text:class-names="" text:cond-style-name=""><text:span text:style-name="a9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list text:style-name="a999">
                          <text:list-item>
                            <text:list text:style-name="a999">
                              <text:list-item>
                                <text:p text:style-name="a998" text:class-names="" text:cond-style-name=""><text:span text:style-name="a9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003" draw:name="Footer Placeholder 5" svg:x="0in" svg:y="9.49826in" svg:width="3.25in" svg:height="0.50174in" presentation:class="foot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23" presentation:style-name="a1006" draw:name="Slide Number Placeholder 6" svg:x="4.24826in" svg:y="9.49826in" svg:width="3.25in" svg:height="0.50174in" presentation:class="page-number" presentation:placeholder="false">
          <draw:text-box>
            <text:p text:style-name="a1005" text:class-names="" text:cond-style-name=""><text:span text:style-name="a1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le-&amp;-2-color-Non-bulleted-text" style:page-layout-name="pageLayout1" draw:style-name="a1008">
      <draw:g draw:name="Group 2" draw:id="id222">
        <svg:title/>
        <svg:desc/>
        <draw:g draw:name="Group 17" draw:id="id228">
          <svg:title/>
          <svg:desc/>
          <draw:g draw:name="Group 25" draw:id="id230">
            <svg:title/>
            <svg:desc/>
            <draw:custom-shape svg:width="0.9328in" svg:height="0.31066in" draw:id="id237" draw:layer="Master1-bg" draw:style-name="a1060" draw:transform="translate(-0.4664in -0.15533in) rotate(-1.5708) translate(14.04827in 0.47539in)" draw:name="Rectangle 44">
              <svg:title/>
              <svg:desc/>
              <text:p text:style-name="a1057" text:class-names="" text:cond-style-name=""><text:span text:style-name="a1056" text:class-names="">Blue</text:span></text:p>
              <text:p text:style-name="a1059" text:class-names="" text:cond-style-name=""><text:span text:style-name="a1058" text:class-names="">R:0 G:120 B:2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38" draw:layer="Master1-bg" draw:style-name="a1065" draw:transform="translate(-0.4664in -0.15533in) rotate(-1.5708) translate(14.04827in 2.44099in)" draw:name="Rectangle 36">
              <svg:title/>
              <svg:desc/>
              <text:p text:style-name="a1062" text:class-names="" text:cond-style-name=""><text:span text:style-name="a1061" text:class-names="">Cyan</text:span></text:p>
              <text:p text:style-name="a1064" text:class-names="" text:cond-style-name=""><text:span text:style-name="a1063" text:class-names="">R:0 G:188 B:24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39" draw:layer="Master1-bg" draw:style-name="a1070" draw:transform="translate(-0.4664in -0.15533in) rotate(-1.5708) translate(13.68432in 0.47539in)" draw:name="Rectangle 40">
              <svg:title/>
              <svg:desc/>
              <text:p text:style-name="a1067" text:class-names="" text:cond-style-name=""><text:span text:style-name="a1066" text:class-names="">Light Gray</text:span></text:p>
              <text:p text:style-name="a1069" text:class-names="" text:cond-style-name=""><text:span text:style-name="a1068" text:class-names="">R:210 G:210 B:2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40" draw:layer="Master1-bg" draw:style-name="a1075" draw:transform="translate(-0.4664in -0.15533in) rotate(-1.5708) translate(14.04827in 1.46051in)" draw:name="Rectangle 41">
              <svg:title/>
              <svg:desc/>
              <text:p text:style-name="a1072" text:class-names="" text:cond-style-name=""><text:span text:style-name="a1071" text:class-names="">Purple</text:span></text:p>
              <text:p text:style-name="a1074" text:class-names="" text:cond-style-name=""><text:span text:style-name="a1073" text:class-names="">R:92 G:45 B:14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41" draw:layer="Master1-bg" draw:style-name="a1080" draw:transform="translate(-0.4664in -0.15533in) rotate(-1.5708) translate(13.68432in 2.43379in)" draw:name="Rectangle 42">
              <svg:title/>
              <svg:desc/>
              <text:p text:style-name="a1077" text:class-names="" text:cond-style-name=""><text:span text:style-name="a1076" text:class-names="">Dark Gray</text:span></text:p>
              <text:p text:style-name="a1079" text:class-names="" text:cond-style-name=""><text:span text:style-name="a1078" text:class-names="">R:80 G:80 B:8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42" draw:layer="Master1-bg" draw:style-name="a1085" draw:transform="translate(-0.4664in -0.15533in) rotate(-1.5708) translate(13.68432in 1.46051in)" draw:name="Rectangle 43">
              <svg:title/>
              <svg:desc/>
              <text:p text:style-name="a1082" text:class-names="" text:cond-style-name=""><text:span text:style-name="a1081" text:class-names="">Gray</text:span></text:p>
              <text:p text:style-name="a1084" text:class-names="" text:cond-style-name=""><text:span text:style-name="a1083" text:class-names="">R:115 G:115 B:1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231">
            <svg:title/>
            <svg:desc/>
            <draw:custom-shape svg:width="0.9328in" svg:height="0.31066in" draw:id="id234" draw:layer="Master1-bg" draw:style-name="a1045" draw:transform="translate(-0.4664in -0.15533in) rotate(-1.5708) translate(13.68432in 4.73685in)" draw:name="Rectangle 32">
              <svg:title/>
              <svg:desc/>
              <text:p text:style-name="a1042" text:class-names="" text:cond-style-name=""><text:span text:style-name="a1041" text:class-names="">Yellow</text:span></text:p>
              <text:p text:style-name="a1044" text:class-names="" text:cond-style-name=""><text:span text:style-name="a1043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35" draw:layer="Master1-bg" draw:style-name="a1050" draw:transform="translate(-0.4664in -0.15533in) rotate(-1.5708) translate(13.68432in 5.71733in)" draw:name="Rectangle 33">
              <svg:title/>
              <svg:desc/>
              <text:p text:style-name="a1047" text:class-names="" text:cond-style-name=""><text:span text:style-name="a1046" text:class-names="">Orange</text:span></text:p>
              <text:p text:style-name="a1049" text:class-names="" text:cond-style-name=""><text:span text:style-name="a1048" text:class-names="">R: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36" draw:layer="Master1-bg" draw:style-name="a1055" draw:transform="translate(-0.4664in -0.15533in) rotate(-1.5708) translate(14.04827in 2.44099in)" draw:name="Rectangle 34">
              <svg:title/>
              <svg:desc/>
              <text:p text:style-name="a1052" text:class-names="" text:cond-style-name=""><text:span text:style-name="a1051" text:class-names="">Teal</text:span></text:p>
              <text:p text:style-name="a1054" text:class-names="" text:cond-style-name=""><text:span text:style-name="a1053" text:class-names="">R:0 G:130 B:1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232" draw:layer="Master1-bg" draw:style-name="a1037" draw:transform="translate(-0.45246in -0.1752in) rotate(-1.5708) translate(14.37684in 0.45222in)" draw:name="TextBox 27" svg:width="0.90493in" svg:height="0.3504in">
            <draw:text-box>
              <text:p text:style-name="a1036" text:class-names="" text:cond-style-name=""><text:span text:style-name="a1035" text:class-names="">Main colors</text:span></text:p>
            </draw:text-box>
            <svg:title/>
            <svg:desc/>
          </draw:frame>
          <draw:frame draw:id="id233" draw:layer="Master1-bg" draw:style-name="a1040" draw:transform="translate(-1.41928in -0.1752in) rotate(-1.5708) translate(14.01289in 4.70957in)" draw:name="TextBox 31" svg:width="2.83856in" svg:height="0.3504in">
            <draw:text-box>
              <text:p text:style-name="a1039" text:class-names="" text:cond-style-name=""><text:span text:style-name="a1038" text:class-names="">Secondary colors (use only when necessary)</text:span></text:p>
            </draw:text-box>
            <svg:title/>
            <svg:desc/>
          </draw:frame>
        </draw:g>
        <draw:custom-shape svg:width="0.9328in" svg:height="0.31066in" draw:id="id229" draw:layer="Master1-bg" draw:style-name="a1034" draw:transform="translate(-0.4664in -0.15533in) rotate(-1.5708) translate(13.68432in 3.75413in)" draw:name="Rectangle 8">
          <svg:title/>
          <svg:desc/>
          <text:p text:style-name="a1031" text:class-names="" text:cond-style-name=""><text:span text:style-name="a1030" text:class-names="">Cyan</text:span></text:p>
          <text:p text:style-name="a1033" text:class-names="" text:cond-style-name=""><text:span text:style-name="a1032" text:class-names="">R:0 G:188 B:242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3" presentation:style-name="a1011" draw:name="Title 1" svg:x="0.29444in" svg:y="0.31661in" svg:width="12.74698in" svg:height="0.98389in" presentation:class="title" presentation:placeholder="false">
        <draw:text-box>
          <text:p text:style-name="a1010" text:class-names="" text:cond-style-name=""><text:span text:style-name="a1009" text:class-names="">Click to edit Master title style</text:span></text:p>
        </draw:text-box>
        <svg:title/>
        <svg:desc/>
      </draw:frame>
      <draw:frame draw:id="id224" presentation:style-name="a1027" draw:name="Text Placeholder 5" svg:x="0.29444in" svg:y="1.3005in" svg:width="12.74445in" svg:height="2.17152in" presentation:class="outline" presentation:placeholder="false">
        <draw:text-box>
          <text:list text:style-name="a1014">
            <text:list-item>
              <text:p text:style-name="a1013" text:class-names="" text:cond-style-name=""><text:span text:style-name="a1012" text:class-names="">Edit Master text styles</text:span></text:p>
            </text:list-item>
          </text:list>
          <text:list text:style-name="a1017">
            <text:list-item>
              <text:list text:style-name="a1017">
                <text:list-item>
                  <text:p text:style-name="a1016" text:class-names="" text:cond-style-name=""><text:span text:style-name="a1015" text:class-names="">Second level</text:span></text:p>
                </text:list-item>
              </text:list>
            </text:list-item>
          </text:list>
          <text:list text:style-name="a1020">
            <text:list-item>
              <text:list text:style-name="a1020">
                <text:list-item>
                  <text:list text:style-name="a1020">
                    <text:list-item>
                      <text:p text:style-name="a1019" text:class-names="" text:cond-style-name=""><text:span text:style-name="a10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3">
            <text:list-item>
              <text:list text:style-name="a1023">
                <text:list-item>
                  <text:list text:style-name="a1023">
                    <text:list-item>
                      <text:list text:style-name="a1023">
                        <text:list-item>
                          <text:p text:style-name="a1022" text:class-names="" text:cond-style-name=""><text:span text:style-name="a10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list text:style-name="a1026">
                        <text:list-item>
                          <text:list text:style-name="a1026">
                            <text:list-item>
                              <text:p text:style-name="a1025" text:class-names="" text:cond-style-name=""><text:span text:style-name="a10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 3" draw:id="id225">
        <svg:title/>
        <svg:desc/>
        <draw:frame draw:id="id226" draw:style-name="a1028" draw:name="Graphic 4" svg:x="12.34119in" svg:y="6.47674in" svg:width="0.92077in" svg:height="0.98389in" style:rel-width="scale" style:rel-height="scale">
          <draw:image xlink:href="media/image5.svg" xlink:type="simple" xlink:show="embed" xlink:actuate="onLoad"/>
          <svg:title/>
          <svg:desc/>
        </draw:frame>
        <draw:frame draw:id="id227" draw:style-name="a1029" draw:name="Graphic 6" svg:x="9.56731in" svg:y="7.08435in" svg:width="2.7063in" svg:height="0.3282in" style:rel-width="scale" style:rel-height="scale">
          <draw:image xlink:href="media/image7.svg" xlink:type="simple" xlink:show="embed" xlink:actuate="onLoad"/>
          <svg:title/>
          <svg:desc/>
        </draw:frame>
      </draw:g>
      <presentation:notes style:page-layout-name="pageLayout2" draw:style-name="a1115">
        <draw:frame draw:id="id18" presentation:style-name="a1088" draw:name="Header Placeholder 1" svg:x="0in" svg:y="0in" svg:width="3.25in" svg:height="0.50174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19" presentation:style-name="a1092" draw:name="Date Placeholder 2" svg:x="4.24826in" svg:y="0in" svg:width="3.25in" svg:height="0.50174in" presentation:class="date-time" presentation:placeholder="false">
          <draw:text-box>
            <text:p text:style-name="a1091" text:class-names="" text:cond-style-name=""><text:span text:style-name="a1089" text:class-names=""><text:date text:fixed="false" style:data-style-name="a1090">9/6/2018</text:date></text:span></text:p>
          </draw:text-box>
          <svg:title/>
          <svg:desc/>
        </draw:frame>
        <draw:page-thumbnail svg:x="0.75in" svg:y="1.25in" svg:width="6in" svg:height="3.375in" presentation:class="page" draw:id="id20" presentation:style-name="a1093" draw:name="Slide Image Placeholder 3">
          <svg:title/>
          <svg:desc/>
        </draw:page-thumbnail>
        <draw:frame draw:id="id21" presentation:style-name="a1108" draw:name="Notes Placeholder 4" svg:x="0.75in" svg:y="4.8125in" svg:width="6in" svg:height="3.9375in" presentation:class="notes" presentation:placeholder="false">
          <draw:text-box>
            <text:p text:style-name="a1095" text:class-names="" text:cond-style-name=""><text:span text:style-name="a1094" text:class-names="">Edit Master text styles</text:span></text:p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>Second level</text:span></text:p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list text:style-name="a1101">
                      <text:list-item>
                        <text:p text:style-name="a1100" text:class-names="" text:cond-style-name=""><text:span text:style-name="a10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list text:style-name="a1104">
                      <text:list-item>
                        <text:list text:style-name="a1104">
                          <text:list-item>
                            <text:p text:style-name="a1103" text:class-names="" text:cond-style-name=""><text:span text:style-name="a1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list text:style-name="a1107">
                      <text:list-item>
                        <text:list text:style-name="a1107">
                          <text:list-item>
                            <text:list text:style-name="a1107">
                              <text:list-item>
                                <text:p text:style-name="a1106" text:class-names="" text:cond-style-name=""><text:span text:style-name="a11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111" draw:name="Footer Placeholder 5" svg:x="0in" svg:y="9.49826in" svg:width="3.25in" svg:height="0.50174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23" presentation:style-name="a1114" draw:name="Slide Number Placeholder 6" svg:x="4.24826in" svg:y="9.49826in" svg:width="3.25in" svg:height="0.50174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hree-Column-Content-Tile-Layout" style:page-layout-name="pageLayout1" draw:style-name="a1116">
      <draw:g draw:name="Group 2" draw:id="id243">
        <svg:title/>
        <svg:desc/>
        <draw:g draw:name="Group 17" draw:id="id251">
          <svg:title/>
          <svg:desc/>
          <draw:g draw:name="Group 25" draw:id="id253">
            <svg:title/>
            <svg:desc/>
            <draw:custom-shape svg:width="0.9328in" svg:height="0.31066in" draw:id="id260" draw:layer="Master1-bg" draw:style-name="a1200" draw:transform="translate(-0.4664in -0.15533in) rotate(-1.5708) translate(14.04827in 0.47539in)" draw:name="Rectangle 44">
              <svg:title/>
              <svg:desc/>
              <text:p text:style-name="a1197" text:class-names="" text:cond-style-name=""><text:span text:style-name="a1196" text:class-names="">Blue</text:span></text:p>
              <text:p text:style-name="a1199" text:class-names="" text:cond-style-name=""><text:span text:style-name="a1198" text:class-names="">R:0 G:120 B:2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61" draw:layer="Master1-bg" draw:style-name="a1205" draw:transform="translate(-0.4664in -0.15533in) rotate(-1.5708) translate(14.04827in 2.44099in)" draw:name="Rectangle 36">
              <svg:title/>
              <svg:desc/>
              <text:p text:style-name="a1202" text:class-names="" text:cond-style-name=""><text:span text:style-name="a1201" text:class-names="">Cyan</text:span></text:p>
              <text:p text:style-name="a1204" text:class-names="" text:cond-style-name=""><text:span text:style-name="a1203" text:class-names="">R:0 G:188 B:24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62" draw:layer="Master1-bg" draw:style-name="a1210" draw:transform="translate(-0.4664in -0.15533in) rotate(-1.5708) translate(13.68432in 0.47539in)" draw:name="Rectangle 40">
              <svg:title/>
              <svg:desc/>
              <text:p text:style-name="a1207" text:class-names="" text:cond-style-name=""><text:span text:style-name="a1206" text:class-names="">Light Gray</text:span></text:p>
              <text:p text:style-name="a1209" text:class-names="" text:cond-style-name=""><text:span text:style-name="a1208" text:class-names="">R:210 G:210 B:2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63" draw:layer="Master1-bg" draw:style-name="a1215" draw:transform="translate(-0.4664in -0.15533in) rotate(-1.5708) translate(14.04827in 1.46051in)" draw:name="Rectangle 41">
              <svg:title/>
              <svg:desc/>
              <text:p text:style-name="a1212" text:class-names="" text:cond-style-name=""><text:span text:style-name="a1211" text:class-names="">Purple</text:span></text:p>
              <text:p text:style-name="a1214" text:class-names="" text:cond-style-name=""><text:span text:style-name="a1213" text:class-names="">R:92 G:45 B:14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64" draw:layer="Master1-bg" draw:style-name="a1220" draw:transform="translate(-0.4664in -0.15533in) rotate(-1.5708) translate(13.68432in 2.43379in)" draw:name="Rectangle 42">
              <svg:title/>
              <svg:desc/>
              <text:p text:style-name="a1217" text:class-names="" text:cond-style-name=""><text:span text:style-name="a1216" text:class-names="">Dark Gray</text:span></text:p>
              <text:p text:style-name="a1219" text:class-names="" text:cond-style-name=""><text:span text:style-name="a1218" text:class-names="">R:80 G:80 B:8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65" draw:layer="Master1-bg" draw:style-name="a1225" draw:transform="translate(-0.4664in -0.15533in) rotate(-1.5708) translate(13.68432in 1.46051in)" draw:name="Rectangle 43">
              <svg:title/>
              <svg:desc/>
              <text:p text:style-name="a1222" text:class-names="" text:cond-style-name=""><text:span text:style-name="a1221" text:class-names="">Gray</text:span></text:p>
              <text:p text:style-name="a1224" text:class-names="" text:cond-style-name=""><text:span text:style-name="a1223" text:class-names="">R:115 G:115 B:1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254">
            <svg:title/>
            <svg:desc/>
            <draw:custom-shape svg:width="0.9328in" svg:height="0.31066in" draw:id="id257" draw:layer="Master1-bg" draw:style-name="a1185" draw:transform="translate(-0.4664in -0.15533in) rotate(-1.5708) translate(13.68432in 4.73685in)" draw:name="Rectangle 32">
              <svg:title/>
              <svg:desc/>
              <text:p text:style-name="a1182" text:class-names="" text:cond-style-name=""><text:span text:style-name="a1181" text:class-names="">Yellow</text:span></text:p>
              <text:p text:style-name="a1184" text:class-names="" text:cond-style-name=""><text:span text:style-name="a1183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58" draw:layer="Master1-bg" draw:style-name="a1190" draw:transform="translate(-0.4664in -0.15533in) rotate(-1.5708) translate(13.68432in 5.71733in)" draw:name="Rectangle 33">
              <svg:title/>
              <svg:desc/>
              <text:p text:style-name="a1187" text:class-names="" text:cond-style-name=""><text:span text:style-name="a1186" text:class-names="">Orange</text:span></text:p>
              <text:p text:style-name="a1189" text:class-names="" text:cond-style-name=""><text:span text:style-name="a1188" text:class-names="">R: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59" draw:layer="Master1-bg" draw:style-name="a1195" draw:transform="translate(-0.4664in -0.15533in) rotate(-1.5708) translate(14.04827in 2.44099in)" draw:name="Rectangle 34">
              <svg:title/>
              <svg:desc/>
              <text:p text:style-name="a1192" text:class-names="" text:cond-style-name=""><text:span text:style-name="a1191" text:class-names="">Teal</text:span></text:p>
              <text:p text:style-name="a1194" text:class-names="" text:cond-style-name=""><text:span text:style-name="a1193" text:class-names="">R:0 G:130 B:1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255" draw:layer="Master1-bg" draw:style-name="a1177" draw:transform="translate(-0.45246in -0.1752in) rotate(-1.5708) translate(14.37684in 0.45222in)" draw:name="TextBox 27" svg:width="0.90493in" svg:height="0.3504in">
            <draw:text-box>
              <text:p text:style-name="a1176" text:class-names="" text:cond-style-name=""><text:span text:style-name="a1175" text:class-names="">Main colors</text:span></text:p>
            </draw:text-box>
            <svg:title/>
            <svg:desc/>
          </draw:frame>
          <draw:frame draw:id="id256" draw:layer="Master1-bg" draw:style-name="a1180" draw:transform="translate(-1.41928in -0.1752in) rotate(-1.5708) translate(14.01289in 4.70957in)" draw:name="TextBox 31" svg:width="2.83856in" svg:height="0.3504in">
            <draw:text-box>
              <text:p text:style-name="a1179" text:class-names="" text:cond-style-name=""><text:span text:style-name="a1178" text:class-names="">Secondary colors (use only when necessary)</text:span></text:p>
            </draw:text-box>
            <svg:title/>
            <svg:desc/>
          </draw:frame>
        </draw:g>
        <draw:custom-shape svg:width="0.9328in" svg:height="0.31066in" draw:id="id252" draw:layer="Master1-bg" draw:style-name="a1174" draw:transform="translate(-0.4664in -0.15533in) rotate(-1.5708) translate(13.68432in 3.75413in)" draw:name="Rectangle 10">
          <svg:title/>
          <svg:desc/>
          <text:p text:style-name="a1171" text:class-names="" text:cond-style-name=""><text:span text:style-name="a1170" text:class-names="">Cyan</text:span></text:p>
          <text:p text:style-name="a1173" text:class-names="" text:cond-style-name=""><text:span text:style-name="a1172" text:class-names="">R:0 G:188 B:242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44" presentation:style-name="a1119" draw:name="Title 1" svg:x="0.29444in" svg:y="0.31661in" svg:width="12.74698in" svg:height="0.98389in" presentation:class="title" presentation:placeholder="false">
        <draw:text-box>
          <text:p text:style-name="a1118" text:class-names="" text:cond-style-name=""><text:span text:style-name="a1117" text:class-names="">Click to edit Master title style</text:span></text:p>
        </draw:text-box>
        <svg:title/>
        <svg:desc/>
      </draw:frame>
      <draw:frame draw:id="id245" presentation:style-name="a1135" draw:name="Text Placeholder 3" svg:x="0.19481in" svg:y="2.27757in" svg:width="4.2955in" svg:height="3.92192in" presentation:class="outline" presentation:placeholder="false">
        <draw:text-box>
          <text:list text:style-name="a1122">
            <text:list-item>
              <text:p text:style-name="a1121" text:class-names="" text:cond-style-name=""><text:span text:style-name="a1120" text:class-names="">Click to edit Master text styles</text:span></text:p>
            </text:list-item>
          </text:list>
          <text:list text:style-name="a1125">
            <text:list-item>
              <text:list text:style-name="a1125">
                <text:list-item>
                  <text:p text:style-name="a1124" text:class-names="" text:cond-style-name=""><text:span text:style-name="a1123" text:class-names="">Second level</text:span></text:p>
                </text:list-item>
              </text:list>
            </text:list-item>
          </text:list>
          <text:list text:style-name="a1128">
            <text:list-item>
              <text:list text:style-name="a1128">
                <text:list-item>
                  <text:list text:style-name="a1128">
                    <text:list-item>
                      <text:p text:style-name="a1127" text:class-names="" text:cond-style-name=""><text:span text:style-name="a1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1">
            <text:list-item>
              <text:list text:style-name="a1131">
                <text:list-item>
                  <text:list text:style-name="a1131">
                    <text:list-item>
                      <text:list text:style-name="a1131">
                        <text:list-item>
                          <text:p text:style-name="a1130" text:class-names="" text:cond-style-name=""><text:span text:style-name="a1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4">
            <text:list-item>
              <text:list text:style-name="a1134">
                <text:list-item>
                  <text:list text:style-name="a1134">
                    <text:list-item>
                      <text:list text:style-name="a1134">
                        <text:list-item>
                          <text:list text:style-name="a1134">
                            <text:list-item>
                              <text:p text:style-name="a1133" text:class-names="" text:cond-style-name=""><text:span text:style-name="a1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6" presentation:style-name="a1151" draw:name="Text Placeholder 3" svg:x="4.54753in" svg:y="2.27757in" svg:width="4.2955in" svg:height="3.92192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Click to edit Master text styles</text:span></text:p>
            </text:list-item>
          </text:list>
          <text:list text:style-name="a1141">
            <text:list-item>
              <text:list text:style-name="a1141">
                <text:list-item>
                  <text:p text:style-name="a1140" text:class-names="" text:cond-style-name=""><text:span text:style-name="a1139" text:class-names="">Second level</text:span></text:p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p text:style-name="a1143" text:class-names="" text:cond-style-name=""><text:span text:style-name="a1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p text:style-name="a1146" text:class-names="" text:cond-style-name=""><text:span text:style-name="a1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0">
            <text:list-item>
              <text:list text:style-name="a1150">
                <text:list-item>
                  <text:list text:style-name="a1150">
                    <text:list-item>
                      <text:list text:style-name="a1150">
                        <text:list-item>
                          <text:list text:style-name="a1150">
                            <text:list-item>
                              <text:p text:style-name="a1149" text:class-names="" text:cond-style-name=""><text:span text:style-name="a11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7" presentation:style-name="a1167" draw:name="Text Placeholder 3" svg:x="8.90024in" svg:y="2.27757in" svg:width="4.23828in" svg:height="3.92192in" presentation:class="outline" presentation:placeholder="false">
        <draw:text-box>
          <text:list text:style-name="a1154">
            <text:list-item>
              <text:p text:style-name="a1153" text:class-names="" text:cond-style-name=""><text:span text:style-name="a1152" text:class-names="">Click to edit Master text styles</text:span></text:p>
            </text:list-item>
          </text:list>
          <text:list text:style-name="a1157">
            <text:list-item>
              <text:list text:style-name="a1157">
                <text:list-item>
                  <text:p text:style-name="a1156" text:class-names="" text:cond-style-name=""><text:span text:style-name="a1155" text:class-names="">Second level</text:span></text:p>
                </text:list-item>
              </text:list>
            </text:list-item>
          </text:list>
          <text:list text:style-name="a1160">
            <text:list-item>
              <text:list text:style-name="a1160">
                <text:list-item>
                  <text:list text:style-name="a1160">
                    <text:list-item>
                      <text:p text:style-name="a1159" text:class-names="" text:cond-style-name=""><text:span text:style-name="a11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3">
            <text:list-item>
              <text:list text:style-name="a1163">
                <text:list-item>
                  <text:list text:style-name="a1163">
                    <text:list-item>
                      <text:list text:style-name="a1163">
                        <text:list-item>
                          <text:p text:style-name="a1162" text:class-names="" text:cond-style-name=""><text:span text:style-name="a11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6">
            <text:list-item>
              <text:list text:style-name="a1166">
                <text:list-item>
                  <text:list text:style-name="a1166">
                    <text:list-item>
                      <text:list text:style-name="a1166">
                        <text:list-item>
                          <text:list text:style-name="a1166">
                            <text:list-item>
                              <text:p text:style-name="a1165" text:class-names="" text:cond-style-name=""><text:span text:style-name="a11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 6" draw:id="id248">
        <svg:title/>
        <svg:desc/>
        <draw:frame draw:id="id249" draw:style-name="a1168" draw:name="Graphic 8" svg:x="12.34119in" svg:y="6.47674in" svg:width="0.92077in" svg:height="0.98389in" style:rel-width="scale" style:rel-height="scale">
          <draw:image xlink:href="media/image5.svg" xlink:type="simple" xlink:show="embed" xlink:actuate="onLoad"/>
          <svg:title/>
          <svg:desc/>
        </draw:frame>
        <draw:frame draw:id="id250" draw:style-name="a1169" draw:name="Graphic 9" svg:x="9.56731in" svg:y="7.08435in" svg:width="2.7063in" svg:height="0.3282in" style:rel-width="scale" style:rel-height="scale">
          <draw:image xlink:href="media/image7.svg" xlink:type="simple" xlink:show="embed" xlink:actuate="onLoad"/>
          <svg:title/>
          <svg:desc/>
        </draw:frame>
      </draw:g>
      <presentation:notes style:page-layout-name="pageLayout2" draw:style-name="a1255">
        <draw:frame draw:id="id18" presentation:style-name="a1228" draw:name="Header Placeholder 1" svg:x="0in" svg:y="0in" svg:width="3.25in" svg:height="0.50174in" presentation:class="header" presentation:placeholder="false">
          <draw:text-box>
            <text:p text:style-name="a1227" text:class-names="" text:cond-style-name=""><text:span text:style-name="a1226" text:class-names=""/></text:p>
          </draw:text-box>
          <svg:title/>
          <svg:desc/>
        </draw:frame>
        <draw:frame draw:id="id19" presentation:style-name="a1232" draw:name="Date Placeholder 2" svg:x="4.24826in" svg:y="0in" svg:width="3.25in" svg:height="0.50174in" presentation:class="date-time" presentation:placeholder="false">
          <draw:text-box>
            <text:p text:style-name="a1231" text:class-names="" text:cond-style-name=""><text:span text:style-name="a1229" text:class-names=""><text:date text:fixed="false" style:data-style-name="a1230">9/6/2018</text:date></text:span></text:p>
          </draw:text-box>
          <svg:title/>
          <svg:desc/>
        </draw:frame>
        <draw:page-thumbnail svg:x="0.75in" svg:y="1.25in" svg:width="6in" svg:height="3.375in" presentation:class="page" draw:id="id20" presentation:style-name="a1233" draw:name="Slide Image Placeholder 3">
          <svg:title/>
          <svg:desc/>
        </draw:page-thumbnail>
        <draw:frame draw:id="id21" presentation:style-name="a1248" draw:name="Notes Placeholder 4" svg:x="0.75in" svg:y="4.8125in" svg:width="6in" svg:height="3.9375in" presentation:class="notes" presentation:placeholder="false">
          <draw:text-box>
            <text:p text:style-name="a1235" text:class-names="" text:cond-style-name=""><text:span text:style-name="a1234" text:class-names="">Edit Master text styles</text:span></text:p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36" text:class-names="">Second level</text:span></text:p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p text:style-name="a1240" text:class-names="" text:cond-style-name=""><text:span text:style-name="a12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list text:style-name="a1244">
                      <text:list-item>
                        <text:list text:style-name="a1244">
                          <text:list-item>
                            <text:p text:style-name="a1243" text:class-names="" text:cond-style-name=""><text:span text:style-name="a12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7">
              <text:list-item>
                <text:list text:style-name="a1247">
                  <text:list-item>
                    <text:list text:style-name="a1247">
                      <text:list-item>
                        <text:list text:style-name="a1247">
                          <text:list-item>
                            <text:list text:style-name="a1247">
                              <text:list-item>
                                <text:p text:style-name="a1246" text:class-names="" text:cond-style-name=""><text:span text:style-name="a12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251" draw:name="Footer Placeholder 5" svg:x="0in" svg:y="9.49826in" svg:width="3.25in" svg:height="0.50174in" presentation:class="foot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23" presentation:style-name="a1254" draw:name="Slide Number Placeholder 6" svg:x="4.24826in" svg:y="9.49826in" svg:width="3.25in" svg:height="0.50174in" presentation:class="page-number" presentation:placeholder="false">
          <draw:text-box>
            <text:p text:style-name="a1253" text:class-names="" text:cond-style-name=""><text:span text:style-name="a1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ode-Sample-Layout" style:page-layout-name="pageLayout1" draw:style-name="a1256">
      <draw:g draw:name="Group 2" draw:id="id266">
        <svg:title/>
        <svg:desc/>
        <draw:g draw:name="Group 17" draw:id="id272">
          <svg:title/>
          <svg:desc/>
          <draw:g draw:name="Group 25" draw:id="id274">
            <svg:title/>
            <svg:desc/>
            <draw:custom-shape svg:width="0.9328in" svg:height="0.31066in" draw:id="id281" draw:layer="Master1-bg" draw:style-name="a1295" draw:transform="translate(-0.4664in -0.15533in) rotate(-1.5708) translate(14.04827in 0.47539in)" draw:name="Rectangle 44">
              <svg:title/>
              <svg:desc/>
              <text:p text:style-name="a1292" text:class-names="" text:cond-style-name=""><text:span text:style-name="a1291" text:class-names="">Blue</text:span></text:p>
              <text:p text:style-name="a1294" text:class-names="" text:cond-style-name=""><text:span text:style-name="a1293" text:class-names="">R:0 G:120 B:2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82" draw:layer="Master1-bg" draw:style-name="a1300" draw:transform="translate(-0.4664in -0.15533in) rotate(-1.5708) translate(14.04827in 2.44099in)" draw:name="Rectangle 36">
              <svg:title/>
              <svg:desc/>
              <text:p text:style-name="a1297" text:class-names="" text:cond-style-name=""><text:span text:style-name="a1296" text:class-names="">Cyan</text:span></text:p>
              <text:p text:style-name="a1299" text:class-names="" text:cond-style-name=""><text:span text:style-name="a1298" text:class-names="">R:0 G:188 B:24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83" draw:layer="Master1-bg" draw:style-name="a1305" draw:transform="translate(-0.4664in -0.15533in) rotate(-1.5708) translate(13.68432in 0.47539in)" draw:name="Rectangle 40">
              <svg:title/>
              <svg:desc/>
              <text:p text:style-name="a1302" text:class-names="" text:cond-style-name=""><text:span text:style-name="a1301" text:class-names="">Light Gray</text:span></text:p>
              <text:p text:style-name="a1304" text:class-names="" text:cond-style-name=""><text:span text:style-name="a1303" text:class-names="">R:210 G:210 B:2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84" draw:layer="Master1-bg" draw:style-name="a1310" draw:transform="translate(-0.4664in -0.15533in) rotate(-1.5708) translate(14.04827in 1.46051in)" draw:name="Rectangle 41">
              <svg:title/>
              <svg:desc/>
              <text:p text:style-name="a1307" text:class-names="" text:cond-style-name=""><text:span text:style-name="a1306" text:class-names="">Purple</text:span></text:p>
              <text:p text:style-name="a1309" text:class-names="" text:cond-style-name=""><text:span text:style-name="a1308" text:class-names="">R:92 G:45 B:14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85" draw:layer="Master1-bg" draw:style-name="a1315" draw:transform="translate(-0.4664in -0.15533in) rotate(-1.5708) translate(13.68432in 2.43379in)" draw:name="Rectangle 42">
              <svg:title/>
              <svg:desc/>
              <text:p text:style-name="a1312" text:class-names="" text:cond-style-name=""><text:span text:style-name="a1311" text:class-names="">Dark Gray</text:span></text:p>
              <text:p text:style-name="a1314" text:class-names="" text:cond-style-name=""><text:span text:style-name="a1313" text:class-names="">R:80 G:80 B:8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86" draw:layer="Master1-bg" draw:style-name="a1320" draw:transform="translate(-0.4664in -0.15533in) rotate(-1.5708) translate(13.68432in 1.46051in)" draw:name="Rectangle 43">
              <svg:title/>
              <svg:desc/>
              <text:p text:style-name="a1317" text:class-names="" text:cond-style-name=""><text:span text:style-name="a1316" text:class-names="">Gray</text:span></text:p>
              <text:p text:style-name="a1319" text:class-names="" text:cond-style-name=""><text:span text:style-name="a1318" text:class-names="">R:115 G:115 B:1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275">
            <svg:title/>
            <svg:desc/>
            <draw:custom-shape svg:width="0.9328in" svg:height="0.31066in" draw:id="id278" draw:layer="Master1-bg" draw:style-name="a1280" draw:transform="translate(-0.4664in -0.15533in) rotate(-1.5708) translate(13.68432in 4.73685in)" draw:name="Rectangle 32">
              <svg:title/>
              <svg:desc/>
              <text:p text:style-name="a1277" text:class-names="" text:cond-style-name=""><text:span text:style-name="a1276" text:class-names="">Yellow</text:span></text:p>
              <text:p text:style-name="a1279" text:class-names="" text:cond-style-name=""><text:span text:style-name="a1278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79" draw:layer="Master1-bg" draw:style-name="a1285" draw:transform="translate(-0.4664in -0.15533in) rotate(-1.5708) translate(13.68432in 5.71733in)" draw:name="Rectangle 33">
              <svg:title/>
              <svg:desc/>
              <text:p text:style-name="a1282" text:class-names="" text:cond-style-name=""><text:span text:style-name="a1281" text:class-names="">Orange</text:span></text:p>
              <text:p text:style-name="a1284" text:class-names="" text:cond-style-name=""><text:span text:style-name="a1283" text:class-names="">R: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80" draw:layer="Master1-bg" draw:style-name="a1290" draw:transform="translate(-0.4664in -0.15533in) rotate(-1.5708) translate(14.04827in 2.44099in)" draw:name="Rectangle 34">
              <svg:title/>
              <svg:desc/>
              <text:p text:style-name="a1287" text:class-names="" text:cond-style-name=""><text:span text:style-name="a1286" text:class-names="">Teal</text:span></text:p>
              <text:p text:style-name="a1289" text:class-names="" text:cond-style-name=""><text:span text:style-name="a1288" text:class-names="">R:0 G:130 B:1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276" draw:layer="Master1-bg" draw:style-name="a1272" draw:transform="translate(-0.45246in -0.1752in) rotate(-1.5708) translate(14.37684in 0.45222in)" draw:name="TextBox 27" svg:width="0.90493in" svg:height="0.3504in">
            <draw:text-box>
              <text:p text:style-name="a1271" text:class-names="" text:cond-style-name=""><text:span text:style-name="a1270" text:class-names="">Main colors</text:span></text:p>
            </draw:text-box>
            <svg:title/>
            <svg:desc/>
          </draw:frame>
          <draw:frame draw:id="id277" draw:layer="Master1-bg" draw:style-name="a1275" draw:transform="translate(-1.41928in -0.1752in) rotate(-1.5708) translate(14.01289in 4.70957in)" draw:name="TextBox 31" svg:width="2.83856in" svg:height="0.3504in">
            <draw:text-box>
              <text:p text:style-name="a1274" text:class-names="" text:cond-style-name=""><text:span text:style-name="a1273" text:class-names="">Secondary colors (use only when necessary)</text:span></text:p>
            </draw:text-box>
            <svg:title/>
            <svg:desc/>
          </draw:frame>
        </draw:g>
        <draw:custom-shape svg:width="0.9328in" svg:height="0.31066in" draw:id="id273" draw:layer="Master1-bg" draw:style-name="a1269" draw:transform="translate(-0.4664in -0.15533in) rotate(-1.5708) translate(13.68432in 3.75413in)" draw:name="Rectangle 8">
          <svg:title/>
          <svg:desc/>
          <text:p text:style-name="a1266" text:class-names="" text:cond-style-name=""><text:span text:style-name="a1265" text:class-names="">Cyan</text:span></text:p>
          <text:p text:style-name="a1268" text:class-names="" text:cond-style-name=""><text:span text:style-name="a1267" text:class-names="">R:0 G:188 B:242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67" presentation:style-name="a1259" draw:name="Title 1" svg:x="0.29444in" svg:y="0.31661in" svg:width="12.74698in" svg:height="0.98389in" presentation:class="title" presentation:placeholder="false">
        <draw:text-box>
          <text:p text:style-name="a1258" text:class-names="" text:cond-style-name=""><text:span text:style-name="a1257" text:class-names="">Click to edit Master title style</text:span></text:p>
        </draw:text-box>
        <svg:title/>
        <svg:desc/>
      </draw:frame>
      <draw:frame draw:id="id268" draw:style-name="a1262" draw:name="TextBox 2" svg:x="0.29444in" svg:y="1.59615in" svg:width="12.74698in" svg:height="0.68664in">
        <draw:text-box>
          <text:p text:style-name="a1261" text:class-names="" text:cond-style-name=""><text:span text:style-name="a1260" text:class-names="">Code Sample</text:span></text:p>
        </draw:text-box>
        <svg:title/>
        <svg:desc/>
      </draw:frame>
      <draw:g draw:name="Group 3" draw:id="id269">
        <svg:title/>
        <svg:desc/>
        <draw:frame draw:id="id270" draw:style-name="a1263" draw:name="Graphic 4" svg:x="12.34119in" svg:y="6.47674in" svg:width="0.92077in" svg:height="0.98389in" style:rel-width="scale" style:rel-height="scale">
          <draw:image xlink:href="media/image5.svg" xlink:type="simple" xlink:show="embed" xlink:actuate="onLoad"/>
          <svg:title/>
          <svg:desc/>
        </draw:frame>
        <draw:frame draw:id="id271" draw:style-name="a1264" draw:name="Graphic 5" svg:x="9.56731in" svg:y="7.08435in" svg:width="2.7063in" svg:height="0.3282in" style:rel-width="scale" style:rel-height="scale">
          <draw:image xlink:href="media/image7.svg" xlink:type="simple" xlink:show="embed" xlink:actuate="onLoad"/>
          <svg:title/>
          <svg:desc/>
        </draw:frame>
      </draw:g>
      <presentation:notes style:page-layout-name="pageLayout2" draw:style-name="a1350">
        <draw:frame draw:id="id18" presentation:style-name="a1323" draw:name="Header Placeholder 1" svg:x="0in" svg:y="0in" svg:width="3.25in" svg:height="0.50174in" presentation:class="header" presentation:placeholder="false">
          <draw:text-box>
            <text:p text:style-name="a1322" text:class-names="" text:cond-style-name=""><text:span text:style-name="a1321" text:class-names=""/></text:p>
          </draw:text-box>
          <svg:title/>
          <svg:desc/>
        </draw:frame>
        <draw:frame draw:id="id19" presentation:style-name="a1327" draw:name="Date Placeholder 2" svg:x="4.24826in" svg:y="0in" svg:width="3.25in" svg:height="0.50174in" presentation:class="date-time" presentation:placeholder="false">
          <draw:text-box>
            <text:p text:style-name="a1326" text:class-names="" text:cond-style-name=""><text:span text:style-name="a1324" text:class-names=""><text:date text:fixed="false" style:data-style-name="a1325">9/6/2018</text:date></text:span></text:p>
          </draw:text-box>
          <svg:title/>
          <svg:desc/>
        </draw:frame>
        <draw:page-thumbnail svg:x="0.75in" svg:y="1.25in" svg:width="6in" svg:height="3.375in" presentation:class="page" draw:id="id20" presentation:style-name="a1328" draw:name="Slide Image Placeholder 3">
          <svg:title/>
          <svg:desc/>
        </draw:page-thumbnail>
        <draw:frame draw:id="id21" presentation:style-name="a1343" draw:name="Notes Placeholder 4" svg:x="0.75in" svg:y="4.8125in" svg:width="6in" svg:height="3.9375in" presentation:class="notes" presentation:placeholder="false">
          <draw:text-box>
            <text:p text:style-name="a1330" text:class-names="" text:cond-style-name=""><text:span text:style-name="a1329" text:class-names="">Edit Master text styles</text:span></text:p>
            <text:list text:style-name="a1333">
              <text:list-item>
                <text:list text:style-name="a1333">
                  <text:list-item>
                    <text:p text:style-name="a1332" text:class-names="" text:cond-style-name=""><text:span text:style-name="a1331" text:class-names="">Second level</text:span></text:p>
                  </text:list-item>
                </text:list>
              </text:list-item>
            </text:list>
            <text:list text:style-name="a1336">
              <text:list-item>
                <text:list text:style-name="a1336">
                  <text:list-item>
                    <text:list text:style-name="a1336">
                      <text:list-item>
                        <text:p text:style-name="a1335" text:class-names="" text:cond-style-name=""><text:span text:style-name="a13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39">
              <text:list-item>
                <text:list text:style-name="a1339">
                  <text:list-item>
                    <text:list text:style-name="a1339">
                      <text:list-item>
                        <text:list text:style-name="a1339">
                          <text:list-item>
                            <text:p text:style-name="a1338" text:class-names="" text:cond-style-name=""><text:span text:style-name="a13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list text:style-name="a1342">
                      <text:list-item>
                        <text:list text:style-name="a1342">
                          <text:list-item>
                            <text:list text:style-name="a1342">
                              <text:list-item>
                                <text:p text:style-name="a1341" text:class-names="" text:cond-style-name=""><text:span text:style-name="a134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346" draw:name="Footer Placeholder 5" svg:x="0in" svg:y="9.49826in" svg:width="3.25in" svg:height="0.50174in" presentation:class="footer" presentation:placeholder="false">
          <draw:text-box>
            <text:p text:style-name="a1345" text:class-names="" text:cond-style-name=""><text:span text:style-name="a1344" text:class-names=""/></text:p>
          </draw:text-box>
          <svg:title/>
          <svg:desc/>
        </draw:frame>
        <draw:frame draw:id="id23" presentation:style-name="a1349" draw:name="Slide Number Placeholder 6" svg:x="4.24826in" svg:y="9.49826in" svg:width="3.25in" svg:height="0.50174in" presentation:class="page-number" presentation:placeholder="false">
          <draw:text-box>
            <text:p text:style-name="a1348" text:class-names="" text:cond-style-name=""><text:span text:style-name="a1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Announcement" style:page-layout-name="pageLayout1" draw:style-name="a1351">
      <draw:g draw:name="Group 2" draw:id="id287">
        <svg:title/>
        <svg:desc/>
        <draw:g draw:name="Group 17" draw:id="id293">
          <svg:title/>
          <svg:desc/>
          <draw:g draw:name="Group 25" draw:id="id295">
            <svg:title/>
            <svg:desc/>
            <draw:custom-shape svg:width="0.9328in" svg:height="0.31066in" draw:id="id302" draw:layer="Master1-bg" draw:style-name="a1388" draw:transform="translate(-0.4664in -0.15533in) rotate(-1.5708) translate(14.04827in 0.47539in)" draw:name="Rectangle 44">
              <svg:title/>
              <svg:desc/>
              <text:p text:style-name="a1385" text:class-names="" text:cond-style-name=""><text:span text:style-name="a1384" text:class-names="">Blue</text:span></text:p>
              <text:p text:style-name="a1387" text:class-names="" text:cond-style-name=""><text:span text:style-name="a1386" text:class-names="">R:0 G:120 B:2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03" draw:layer="Master1-bg" draw:style-name="a1393" draw:transform="translate(-0.4664in -0.15533in) rotate(-1.5708) translate(14.04827in 2.44099in)" draw:name="Rectangle 36">
              <svg:title/>
              <svg:desc/>
              <text:p text:style-name="a1390" text:class-names="" text:cond-style-name=""><text:span text:style-name="a1389" text:class-names="">Cyan</text:span></text:p>
              <text:p text:style-name="a1392" text:class-names="" text:cond-style-name=""><text:span text:style-name="a1391" text:class-names="">R:0 G:188 B:24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04" draw:layer="Master1-bg" draw:style-name="a1398" draw:transform="translate(-0.4664in -0.15533in) rotate(-1.5708) translate(13.68432in 0.47539in)" draw:name="Rectangle 40">
              <svg:title/>
              <svg:desc/>
              <text:p text:style-name="a1395" text:class-names="" text:cond-style-name=""><text:span text:style-name="a1394" text:class-names="">Light Gray</text:span></text:p>
              <text:p text:style-name="a1397" text:class-names="" text:cond-style-name=""><text:span text:style-name="a1396" text:class-names="">R:210 G:210 B:2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05" draw:layer="Master1-bg" draw:style-name="a1403" draw:transform="translate(-0.4664in -0.15533in) rotate(-1.5708) translate(14.04827in 1.46051in)" draw:name="Rectangle 41">
              <svg:title/>
              <svg:desc/>
              <text:p text:style-name="a1400" text:class-names="" text:cond-style-name=""><text:span text:style-name="a1399" text:class-names="">Purple</text:span></text:p>
              <text:p text:style-name="a1402" text:class-names="" text:cond-style-name=""><text:span text:style-name="a1401" text:class-names="">R:92 G:45 B:14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06" draw:layer="Master1-bg" draw:style-name="a1408" draw:transform="translate(-0.4664in -0.15533in) rotate(-1.5708) translate(13.68432in 2.43379in)" draw:name="Rectangle 42">
              <svg:title/>
              <svg:desc/>
              <text:p text:style-name="a1405" text:class-names="" text:cond-style-name=""><text:span text:style-name="a1404" text:class-names="">Dark Gray</text:span></text:p>
              <text:p text:style-name="a1407" text:class-names="" text:cond-style-name=""><text:span text:style-name="a1406" text:class-names="">R:80 G:80 B:8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07" draw:layer="Master1-bg" draw:style-name="a1413" draw:transform="translate(-0.4664in -0.15533in) rotate(-1.5708) translate(13.68432in 1.46051in)" draw:name="Rectangle 43">
              <svg:title/>
              <svg:desc/>
              <text:p text:style-name="a1410" text:class-names="" text:cond-style-name=""><text:span text:style-name="a1409" text:class-names="">Gray</text:span></text:p>
              <text:p text:style-name="a1412" text:class-names="" text:cond-style-name=""><text:span text:style-name="a1411" text:class-names="">R:115 G:115 B:1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296">
            <svg:title/>
            <svg:desc/>
            <draw:custom-shape svg:width="0.9328in" svg:height="0.31066in" draw:id="id299" draw:layer="Master1-bg" draw:style-name="a1373" draw:transform="translate(-0.4664in -0.15533in) rotate(-1.5708) translate(13.68432in 4.73685in)" draw:name="Rectangle 32">
              <svg:title/>
              <svg:desc/>
              <text:p text:style-name="a1370" text:class-names="" text:cond-style-name=""><text:span text:style-name="a1369" text:class-names="">Yellow</text:span></text:p>
              <text:p text:style-name="a1372" text:class-names="" text:cond-style-name=""><text:span text:style-name="a1371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00" draw:layer="Master1-bg" draw:style-name="a1378" draw:transform="translate(-0.4664in -0.15533in) rotate(-1.5708) translate(13.68432in 5.71733in)" draw:name="Rectangle 33">
              <svg:title/>
              <svg:desc/>
              <text:p text:style-name="a1375" text:class-names="" text:cond-style-name=""><text:span text:style-name="a1374" text:class-names="">Orange</text:span></text:p>
              <text:p text:style-name="a1377" text:class-names="" text:cond-style-name=""><text:span text:style-name="a1376" text:class-names="">R: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01" draw:layer="Master1-bg" draw:style-name="a1383" draw:transform="translate(-0.4664in -0.15533in) rotate(-1.5708) translate(14.04827in 2.44099in)" draw:name="Rectangle 34">
              <svg:title/>
              <svg:desc/>
              <text:p text:style-name="a1380" text:class-names="" text:cond-style-name=""><text:span text:style-name="a1379" text:class-names="">Teal</text:span></text:p>
              <text:p text:style-name="a1382" text:class-names="" text:cond-style-name=""><text:span text:style-name="a1381" text:class-names="">R:0 G:130 B:1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297" draw:layer="Master1-bg" draw:style-name="a1365" draw:transform="translate(-0.45246in -0.1752in) rotate(-1.5708) translate(14.37684in 0.45222in)" draw:name="TextBox 27" svg:width="0.90493in" svg:height="0.3504in">
            <draw:text-box>
              <text:p text:style-name="a1364" text:class-names="" text:cond-style-name=""><text:span text:style-name="a1363" text:class-names="">Main colors</text:span></text:p>
            </draw:text-box>
            <svg:title/>
            <svg:desc/>
          </draw:frame>
          <draw:frame draw:id="id298" draw:layer="Master1-bg" draw:style-name="a1368" draw:transform="translate(-1.41928in -0.1752in) rotate(-1.5708) translate(14.01289in 4.70957in)" draw:name="TextBox 31" svg:width="2.83856in" svg:height="0.3504in">
            <draw:text-box>
              <text:p text:style-name="a1367" text:class-names="" text:cond-style-name=""><text:span text:style-name="a1366" text:class-names="">Secondary colors (use only when necessary)</text:span></text:p>
            </draw:text-box>
            <svg:title/>
            <svg:desc/>
          </draw:frame>
        </draw:g>
        <draw:custom-shape svg:width="0.9328in" svg:height="0.31066in" draw:id="id294" draw:layer="Master1-bg" draw:style-name="a1362" draw:transform="translate(-0.4664in -0.15533in) rotate(-1.5708) translate(13.68432in 3.75413in)" draw:name="Rectangle 8">
          <svg:title/>
          <svg:desc/>
          <text:p text:style-name="a1359" text:class-names="" text:cond-style-name=""><text:span text:style-name="a1358" text:class-names="">Cyan</text:span></text:p>
          <text:p text:style-name="a1361" text:class-names="" text:cond-style-name=""><text:span text:style-name="a1360" text:class-names="">R:0 G:188 B:242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1.77618in" svg:y="0in" svg:width="9.78098in" svg:height="7.5in" draw:id="id288" draw:style-name="a1354" draw:name="Rectangle 7">
        <svg:title/>
        <svg:desc/>
        <text:p text:style-name="a1353" text:class-names="" text:cond-style-name=""><text:span text:style-name="a13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9" draw:style-name="a1355" draw:name="Graphic 1" svg:x="0.0125in" svg:y="0in" svg:width="13.30833in" svg:height="7.5in" style:rel-width="scale" style:rel-height="scale">
        <draw:image xlink:href="media/image8.svg" xlink:type="simple" xlink:show="embed" xlink:actuate="onLoad"/>
        <svg:title/>
        <svg:desc/>
      </draw:frame>
      <draw:g draw:name="Group 9" draw:id="id290">
        <svg:title/>
        <svg:desc/>
        <draw:frame draw:id="id291" draw:style-name="a1356" draw:name="Graphic 10" svg:x="12.34119in" svg:y="6.47674in" svg:width="0.92077in" svg:height="0.98389in" style:rel-width="scale" style:rel-height="scale">
          <draw:image xlink:href="media/image5.svg" xlink:type="simple" xlink:show="embed" xlink:actuate="onLoad"/>
          <svg:title/>
          <svg:desc/>
        </draw:frame>
        <draw:frame draw:id="id292" draw:style-name="a1357" draw:name="Graphic 11" svg:x="9.56731in" svg:y="7.08435in" svg:width="2.7063in" svg:height="0.3282in" style:rel-width="scale" style:rel-height="scale">
          <draw:image xlink:href="media/image12.svg" xlink:type="simple" xlink:show="embed" xlink:actuate="onLoad"/>
          <svg:title/>
          <svg:desc/>
        </draw:frame>
      </draw:g>
      <presentation:notes style:page-layout-name="pageLayout2" draw:style-name="a1443">
        <draw:frame draw:id="id18" presentation:style-name="a1416" draw:name="Header Placeholder 1" svg:x="0in" svg:y="0in" svg:width="3.25in" svg:height="0.50174in" presentation:class="header" presentation:placeholder="false">
          <draw:text-box>
            <text:p text:style-name="a1415" text:class-names="" text:cond-style-name=""><text:span text:style-name="a1414" text:class-names=""/></text:p>
          </draw:text-box>
          <svg:title/>
          <svg:desc/>
        </draw:frame>
        <draw:frame draw:id="id19" presentation:style-name="a1420" draw:name="Date Placeholder 2" svg:x="4.24826in" svg:y="0in" svg:width="3.25in" svg:height="0.50174in" presentation:class="date-time" presentation:placeholder="false">
          <draw:text-box>
            <text:p text:style-name="a1419" text:class-names="" text:cond-style-name=""><text:span text:style-name="a1417" text:class-names=""><text:date text:fixed="false" style:data-style-name="a1418">9/6/2018</text:date></text:span></text:p>
          </draw:text-box>
          <svg:title/>
          <svg:desc/>
        </draw:frame>
        <draw:page-thumbnail svg:x="0.75in" svg:y="1.25in" svg:width="6in" svg:height="3.375in" presentation:class="page" draw:id="id20" presentation:style-name="a1421" draw:name="Slide Image Placeholder 3">
          <svg:title/>
          <svg:desc/>
        </draw:page-thumbnail>
        <draw:frame draw:id="id21" presentation:style-name="a1436" draw:name="Notes Placeholder 4" svg:x="0.75in" svg:y="4.8125in" svg:width="6in" svg:height="3.9375in" presentation:class="notes" presentation:placeholder="false">
          <draw:text-box>
            <text:p text:style-name="a1423" text:class-names="" text:cond-style-name=""><text:span text:style-name="a1422" text:class-names="">Edit Master text styles</text:span></text:p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24" text:class-names="">Second level</text:span></text:p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list text:style-name="a1429">
                      <text:list-item>
                        <text:p text:style-name="a1428" text:class-names="" text:cond-style-name=""><text:span text:style-name="a14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list text:style-name="a1432">
                      <text:list-item>
                        <text:list text:style-name="a1432">
                          <text:list-item>
                            <text:p text:style-name="a1431" text:class-names="" text:cond-style-name=""><text:span text:style-name="a14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list text:style-name="a1435">
                      <text:list-item>
                        <text:list text:style-name="a1435">
                          <text:list-item>
                            <text:list text:style-name="a1435">
                              <text:list-item>
                                <text:p text:style-name="a1434" text:class-names="" text:cond-style-name=""><text:span text:style-name="a14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439" draw:name="Footer Placeholder 5" svg:x="0in" svg:y="9.49826in" svg:width="3.25in" svg:height="0.50174in" presentation:class="footer" presentation:placeholder="false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23" presentation:style-name="a1442" draw:name="Slide Number Placeholder 6" svg:x="4.24826in" svg:y="9.49826in" svg:width="3.25in" svg:height="0.50174in" presentation:class="page-number" presentation:placeholder="false">
          <draw:text-box>
            <text:p text:style-name="a1441" text:class-names="" text:cond-style-name=""><text:span text:style-name="a1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Blank-Purple" style:page-layout-name="pageLayout1" draw:style-name="a1444">
      <draw:g draw:name="Group 2" draw:id="id308">
        <svg:title/>
        <svg:desc/>
        <draw:g draw:name="Group 17" draw:id="id312">
          <svg:title/>
          <svg:desc/>
          <draw:g draw:name="Group 25" draw:id="id314">
            <svg:title/>
            <svg:desc/>
            <draw:custom-shape svg:width="0.9328in" svg:height="0.31066in" draw:id="id321" draw:layer="Master1-bg" draw:style-name="a1477" draw:transform="translate(-0.4664in -0.15533in) rotate(-1.5708) translate(14.04827in 0.47539in)" draw:name="Rectangle 44">
              <svg:title/>
              <svg:desc/>
              <text:p text:style-name="a1474" text:class-names="" text:cond-style-name=""><text:span text:style-name="a1473" text:class-names="">Blue</text:span></text:p>
              <text:p text:style-name="a1476" text:class-names="" text:cond-style-name=""><text:span text:style-name="a1475" text:class-names="">R:0 G:120 B:2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22" draw:layer="Master1-bg" draw:style-name="a1482" draw:transform="translate(-0.4664in -0.15533in) rotate(-1.5708) translate(14.04827in 2.44099in)" draw:name="Rectangle 36">
              <svg:title/>
              <svg:desc/>
              <text:p text:style-name="a1479" text:class-names="" text:cond-style-name=""><text:span text:style-name="a1478" text:class-names="">Cyan</text:span></text:p>
              <text:p text:style-name="a1481" text:class-names="" text:cond-style-name=""><text:span text:style-name="a1480" text:class-names="">R:0 G:188 B:24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23" draw:layer="Master1-bg" draw:style-name="a1487" draw:transform="translate(-0.4664in -0.15533in) rotate(-1.5708) translate(13.68432in 0.47539in)" draw:name="Rectangle 40">
              <svg:title/>
              <svg:desc/>
              <text:p text:style-name="a1484" text:class-names="" text:cond-style-name=""><text:span text:style-name="a1483" text:class-names="">Light Gray</text:span></text:p>
              <text:p text:style-name="a1486" text:class-names="" text:cond-style-name=""><text:span text:style-name="a1485" text:class-names="">R:210 G:210 B:2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24" draw:layer="Master1-bg" draw:style-name="a1492" draw:transform="translate(-0.4664in -0.15533in) rotate(-1.5708) translate(14.04827in 1.46051in)" draw:name="Rectangle 41">
              <svg:title/>
              <svg:desc/>
              <text:p text:style-name="a1489" text:class-names="" text:cond-style-name=""><text:span text:style-name="a1488" text:class-names="">Purple</text:span></text:p>
              <text:p text:style-name="a1491" text:class-names="" text:cond-style-name=""><text:span text:style-name="a1490" text:class-names="">R:92 G:45 B:14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25" draw:layer="Master1-bg" draw:style-name="a1497" draw:transform="translate(-0.4664in -0.15533in) rotate(-1.5708) translate(13.68432in 2.43379in)" draw:name="Rectangle 42">
              <svg:title/>
              <svg:desc/>
              <text:p text:style-name="a1494" text:class-names="" text:cond-style-name=""><text:span text:style-name="a1493" text:class-names="">Dark Gray</text:span></text:p>
              <text:p text:style-name="a1496" text:class-names="" text:cond-style-name=""><text:span text:style-name="a1495" text:class-names="">R:80 G:80 B:8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26" draw:layer="Master1-bg" draw:style-name="a1502" draw:transform="translate(-0.4664in -0.15533in) rotate(-1.5708) translate(13.68432in 1.46051in)" draw:name="Rectangle 43">
              <svg:title/>
              <svg:desc/>
              <text:p text:style-name="a1499" text:class-names="" text:cond-style-name=""><text:span text:style-name="a1498" text:class-names="">Gray</text:span></text:p>
              <text:p text:style-name="a1501" text:class-names="" text:cond-style-name=""><text:span text:style-name="a1500" text:class-names="">R:115 G:115 B:1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315">
            <svg:title/>
            <svg:desc/>
            <draw:custom-shape svg:width="0.9328in" svg:height="0.31066in" draw:id="id318" draw:layer="Master1-bg" draw:style-name="a1462" draw:transform="translate(-0.4664in -0.15533in) rotate(-1.5708) translate(13.68432in 4.73685in)" draw:name="Rectangle 32">
              <svg:title/>
              <svg:desc/>
              <text:p text:style-name="a1459" text:class-names="" text:cond-style-name=""><text:span text:style-name="a1458" text:class-names="">Yellow</text:span></text:p>
              <text:p text:style-name="a1461" text:class-names="" text:cond-style-name=""><text:span text:style-name="a1460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19" draw:layer="Master1-bg" draw:style-name="a1467" draw:transform="translate(-0.4664in -0.15533in) rotate(-1.5708) translate(13.68432in 5.71733in)" draw:name="Rectangle 33">
              <svg:title/>
              <svg:desc/>
              <text:p text:style-name="a1464" text:class-names="" text:cond-style-name=""><text:span text:style-name="a1463" text:class-names="">Orange</text:span></text:p>
              <text:p text:style-name="a1466" text:class-names="" text:cond-style-name=""><text:span text:style-name="a1465" text:class-names="">R: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20" draw:layer="Master1-bg" draw:style-name="a1472" draw:transform="translate(-0.4664in -0.15533in) rotate(-1.5708) translate(14.04827in 2.44099in)" draw:name="Rectangle 34">
              <svg:title/>
              <svg:desc/>
              <text:p text:style-name="a1469" text:class-names="" text:cond-style-name=""><text:span text:style-name="a1468" text:class-names="">Teal</text:span></text:p>
              <text:p text:style-name="a1471" text:class-names="" text:cond-style-name=""><text:span text:style-name="a1470" text:class-names="">R:0 G:130 B:1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316" draw:layer="Master1-bg" draw:style-name="a1454" draw:transform="translate(-0.45246in -0.1752in) rotate(-1.5708) translate(14.37684in 0.45222in)" draw:name="TextBox 27" svg:width="0.90493in" svg:height="0.3504in">
            <draw:text-box>
              <text:p text:style-name="a1453" text:class-names="" text:cond-style-name=""><text:span text:style-name="a1452" text:class-names="">Main colors</text:span></text:p>
            </draw:text-box>
            <svg:title/>
            <svg:desc/>
          </draw:frame>
          <draw:frame draw:id="id317" draw:layer="Master1-bg" draw:style-name="a1457" draw:transform="translate(-1.41928in -0.1752in) rotate(-1.5708) translate(14.01289in 4.70957in)" draw:name="TextBox 31" svg:width="2.83856in" svg:height="0.3504in">
            <draw:text-box>
              <text:p text:style-name="a1456" text:class-names="" text:cond-style-name=""><text:span text:style-name="a1455" text:class-names="">Secondary colors (use only when necessary)</text:span></text:p>
            </draw:text-box>
            <svg:title/>
            <svg:desc/>
          </draw:frame>
        </draw:g>
        <draw:custom-shape svg:width="0.9328in" svg:height="0.31066in" draw:id="id313" draw:layer="Master1-bg" draw:style-name="a1451" draw:transform="translate(-0.4664in -0.15533in) rotate(-1.5708) translate(13.68432in 3.75413in)" draw:name="Rectangle 6">
          <svg:title/>
          <svg:desc/>
          <text:p text:style-name="a1448" text:class-names="" text:cond-style-name=""><text:span text:style-name="a1447" text:class-names="">Cyan</text:span></text:p>
          <text:p text:style-name="a1450" text:class-names="" text:cond-style-name=""><text:span text:style-name="a1449" text:class-names="">R:0 G:188 B:242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1" draw:id="id309">
        <svg:title/>
        <svg:desc/>
        <draw:frame draw:id="id310" draw:style-name="a1445" draw:name="Graphic 2" svg:x="12.34119in" svg:y="6.47674in" svg:width="0.92077in" svg:height="0.98389in" style:rel-width="scale" style:rel-height="scale">
          <draw:image xlink:href="media/image5.svg" xlink:type="simple" xlink:show="embed" xlink:actuate="onLoad"/>
          <svg:title/>
          <svg:desc/>
        </draw:frame>
        <draw:frame draw:id="id311" draw:style-name="a1446" draw:name="Graphic 3" svg:x="9.56731in" svg:y="7.08435in" svg:width="2.7063in" svg:height="0.3282in" style:rel-width="scale" style:rel-height="scale">
          <draw:image xlink:href="media/image12.svg" xlink:type="simple" xlink:show="embed" xlink:actuate="onLoad"/>
          <svg:title/>
          <svg:desc/>
        </draw:frame>
      </draw:g>
      <presentation:notes style:page-layout-name="pageLayout2" draw:style-name="a1532">
        <draw:frame draw:id="id18" presentation:style-name="a1505" draw:name="Header Placeholder 1" svg:x="0in" svg:y="0in" svg:width="3.25in" svg:height="0.50174in" presentation:class="header" presentation:placeholder="false">
          <draw:text-box>
            <text:p text:style-name="a1504" text:class-names="" text:cond-style-name=""><text:span text:style-name="a1503" text:class-names=""/></text:p>
          </draw:text-box>
          <svg:title/>
          <svg:desc/>
        </draw:frame>
        <draw:frame draw:id="id19" presentation:style-name="a1509" draw:name="Date Placeholder 2" svg:x="4.24826in" svg:y="0in" svg:width="3.25in" svg:height="0.50174in" presentation:class="date-time" presentation:placeholder="false">
          <draw:text-box>
            <text:p text:style-name="a1508" text:class-names="" text:cond-style-name=""><text:span text:style-name="a1506" text:class-names=""><text:date text:fixed="false" style:data-style-name="a1507">9/6/2018</text:date></text:span></text:p>
          </draw:text-box>
          <svg:title/>
          <svg:desc/>
        </draw:frame>
        <draw:page-thumbnail svg:x="0.75in" svg:y="1.25in" svg:width="6in" svg:height="3.375in" presentation:class="page" draw:id="id20" presentation:style-name="a1510" draw:name="Slide Image Placeholder 3">
          <svg:title/>
          <svg:desc/>
        </draw:page-thumbnail>
        <draw:frame draw:id="id21" presentation:style-name="a1525" draw:name="Notes Placeholder 4" svg:x="0.75in" svg:y="4.8125in" svg:width="6in" svg:height="3.9375in" presentation:class="notes" presentation:placeholder="false">
          <draw:text-box>
            <text:p text:style-name="a1512" text:class-names="" text:cond-style-name=""><text:span text:style-name="a1511" text:class-names="">Edit Master text styles</text:span></text:p>
            <text:list text:style-name="a1515">
              <text:list-item>
                <text:list text:style-name="a1515">
                  <text:list-item>
                    <text:p text:style-name="a1514" text:class-names="" text:cond-style-name=""><text:span text:style-name="a1513" text:class-names="">Second level</text:span></text:p>
                  </text:list-item>
                </text:list>
              </text:list-item>
            </text:list>
            <text:list text:style-name="a1518">
              <text:list-item>
                <text:list text:style-name="a1518">
                  <text:list-item>
                    <text:list text:style-name="a1518">
                      <text:list-item>
                        <text:p text:style-name="a1517" text:class-names="" text:cond-style-name=""><text:span text:style-name="a15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21">
              <text:list-item>
                <text:list text:style-name="a1521">
                  <text:list-item>
                    <text:list text:style-name="a1521">
                      <text:list-item>
                        <text:list text:style-name="a1521">
                          <text:list-item>
                            <text:p text:style-name="a1520" text:class-names="" text:cond-style-name=""><text:span text:style-name="a15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24">
              <text:list-item>
                <text:list text:style-name="a1524">
                  <text:list-item>
                    <text:list text:style-name="a1524">
                      <text:list-item>
                        <text:list text:style-name="a1524">
                          <text:list-item>
                            <text:list text:style-name="a1524">
                              <text:list-item>
                                <text:p text:style-name="a1523" text:class-names="" text:cond-style-name=""><text:span text:style-name="a15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528" draw:name="Footer Placeholder 5" svg:x="0in" svg:y="9.49826in" svg:width="3.25in" svg:height="0.50174in" presentation:class="footer" presentation:placeholder="false">
          <draw:text-box>
            <text:p text:style-name="a1527" text:class-names="" text:cond-style-name=""><text:span text:style-name="a1526" text:class-names=""/></text:p>
          </draw:text-box>
          <svg:title/>
          <svg:desc/>
        </draw:frame>
        <draw:frame draw:id="id23" presentation:style-name="a1531" draw:name="Slide Number Placeholder 6" svg:x="4.24826in" svg:y="9.49826in" svg:width="3.25in" svg:height="0.50174in" presentation:class="page-number" presentation:placeholder="false">
          <draw:text-box>
            <text:p text:style-name="a1530" text:class-names="" text:cond-style-name=""><text:span text:style-name="a1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Blank-Light" style:page-layout-name="pageLayout1" draw:style-name="a1533">
      <draw:g draw:name="Group 2" draw:id="id327">
        <svg:title/>
        <svg:desc/>
        <draw:g draw:name="Group 17" draw:id="id331">
          <svg:title/>
          <svg:desc/>
          <draw:g draw:name="Group 25" draw:id="id333">
            <svg:title/>
            <svg:desc/>
            <draw:custom-shape svg:width="0.9328in" svg:height="0.31066in" draw:id="id340" draw:layer="Master1-bg" draw:style-name="a1566" draw:transform="translate(-0.4664in -0.15533in) rotate(-1.5708) translate(14.04827in 0.47539in)" draw:name="Rectangle 44">
              <svg:title/>
              <svg:desc/>
              <text:p text:style-name="a1563" text:class-names="" text:cond-style-name=""><text:span text:style-name="a1562" text:class-names="">Blue</text:span></text:p>
              <text:p text:style-name="a1565" text:class-names="" text:cond-style-name=""><text:span text:style-name="a1564" text:class-names="">R:0 G:120 B:2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41" draw:layer="Master1-bg" draw:style-name="a1571" draw:transform="translate(-0.4664in -0.15533in) rotate(-1.5708) translate(14.04827in 2.44099in)" draw:name="Rectangle 36">
              <svg:title/>
              <svg:desc/>
              <text:p text:style-name="a1568" text:class-names="" text:cond-style-name=""><text:span text:style-name="a1567" text:class-names="">Cyan</text:span></text:p>
              <text:p text:style-name="a1570" text:class-names="" text:cond-style-name=""><text:span text:style-name="a1569" text:class-names="">R:0 G:188 B:24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42" draw:layer="Master1-bg" draw:style-name="a1576" draw:transform="translate(-0.4664in -0.15533in) rotate(-1.5708) translate(13.68432in 0.47539in)" draw:name="Rectangle 40">
              <svg:title/>
              <svg:desc/>
              <text:p text:style-name="a1573" text:class-names="" text:cond-style-name=""><text:span text:style-name="a1572" text:class-names="">Light Gray</text:span></text:p>
              <text:p text:style-name="a1575" text:class-names="" text:cond-style-name=""><text:span text:style-name="a1574" text:class-names="">R:210 G:210 B:2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43" draw:layer="Master1-bg" draw:style-name="a1581" draw:transform="translate(-0.4664in -0.15533in) rotate(-1.5708) translate(14.04827in 1.46051in)" draw:name="Rectangle 41">
              <svg:title/>
              <svg:desc/>
              <text:p text:style-name="a1578" text:class-names="" text:cond-style-name=""><text:span text:style-name="a1577" text:class-names="">Purple</text:span></text:p>
              <text:p text:style-name="a1580" text:class-names="" text:cond-style-name=""><text:span text:style-name="a1579" text:class-names="">R:92 G:45 B:14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44" draw:layer="Master1-bg" draw:style-name="a1586" draw:transform="translate(-0.4664in -0.15533in) rotate(-1.5708) translate(13.68432in 2.43379in)" draw:name="Rectangle 42">
              <svg:title/>
              <svg:desc/>
              <text:p text:style-name="a1583" text:class-names="" text:cond-style-name=""><text:span text:style-name="a1582" text:class-names="">Dark Gray</text:span></text:p>
              <text:p text:style-name="a1585" text:class-names="" text:cond-style-name=""><text:span text:style-name="a1584" text:class-names="">R:80 G:80 B:8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45" draw:layer="Master1-bg" draw:style-name="a1591" draw:transform="translate(-0.4664in -0.15533in) rotate(-1.5708) translate(13.68432in 1.46051in)" draw:name="Rectangle 43">
              <svg:title/>
              <svg:desc/>
              <text:p text:style-name="a1588" text:class-names="" text:cond-style-name=""><text:span text:style-name="a1587" text:class-names="">Gray</text:span></text:p>
              <text:p text:style-name="a1590" text:class-names="" text:cond-style-name=""><text:span text:style-name="a1589" text:class-names="">R:115 G:115 B:11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334">
            <svg:title/>
            <svg:desc/>
            <draw:custom-shape svg:width="0.9328in" svg:height="0.31066in" draw:id="id337" draw:layer="Master1-bg" draw:style-name="a1551" draw:transform="translate(-0.4664in -0.15533in) rotate(-1.5708) translate(13.68432in 4.73685in)" draw:name="Rectangle 32">
              <svg:title/>
              <svg:desc/>
              <text:p text:style-name="a1548" text:class-names="" text:cond-style-name=""><text:span text:style-name="a1547" text:class-names="">Yellow</text:span></text:p>
              <text:p text:style-name="a1550" text:class-names="" text:cond-style-name=""><text:span text:style-name="a1549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38" draw:layer="Master1-bg" draw:style-name="a1556" draw:transform="translate(-0.4664in -0.15533in) rotate(-1.5708) translate(13.68432in 5.71733in)" draw:name="Rectangle 33">
              <svg:title/>
              <svg:desc/>
              <text:p text:style-name="a1553" text:class-names="" text:cond-style-name=""><text:span text:style-name="a1552" text:class-names="">Orange</text:span></text:p>
              <text:p text:style-name="a1555" text:class-names="" text:cond-style-name=""><text:span text:style-name="a1554" text:class-names="">R: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39" draw:layer="Master1-bg" draw:style-name="a1561" draw:transform="translate(-0.4664in -0.15533in) rotate(-1.5708) translate(14.04827in 2.44099in)" draw:name="Rectangle 34">
              <svg:title/>
              <svg:desc/>
              <text:p text:style-name="a1558" text:class-names="" text:cond-style-name=""><text:span text:style-name="a1557" text:class-names="">Teal</text:span></text:p>
              <text:p text:style-name="a1560" text:class-names="" text:cond-style-name=""><text:span text:style-name="a1559" text:class-names="">R:0 G:130 B:1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335" draw:layer="Master1-bg" draw:style-name="a1543" draw:transform="translate(-0.45246in -0.1752in) rotate(-1.5708) translate(14.37684in 0.45222in)" draw:name="TextBox 27" svg:width="0.90493in" svg:height="0.3504in">
            <draw:text-box>
              <text:p text:style-name="a1542" text:class-names="" text:cond-style-name=""><text:span text:style-name="a1541" text:class-names="">Main colors</text:span></text:p>
            </draw:text-box>
            <svg:title/>
            <svg:desc/>
          </draw:frame>
          <draw:frame draw:id="id336" draw:layer="Master1-bg" draw:style-name="a1546" draw:transform="translate(-1.41928in -0.1752in) rotate(-1.5708) translate(14.01289in 4.70957in)" draw:name="TextBox 31" svg:width="2.83856in" svg:height="0.3504in">
            <draw:text-box>
              <text:p text:style-name="a1545" text:class-names="" text:cond-style-name=""><text:span text:style-name="a1544" text:class-names="">Secondary colors (use only when necessary)</text:span></text:p>
            </draw:text-box>
            <svg:title/>
            <svg:desc/>
          </draw:frame>
        </draw:g>
        <draw:custom-shape svg:width="0.9328in" svg:height="0.31066in" draw:id="id332" draw:layer="Master1-bg" draw:style-name="a1540" draw:transform="translate(-0.4664in -0.15533in) rotate(-1.5708) translate(13.68432in 3.75413in)" draw:name="Rectangle 6">
          <svg:title/>
          <svg:desc/>
          <text:p text:style-name="a1537" text:class-names="" text:cond-style-name=""><text:span text:style-name="a1536" text:class-names="">Cyan</text:span></text:p>
          <text:p text:style-name="a1539" text:class-names="" text:cond-style-name=""><text:span text:style-name="a1538" text:class-names="">R:0 G:188 B:242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1" draw:id="id328">
        <svg:title/>
        <svg:desc/>
        <draw:frame draw:id="id329" draw:style-name="a1534" draw:name="Graphic 2" svg:x="12.34119in" svg:y="6.47674in" svg:width="0.92077in" svg:height="0.98389in" style:rel-width="scale" style:rel-height="scale">
          <draw:image xlink:href="media/image5.svg" xlink:type="simple" xlink:show="embed" xlink:actuate="onLoad"/>
          <svg:title/>
          <svg:desc/>
        </draw:frame>
        <draw:frame draw:id="id330" draw:style-name="a1535" draw:name="Graphic 3" svg:x="9.56731in" svg:y="7.08435in" svg:width="2.7063in" svg:height="0.3282in" style:rel-width="scale" style:rel-height="scale">
          <draw:image xlink:href="media/image7.svg" xlink:type="simple" xlink:show="embed" xlink:actuate="onLoad"/>
          <svg:title/>
          <svg:desc/>
        </draw:frame>
      </draw:g>
      <presentation:notes style:page-layout-name="pageLayout2" draw:style-name="a1621">
        <draw:frame draw:id="id18" presentation:style-name="a1594" draw:name="Header Placeholder 1" svg:x="0in" svg:y="0in" svg:width="3.25in" svg:height="0.50174in" presentation:class="header" presentation:placeholder="false">
          <draw:text-box>
            <text:p text:style-name="a1593" text:class-names="" text:cond-style-name=""><text:span text:style-name="a1592" text:class-names=""/></text:p>
          </draw:text-box>
          <svg:title/>
          <svg:desc/>
        </draw:frame>
        <draw:frame draw:id="id19" presentation:style-name="a1598" draw:name="Date Placeholder 2" svg:x="4.24826in" svg:y="0in" svg:width="3.25in" svg:height="0.50174in" presentation:class="date-time" presentation:placeholder="false">
          <draw:text-box>
            <text:p text:style-name="a1597" text:class-names="" text:cond-style-name=""><text:span text:style-name="a1595" text:class-names=""><text:date text:fixed="false" style:data-style-name="a1596">9/6/2018</text:date></text:span></text:p>
          </draw:text-box>
          <svg:title/>
          <svg:desc/>
        </draw:frame>
        <draw:page-thumbnail svg:x="0.75in" svg:y="1.25in" svg:width="6in" svg:height="3.375in" presentation:class="page" draw:id="id20" presentation:style-name="a1599" draw:name="Slide Image Placeholder 3">
          <svg:title/>
          <svg:desc/>
        </draw:page-thumbnail>
        <draw:frame draw:id="id21" presentation:style-name="a1614" draw:name="Notes Placeholder 4" svg:x="0.75in" svg:y="4.8125in" svg:width="6in" svg:height="3.9375in" presentation:class="notes" presentation:placeholder="false">
          <draw:text-box>
            <text:p text:style-name="a1601" text:class-names="" text:cond-style-name=""><text:span text:style-name="a1600" text:class-names="">Edit Master text styles</text:span></text:p>
            <text:list text:style-name="a1604">
              <text:list-item>
                <text:list text:style-name="a1604">
                  <text:list-item>
                    <text:p text:style-name="a1603" text:class-names="" text:cond-style-name=""><text:span text:style-name="a1602" text:class-names="">Second level</text:span></text:p>
                  </text:list-item>
                </text:list>
              </text:list-item>
            </text:list>
            <text:list text:style-name="a1607">
              <text:list-item>
                <text:list text:style-name="a1607">
                  <text:list-item>
                    <text:list text:style-name="a1607">
                      <text:list-item>
                        <text:p text:style-name="a1606" text:class-names="" text:cond-style-name=""><text:span text:style-name="a16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10">
              <text:list-item>
                <text:list text:style-name="a1610">
                  <text:list-item>
                    <text:list text:style-name="a1610">
                      <text:list-item>
                        <text:list text:style-name="a1610">
                          <text:list-item>
                            <text:p text:style-name="a1609" text:class-names="" text:cond-style-name=""><text:span text:style-name="a16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3">
              <text:list-item>
                <text:list text:style-name="a1613">
                  <text:list-item>
                    <text:list text:style-name="a1613">
                      <text:list-item>
                        <text:list text:style-name="a1613">
                          <text:list-item>
                            <text:list text:style-name="a1613">
                              <text:list-item>
                                <text:p text:style-name="a1612" text:class-names="" text:cond-style-name=""><text:span text:style-name="a16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617" draw:name="Footer Placeholder 5" svg:x="0in" svg:y="9.49826in" svg:width="3.25in" svg:height="0.50174in" presentation:class="footer" presentation:placeholder="false">
          <draw:text-box>
            <text:p text:style-name="a1616" text:class-names="" text:cond-style-name=""><text:span text:style-name="a1615" text:class-names=""/></text:p>
          </draw:text-box>
          <svg:title/>
          <svg:desc/>
        </draw:frame>
        <draw:frame draw:id="id23" presentation:style-name="a1620" draw:name="Slide Number Placeholder 6" svg:x="4.24826in" svg:y="9.49826in" svg:width="3.25in" svg:height="0.50174in" presentation:class="page-number" presentation:placeholder="false">
          <draw:text-box>
            <text:p text:style-name="a1619" text:class-names="" text:cond-style-name=""><text:span text:style-name="a1618" text:class-names=""><text:page-number style:num-format="1" text:fixed="false"/></text:span></text:p>
          </draw:text-box>
          <svg:title/>
          <svg:desc/>
        </draw:frame>
      </presentation:notes>
    </style:master-page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eth Massi</meta:initial-creator>
    <dc:creator>Beth Massi</dc:creator>
    <meta:creation-date>2018-01-09T22:22:16Z</meta:creation-date>
    <dc:date>2018-09-06T19:39:30Z</dc:date>
    <meta:template xlink:href="" xlink:type="simple"/>
    <meta:editing-cycles>2</meta:editing-cycles>
    <meta:editing-duration>PT158718S</meta:editing-duration>
    <meta:user-defined meta:name="MSIP_Label_f42aa342-8706-4288-bd11-ebb85995028c_Enabled">True</meta:user-defined>
    <meta:user-defined meta:name="MSIP_Label_f42aa342-8706-4288-bd11-ebb85995028c_SiteId">72f988bf-86f1-41af-91ab-2d7cd011db47</meta:user-defined>
    <meta:user-defined meta:name="MSIP_Label_f42aa342-8706-4288-bd11-ebb85995028c_Owner">bethma@microsoft.com</meta:user-defined>
    <meta:user-defined meta:name="MSIP_Label_f42aa342-8706-4288-bd11-ebb85995028c_SetDate">2018-01-09T22:28:27.0429869Z</meta:user-defined>
    <meta:user-defined meta:name="MSIP_Label_f42aa342-8706-4288-bd11-ebb85995028c_Name">General</meta:user-defined>
    <meta:user-defined meta:name="MSIP_Label_f42aa342-8706-4288-bd11-ebb85995028c_Application">Microsoft Azure Information Protection</meta:user-defined>
    <meta:user-defined meta:name="MSIP_Label_f42aa342-8706-4288-bd11-ebb85995028c_Extended_MSFT_Method">Automatic</meta:user-defined>
    <meta:user-defined meta:name="Sensitivity">General</meta:user-defined>
    <meta:user-defined meta:name="ContentTypeId">0x01010022F88B0CCF1BBA489747F146E6B5E06D</meta:user-defined>
    <meta:document-statistic meta:paragraph-count="11" meta:word-count="15"/>
  </office:meta>
</office:document-meta>
</file>